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1"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bfcc8"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41969b"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696c0"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6" style:family="paragraph" style:parent-style-name="Text_20_body">
      <style:paragraph-properties fo:line-height="100%"/>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8"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1" style:family="paragraph" style:parent-style-name="Text_20_body">
      <style:paragraph-properties fo:line-height="100%"/>
      <style:text-properties style:font-name="Lohit Devanagari" fo:background-color="#ffff00" style:font-name-complex="Lohit Devanagari"/>
    </style:style>
    <style:style style:name="P132" style:family="paragraph" style:parent-style-name="Text_20_body">
      <style:paragraph-properties fo:line-height="100%"/>
      <style:text-properties style:font-name="Lohit Devanagari" fo:background-color="transparent" style:font-name-complex="Lohit Devanagari"/>
    </style:style>
    <style:style style:name="P13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4" style:family="paragraph" style:parent-style-name="Footnote">
      <style:paragraph-properties fo:margin-left="0in" fo:margin-right="0in" fo:text-indent="0in" style:auto-text-indent="false"/>
    </style:style>
    <style:style style:name="P135" style:family="paragraph" style:parent-style-name="Text_20_body">
      <style:paragraph-properties fo:margin-top="0in" fo:margin-bottom="0in" style:contextual-spacing="false" fo:line-height="120%" style:writing-mode="lr-tb"/>
    </style:style>
    <style:style style:name="P136" style:family="paragraph" style:parent-style-name="Footnote">
      <style:text-properties officeooo:rsid="0029e87b" officeooo:paragraph-rsid="0029e87b"/>
    </style:style>
    <style:style style:name="P137" style:family="paragraph" style:parent-style-name="Footnote">
      <style:text-properties officeooo:rsid="003e9fd3" officeooo:paragraph-rsid="003e9fd3"/>
    </style:style>
    <style:style style:name="P138" style:family="paragraph" style:parent-style-name="Footnote">
      <style:text-properties fo:font-size="8pt" fo:font-weight="bold" style:font-size-asian="8pt" style:font-weight-asian="bold" style:font-size-complex="8pt" style:font-weight-complex="bold"/>
    </style:style>
    <style:style style:name="P139" style:family="paragraph" style:parent-style-name="Footnote">
      <style:text-properties fo:font-size="8pt" style:font-size-asian="8pt" style:font-size-complex="8pt"/>
    </style:style>
    <style:style style:name="P140" style:family="paragraph" style:parent-style-name="Standard_20_hindi_20_text">
      <style:text-properties fo:font-size="11pt" style:font-size-asian="11pt" style:font-size-complex="11pt"/>
    </style:style>
    <style:style style:name="P141" style:family="paragraph" style:parent-style-name="Standard_20_hindi_20_text">
      <style:text-properties fo:font-size="11pt" officeooo:paragraph-rsid="02c387a3" style:font-size-asian="11pt" style:font-size-complex="11pt"/>
    </style:style>
    <style:style style:name="P142" style:family="paragraph" style:parent-style-name="Standard_20_hindi_20_text">
      <style:paragraph-properties fo:text-align="center" style:justify-single-word="false"/>
    </style:style>
    <style:style style:name="P143" style:family="paragraph" style:parent-style-name="Heading_20_3">
      <style:paragraph-properties fo:break-before="page"/>
    </style:style>
    <style:style style:name="P144" style:family="paragraph" style:parent-style-name="Standard_20_hindi_20_text">
      <style:text-properties officeooo:paragraph-rsid="03335c18"/>
    </style:style>
    <style:style style:name="P145" style:family="paragraph" style:parent-style-name="Heading_20_3">
      <style:text-properties fo:color="#980000" loext:opacity="100%" fo:font-weight="normal" style:font-weight-asian="normal" style:font-size-complex="14pt" style:font-style-complex="normal" style:font-weight-complex="normal"/>
    </style:style>
    <style:style style:name="P146" style:family="paragraph" style:parent-style-name="Standard_20_hindi_20_text">
      <style:text-properties fo:background-color="transparent"/>
    </style:style>
    <style:style style:name="P147" style:family="paragraph" style:parent-style-name="Shloka_20_number_20_heading">
      <style:text-properties fo:background-color="transparent"/>
    </style:style>
    <style:style style:name="P148" style:family="paragraph" style:parent-style-name="Standard_20_hindi_20_text">
      <style:text-properties officeooo:paragraph-rsid="03857b77"/>
    </style:style>
    <style:style style:name="P149" style:family="paragraph" style:parent-style-name="Standard_20_hindi_20_text">
      <style:text-properties officeooo:paragraph-rsid="03a5ad1e"/>
    </style:style>
    <style:style style:name="P150" style:family="paragraph" style:parent-style-name="Standard_20_hindi_20_text">
      <style:text-properties officeooo:paragraph-rsid="03d34d75"/>
    </style:style>
    <style:style style:name="P151" style:family="paragraph" style:parent-style-name="Standard_20_hindi_20_text">
      <style:text-properties officeooo:paragraph-rsid="03e53520"/>
    </style:style>
    <style:style style:name="P152" style:family="paragraph" style:parent-style-name="Standard_20_hindi_20_text">
      <style:text-properties officeooo:paragraph-rsid="044b91b2"/>
    </style:style>
    <style:style style:name="P153" style:family="paragraph" style:parent-style-name="Standard_20_hindi_20_text">
      <style:text-properties fo:font-weight="bold" style:font-weight-asian="bold" style:font-weight-complex="bold"/>
    </style:style>
    <style:style style:name="P154" style:family="paragraph" style:parent-style-name="Standard_20_hindi_20_text">
      <style:text-properties officeooo:paragraph-rsid="047a9210"/>
    </style:style>
    <style:style style:name="P155" style:family="paragraph" style:parent-style-name="Shloka_20_number_20_heading">
      <style:text-properties officeooo:paragraph-rsid="005d7a1a"/>
    </style:style>
    <style:style style:name="P156" style:family="paragraph" style:parent-style-name="Standard_20_hindi_20_text">
      <style:paragraph-properties style:writing-mode="lr-tb"/>
    </style:style>
    <style:style style:name="P157" style:family="paragraph" style:parent-style-name="Subsection_20_within_20_shloka">
      <style:text-properties officeooo:paragraph-rsid="03d34d75"/>
    </style:style>
    <style:style style:name="P1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41969b" style:text-blinking="false" fo:background-color="transparent" style:font-style-asian="normal" style:font-weight-asian="normal" style:font-name-complex="Lohit Devanagari" style:font-size-complex="11pt" style:font-style-complex="normal" style:font-weight-complex="normal"/>
    </style:style>
    <style:style style:name="P1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1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1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55e0f17" style:text-blinking="false" fo:background-color="transparent" style:font-name-complex="Lohit Devanagari" style:font-weight-complex="normal"/>
    </style:style>
    <style:style style:name="P1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1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572b32c" style:text-blinking="false" fo:background-color="transparent" style:font-name-complex="Lohit Devanagari" style:font-weight-complex="normal"/>
    </style:style>
    <style:style style:name="P1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5542eb5" style:text-blinking="false" fo:background-color="transparent"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6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389" style:family="text">
      <style:text-properties fo:font-variant="normal" fo:text-transform="none" fo:color="#000000" loext:opacity="100%" style:text-line-through-style="none" style:text-line-through-type="none" style:font-name="Lohit Devanagari" fo:font-size="11pt" fo:font-style="normal" style:text-underline-style="none" fo:font-weight="bold" officeooo:rsid="059abfa5" style:text-blinking="false" fo:background-color="transparent" loext:char-shading-value="0" style:font-style-asian="normal" style:font-weight-asian="bold" style:font-name-complex="Lohit Devanagari" style:font-size-complex="11pt" style:font-style-complex="normal" style:font-weight-complex="bold"/>
    </style:style>
    <style:style style:name="T39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393"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39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395"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396"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397"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398"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39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00"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0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06"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12"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13"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1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1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1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1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18"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19"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20"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21"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22"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23"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24"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28" style:family="text">
      <style:text-properties fo:font-weight="bold" style:font-weight-asian="bold" style:font-weight-complex="bold"/>
    </style:style>
    <style:style style:name="T429" style:family="text">
      <style:text-properties fo:font-weight="bold" officeooo:rsid="00173add" style:font-weight-asian="bold" style:font-weight-complex="bold"/>
    </style:style>
    <style:style style:name="T430" style:family="text">
      <style:text-properties fo:font-weight="bold" officeooo:rsid="00316ac2" style:font-weight-asian="bold" style:font-weight-complex="bold"/>
    </style:style>
    <style:style style:name="T431" style:family="text">
      <style:text-properties fo:font-weight="bold" officeooo:rsid="004d74aa" style:font-weight-asian="bold" style:font-weight-complex="bold"/>
    </style:style>
    <style:style style:name="T432" style:family="text">
      <style:text-properties fo:font-weight="bold" officeooo:rsid="00517ce6" style:font-weight-asian="bold" style:font-weight-complex="bold"/>
    </style:style>
    <style:style style:name="T433" style:family="text">
      <style:text-properties fo:font-weight="bold" officeooo:rsid="005c431b" style:font-weight-asian="bold" style:font-weight-complex="bold"/>
    </style:style>
    <style:style style:name="T434" style:family="text">
      <style:text-properties fo:font-weight="bold" officeooo:rsid="04ca59ce" style:font-weight-asian="bold" style:font-weight-complex="bold"/>
    </style:style>
    <style:style style:name="T435" style:family="text">
      <style:text-properties fo:font-weight="bold" officeooo:rsid="04e35a74" style:font-weight-asian="bold" style:font-weight-complex="bold"/>
    </style:style>
    <style:style style:name="T436" style:family="text">
      <style:text-properties fo:font-weight="bold" style:font-style-asian="normal" style:font-weight-asian="bold" style:font-size-complex="11pt" style:font-style-complex="normal" style:font-weight-complex="bold"/>
    </style:style>
    <style:style style:name="T437" style:family="text">
      <style:text-properties officeooo:rsid="0015461a"/>
    </style:style>
    <style:style style:name="T438" style:family="text">
      <style:text-properties officeooo:rsid="0015acb5"/>
    </style:style>
    <style:style style:name="T439" style:family="text">
      <style:text-properties officeooo:rsid="00168139"/>
    </style:style>
    <style:style style:name="T440" style:family="text">
      <style:text-properties officeooo:rsid="00173add"/>
    </style:style>
    <style:style style:name="T441" style:family="text">
      <style:text-properties fo:font-style="italic" fo:font-weight="bold" style:font-style-asian="italic" style:font-weight-asian="bold" style:font-style-complex="italic" style:font-weight-complex="bold"/>
    </style:style>
    <style:style style:name="T442" style:family="text">
      <style:text-properties fo:font-style="italic" fo:font-weight="bold" officeooo:rsid="00173add" style:font-style-asian="italic" style:font-weight-asian="bold" style:font-style-complex="italic" style:font-weight-complex="bold"/>
    </style:style>
    <style:style style:name="T443" style:family="text">
      <style:text-properties fo:font-style="italic" fo:font-weight="bold" officeooo:rsid="0017745a" style:font-style-asian="italic" style:font-weight-asian="bold" style:font-style-complex="italic" style:font-weight-complex="bold"/>
    </style:style>
    <style:style style:name="T444" style:family="text">
      <style:text-properties fo:font-style="italic" fo:font-weight="bold" officeooo:rsid="001c700e" style:font-style-asian="italic" style:font-weight-asian="bold" style:font-style-complex="italic" style:font-weight-complex="bold"/>
    </style:style>
    <style:style style:name="T445" style:family="text">
      <style:text-properties fo:font-style="italic" fo:font-weight="bold" officeooo:rsid="0025264d" style:font-style-asian="italic" style:font-weight-asian="bold" style:font-style-complex="italic" style:font-weight-complex="bold"/>
    </style:style>
    <style:style style:name="T446" style:family="text">
      <style:text-properties fo:font-style="italic" fo:font-weight="bold" officeooo:rsid="0029e87b" style:font-style-asian="italic" style:font-weight-asian="bold" style:font-style-complex="italic" style:font-weight-complex="bold"/>
    </style:style>
    <style:style style:name="T447" style:family="text">
      <style:text-properties fo:font-style="italic" fo:font-weight="bold" officeooo:rsid="004151d0" style:font-style-asian="italic" style:font-weight-asian="bold" style:font-style-complex="italic" style:font-weight-complex="bold"/>
    </style:style>
    <style:style style:name="T448" style:family="text">
      <style:text-properties fo:font-style="italic" fo:font-weight="bold" officeooo:rsid="0046043e" style:font-style-asian="italic" style:font-weight-asian="bold" style:font-style-complex="italic" style:font-weight-complex="bold"/>
    </style:style>
    <style:style style:name="T449" style:family="text">
      <style:text-properties fo:font-style="italic" fo:font-weight="bold" officeooo:rsid="004d74aa" style:font-style-asian="italic" style:font-weight-asian="bold" style:font-style-complex="italic" style:font-weight-complex="bold"/>
    </style:style>
    <style:style style:name="T450" style:family="text">
      <style:text-properties fo:font-style="italic" fo:font-weight="bold" officeooo:rsid="004f4520" style:font-style-asian="italic" style:font-weight-asian="bold" style:font-style-complex="italic" style:font-weight-complex="bold"/>
    </style:style>
    <style:style style:name="T451" style:family="text">
      <style:text-properties fo:font-style="italic" fo:font-weight="bold" officeooo:rsid="0057f9ed" style:font-style-asian="italic" style:font-weight-asian="bold" style:font-style-complex="italic" style:font-weight-complex="bold"/>
    </style:style>
    <style:style style:name="T452" style:family="text">
      <style:text-properties fo:font-style="italic" fo:font-weight="bold" officeooo:rsid="005b00c9" style:font-style-asian="italic" style:font-weight-asian="bold" style:font-style-complex="italic" style:font-weight-complex="bold"/>
    </style:style>
    <style:style style:name="T453" style:family="text">
      <style:text-properties fo:font-style="italic" fo:font-weight="bold" officeooo:rsid="005c431b" style:font-style-asian="italic" style:font-weight-asian="bold" style:font-style-complex="italic" style:font-weight-complex="bold"/>
    </style:style>
    <style:style style:name="T454" style:family="text">
      <style:text-properties fo:font-style="italic" fo:font-weight="bold" officeooo:rsid="005d7a1a" style:font-style-asian="italic" style:font-weight-asian="bold" style:font-style-complex="italic" style:font-weight-complex="bold"/>
    </style:style>
    <style:style style:name="T455" style:family="text">
      <style:text-properties fo:font-style="italic" fo:font-weight="bold" officeooo:rsid="04bb13e4" style:font-style-asian="italic" style:font-weight-asian="bold" style:font-style-complex="italic" style:font-weight-complex="bold"/>
    </style:style>
    <style:style style:name="T456" style:family="text">
      <style:text-properties fo:font-style="italic" fo:font-weight="bold" style:font-style-asian="italic" style:font-weight-asian="bold" style:font-size-complex="11pt" style:font-style-complex="italic" style:font-weight-complex="bold"/>
    </style:style>
    <style:style style:name="T457" style:family="text">
      <style:text-properties fo:font-style="italic" fo:font-weight="bold" officeooo:rsid="002c6603" style:font-style-asian="italic" style:font-weight-asian="bold" style:font-size-complex="11pt" style:font-style-complex="italic" style:font-weight-complex="bold"/>
    </style:style>
    <style:style style:name="T458" style:family="text">
      <style:text-properties fo:font-style="italic" fo:font-weight="bold" officeooo:rsid="002ef86c" style:font-style-asian="italic" style:font-weight-asian="bold" style:font-size-complex="11pt" style:font-style-complex="italic" style:font-weight-complex="bold"/>
    </style:style>
    <style:style style:name="T459" style:family="text">
      <style:text-properties fo:font-style="italic" fo:font-weight="bold" style:font-style-asian="italic" style:font-weight-asian="bold" style:font-size-complex="11pt" style:font-style-complex="italic" style:font-weight-complex="bold"/>
    </style:style>
    <style:style style:name="T460" style:family="text">
      <style:text-properties fo:font-style="italic" fo:font-weight="bold" officeooo:rsid="05902406" style:font-style-asian="italic" style:font-weight-asian="bold" style:font-size-complex="11pt" style:font-style-complex="italic" style:font-weight-complex="bold"/>
    </style:style>
    <style:style style:name="T461" style:family="text">
      <style:text-properties fo:font-style="italic" fo:font-weight="bold" style:font-style-asian="italic" style:font-weight-asian="bold" style:font-size-complex="11pt" style:font-style-complex="normal" style:font-weight-complex="bold"/>
    </style:style>
    <style:style style:name="T462" style:family="text">
      <style:text-properties fo:font-style="italic" fo:font-weight="bold" style:font-size-asian="12pt" style:font-style-asian="italic" style:font-weight-asian="bold" style:font-style-complex="italic" style:font-weight-complex="bold"/>
    </style:style>
    <style:style style:name="T463" style:family="text">
      <style:text-properties fo:font-style="italic" style:font-style-asian="italic" style:font-style-complex="italic"/>
    </style:style>
    <style:style style:name="T464" style:family="text">
      <style:text-properties fo:font-style="italic" officeooo:rsid="0017745a" style:font-style-asian="italic" style:font-style-complex="italic"/>
    </style:style>
    <style:style style:name="T465" style:family="text">
      <style:text-properties fo:font-style="italic" officeooo:rsid="003e9fd3" style:font-style-asian="italic" style:font-style-complex="italic"/>
    </style:style>
    <style:style style:name="T466" style:family="text">
      <style:text-properties fo:font-style="italic" officeooo:rsid="004151d0" style:font-style-asian="italic" style:font-style-complex="italic"/>
    </style:style>
    <style:style style:name="T467" style:family="text">
      <style:text-properties fo:font-style="italic" officeooo:rsid="0046043e" style:font-style-asian="italic" style:font-style-complex="italic"/>
    </style:style>
    <style:style style:name="T468" style:family="text">
      <style:text-properties fo:font-style="italic" officeooo:rsid="004d74aa" style:font-style-asian="italic" style:font-style-complex="italic"/>
    </style:style>
    <style:style style:name="T469" style:family="text">
      <style:text-properties fo:font-style="italic" officeooo:rsid="00517ce6" style:font-style-asian="italic" style:font-style-complex="italic"/>
    </style:style>
    <style:style style:name="T470" style:family="text">
      <style:text-properties fo:font-style="italic" officeooo:rsid="005794ec" style:font-style-asian="italic" style:font-style-complex="italic"/>
    </style:style>
    <style:style style:name="T471" style:family="text">
      <style:text-properties fo:font-style="italic" officeooo:rsid="005b00c9" style:font-style-asian="italic" style:font-style-complex="italic"/>
    </style:style>
    <style:style style:name="T472" style:family="text">
      <style:text-properties fo:font-style="italic" officeooo:rsid="005c431b" style:font-style-asian="italic" style:font-style-complex="italic"/>
    </style:style>
    <style:style style:name="T473" style:family="text">
      <style:text-properties fo:font-style="italic" officeooo:rsid="005d7a1a" style:font-style-asian="italic" style:font-style-complex="italic"/>
    </style:style>
    <style:style style:name="T474" style:family="text">
      <style:text-properties fo:font-style="italic" style:font-style-asian="italic" style:font-style-complex="italic" style:font-weight-complex="normal"/>
    </style:style>
    <style:style style:name="T475" style:family="text">
      <style:text-properties fo:font-style="italic" style:font-style-asian="italic" style:font-size-complex="11pt" style:font-style-complex="italic" style:font-weight-complex="normal"/>
    </style:style>
    <style:style style:name="T476" style:family="text">
      <style:text-properties fo:font-style="italic" officeooo:rsid="002911ac" style:font-style-asian="italic" style:font-size-complex="11pt" style:font-style-complex="italic" style:font-weight-complex="normal"/>
    </style:style>
    <style:style style:name="T477" style:family="text">
      <style:text-properties fo:font-style="italic" officeooo:rsid="0029b675" style:font-style-asian="italic" style:font-size-complex="11pt" style:font-style-complex="italic" style:font-weight-complex="normal"/>
    </style:style>
    <style:style style:name="T478" style:family="text">
      <style:text-properties fo:font-style="italic" style:font-style-asian="italic" style:font-weight-asian="normal" style:font-size-complex="11pt" style:font-style-complex="italic"/>
    </style:style>
    <style:style style:name="T479" style:family="text">
      <style:text-properties fo:font-style="italic" officeooo:rsid="002c6603" style:font-style-asian="italic" style:font-weight-asian="normal" style:font-size-complex="11pt" style:font-style-complex="italic"/>
    </style:style>
    <style:style style:name="T480" style:family="text">
      <style:text-properties fo:font-style="italic" officeooo:rsid="002ef86c" style:font-style-asian="italic" style:font-weight-asian="normal" style:font-size-complex="11pt" style:font-style-complex="italic"/>
    </style:style>
    <style:style style:name="T481" style:family="text">
      <style:text-properties fo:font-style="italic" officeooo:rsid="0542b453" style:font-style-asian="italic" style:font-weight-asian="normal" style:font-size-complex="11pt" style:font-style-complex="italic"/>
    </style:style>
    <style:style style:name="T482" style:family="text">
      <style:text-properties fo:font-style="italic" officeooo:rsid="053696c0" style:font-style-asian="italic" style:font-weight-asian="normal" style:font-size-complex="11pt" style:font-style-complex="normal"/>
    </style:style>
    <style:style style:name="T483" style:family="text">
      <style:text-properties fo:font-style="italic" style:font-style-asian="normal" style:font-weight-asian="normal" style:font-size-complex="11pt" style:font-style-complex="normal"/>
    </style:style>
    <style:style style:name="T484" style:family="text">
      <style:text-properties fo:font-style="italic" officeooo:rsid="002c6603" style:font-style-asian="normal" style:font-weight-asian="normal" style:font-size-complex="11pt" style:font-style-complex="normal"/>
    </style:style>
    <style:style style:name="T485" style:family="text">
      <style:text-properties fo:font-style="italic" officeooo:rsid="002ef86c" style:font-style-asian="normal" style:font-weight-asian="normal" style:font-size-complex="11pt" style:font-style-complex="normal"/>
    </style:style>
    <style:style style:name="T486" style:family="text">
      <style:text-properties fo:font-style="italic" officeooo:rsid="0596e3ab" style:font-style-asian="normal" style:font-weight-asian="normal" style:font-size-complex="11pt" style:font-style-complex="normal"/>
    </style:style>
    <style:style style:name="T487" style:family="text">
      <style:text-properties fo:font-style="italic" officeooo:rsid="059786d9" style:font-style-asian="normal" style:font-weight-asian="normal" style:font-size-complex="11pt" style:font-style-complex="normal"/>
    </style:style>
    <style:style style:name="T488" style:family="text">
      <style:text-properties fo:font-style="italic" officeooo:rsid="05a25c59" style:font-style-asian="normal" style:font-weight-asian="normal" style:font-size-complex="11pt" style:font-style-complex="normal"/>
    </style:style>
    <style:style style:name="T489" style:family="text">
      <style:text-properties fo:font-style="italic" officeooo:rsid="05a4ee59" style:font-style-asian="normal" style:font-weight-asian="normal" style:font-size-complex="11pt" style:font-style-complex="normal"/>
    </style:style>
    <style:style style:name="T490" style:family="text">
      <style:text-properties fo:font-style="italic" fo:font-weight="normal" style:font-style-asian="italic" style:font-style-complex="italic"/>
    </style:style>
    <style:style style:name="T491" style:family="text">
      <style:text-properties fo:font-style="italic" officeooo:rsid="002c6603" fo:background-color="#ffff00" loext:char-shading-value="0" style:font-style-asian="normal" style:font-weight-asian="normal" style:font-size-complex="11pt" style:font-style-complex="normal"/>
    </style:style>
    <style:style style:name="T492" style:family="text">
      <style:text-properties fo:font-style="italic" officeooo:rsid="002c6603" fo:background-color="#ffff00" loext:char-shading-value="0" style:font-style-asian="normal" style:font-weight-asian="normal" style:font-size-complex="11pt" style:font-style-complex="normal"/>
    </style:style>
    <style:style style:name="T493" style:family="text">
      <style:text-properties fo:font-style="italic" officeooo:rsid="002ef86c" fo:background-color="#ffff00" loext:char-shading-value="0" style:font-style-asian="normal" style:font-weight-asian="normal" style:font-size-complex="11pt" style:font-style-complex="normal"/>
    </style:style>
    <style:style style:name="T494" style:family="text">
      <style:text-properties fo:font-style="italic" officeooo:rsid="002ef86c" fo:background-color="#ffff00" loext:char-shading-value="0" style:font-style-asian="normal" style:font-weight-asian="normal" style:font-size-complex="11pt" style:font-style-complex="normal"/>
    </style:style>
    <style:style style:name="T495" style:family="text">
      <style:text-properties fo:font-style="italic" officeooo:rsid="002c6603" fo:background-color="#ffff00" loext:char-shading-value="0" style:font-style-asian="italic" style:font-weight-asian="normal" style:font-size-complex="11pt" style:font-style-complex="italic"/>
    </style:style>
    <style:style style:name="T496" style:family="text">
      <style:text-properties fo:font-style="italic" officeooo:rsid="002c6603" fo:background-color="#ffff00" loext:char-shading-value="0" style:font-style-asian="italic" style:font-weight-asian="normal" style:font-size-complex="11pt" style:font-style-complex="italic"/>
    </style:style>
    <style:style style:name="T497" style:family="text">
      <style:text-properties fo:font-style="normal"/>
    </style:style>
    <style:style style:name="T498" style:family="text">
      <style:text-properties fo:font-style="normal" style:font-style-asian="normal"/>
    </style:style>
    <style:style style:name="T499" style:family="text">
      <style:text-properties fo:font-style="normal" officeooo:rsid="002c6603" style:font-style-asian="normal" style:font-weight-asian="normal" style:font-size-complex="11pt" style:font-style-complex="normal"/>
    </style:style>
    <style:style style:name="T500" style:family="text">
      <style:text-properties fo:font-style="normal" officeooo:rsid="0596e3ab" style:font-style-asian="normal" style:font-weight-asian="normal" style:font-size-complex="11pt" style:font-style-complex="normal"/>
    </style:style>
    <style:style style:name="T501" style:family="text">
      <style:text-properties fo:font-style="normal" officeooo:rsid="059abfa5" style:font-style-asian="normal" style:font-weight-asian="normal" style:font-size-complex="11pt" style:font-style-complex="normal"/>
    </style:style>
    <style:style style:name="T502" style:family="text">
      <style:text-properties fo:font-style="normal" officeooo:rsid="05a10c48" style:font-style-asian="normal" style:font-weight-asian="normal" style:font-size-complex="11pt" style:font-style-complex="normal"/>
    </style:style>
    <style:style style:name="T503" style:family="text">
      <style:text-properties fo:font-style="normal" fo:font-weight="normal"/>
    </style:style>
    <style:style style:name="T504" style:family="text">
      <style:text-properties fo:font-style="normal" fo:font-weight="normal" style:font-weight-asian="normal" style:font-weight-complex="normal"/>
    </style:style>
    <style:style style:name="T505" style:family="text">
      <style:text-properties officeooo:rsid="0017745a"/>
    </style:style>
    <style:style style:name="T506" style:family="text">
      <style:text-properties style:font-size-complex="11pt" style:font-style-complex="normal"/>
    </style:style>
    <style:style style:name="T507" style:family="text">
      <style:text-properties style:font-size-complex="11pt" style:font-style-complex="normal" style:font-weight-complex="normal"/>
    </style:style>
    <style:style style:name="T508" style:family="text">
      <style:text-properties officeooo:rsid="00221a9f" style:font-size-complex="11pt" style:font-style-complex="normal" style:font-weight-complex="normal"/>
    </style:style>
    <style:style style:name="T509" style:family="text">
      <style:text-properties officeooo:rsid="0025264d" style:font-size-complex="11pt" style:font-style-complex="normal" style:font-weight-complex="normal"/>
    </style:style>
    <style:style style:name="T510" style:family="text">
      <style:text-properties officeooo:rsid="00278e7e" style:font-size-complex="11pt" style:font-style-complex="normal" style:font-weight-complex="normal"/>
    </style:style>
    <style:style style:name="T511" style:family="text">
      <style:text-properties officeooo:rsid="00264861" style:font-size-complex="11pt" style:font-style-complex="normal" style:font-weight-complex="normal"/>
    </style:style>
    <style:style style:name="T512" style:family="text">
      <style:text-properties officeooo:rsid="002911ac" style:font-size-complex="11pt" style:font-style-complex="normal" style:font-weight-complex="normal"/>
    </style:style>
    <style:style style:name="T513" style:family="text">
      <style:text-properties officeooo:rsid="0029b675" style:font-size-complex="11pt" style:font-style-complex="normal" style:font-weight-complex="normal"/>
    </style:style>
    <style:style style:name="T514" style:family="text">
      <style:text-properties officeooo:rsid="0029e87b" style:font-size-complex="11pt" style:font-style-complex="normal" style:font-weight-complex="normal"/>
    </style:style>
    <style:style style:name="T515" style:family="text">
      <style:text-properties officeooo:rsid="005d7a1a" style:font-size-complex="11pt" style:font-style-complex="normal" style:font-weight-complex="normal"/>
    </style:style>
    <style:style style:name="T516" style:family="text">
      <style:text-properties officeooo:rsid="005f5879" style:font-size-complex="11pt" style:font-style-complex="normal" style:font-weight-complex="normal"/>
    </style:style>
    <style:style style:name="T517" style:family="text">
      <style:text-properties officeooo:rsid="006028f2" style:font-size-complex="11pt" style:font-style-complex="normal" style:font-weight-complex="normal"/>
    </style:style>
    <style:style style:name="T518" style:family="text">
      <style:text-properties officeooo:rsid="0061faf0" style:font-size-complex="11pt" style:font-style-complex="normal" style:font-weight-complex="normal"/>
    </style:style>
    <style:style style:name="T519" style:family="text">
      <style:text-properties officeooo:rsid="00636801" style:font-size-complex="11pt" style:font-style-complex="normal" style:font-weight-complex="normal"/>
    </style:style>
    <style:style style:name="T520" style:family="text">
      <style:text-properties officeooo:rsid="00638fa6" style:font-size-complex="11pt" style:font-style-complex="normal" style:font-weight-complex="normal"/>
    </style:style>
    <style:style style:name="T521" style:family="text">
      <style:text-properties officeooo:rsid="00f08026" style:font-size-complex="11pt" style:font-style-complex="normal" style:font-weight-complex="normal"/>
    </style:style>
    <style:style style:name="T522" style:family="text">
      <style:text-properties officeooo:rsid="015992fb" style:font-size-complex="11pt" style:font-style-complex="normal" style:font-weight-complex="normal"/>
    </style:style>
    <style:style style:name="T523" style:family="text">
      <style:text-properties officeooo:rsid="0159aafd" style:font-size-complex="11pt" style:font-style-complex="normal" style:font-weight-complex="normal"/>
    </style:style>
    <style:style style:name="T524" style:family="text">
      <style:text-properties officeooo:rsid="015e34b9" style:font-size-complex="11pt" style:font-style-complex="normal" style:font-weight-complex="normal"/>
    </style:style>
    <style:style style:name="T525" style:family="text">
      <style:text-properties officeooo:rsid="019d4d87" style:font-size-complex="11pt" style:font-style-complex="normal" style:font-weight-complex="normal"/>
    </style:style>
    <style:style style:name="T526" style:family="text">
      <style:text-properties officeooo:rsid="01c5a8f6" style:font-size-complex="11pt" style:font-style-complex="normal" style:font-weight-complex="normal"/>
    </style:style>
    <style:style style:name="T527" style:family="text">
      <style:text-properties officeooo:rsid="01c64cbd" style:font-size-complex="11pt" style:font-style-complex="normal" style:font-weight-complex="normal"/>
    </style:style>
    <style:style style:name="T528" style:family="text">
      <style:text-properties officeooo:rsid="01c8979e" style:font-size-complex="11pt" style:font-style-complex="normal" style:font-weight-complex="normal"/>
    </style:style>
    <style:style style:name="T529" style:family="text">
      <style:text-properties officeooo:rsid="01c932cf" style:font-size-complex="11pt" style:font-style-complex="normal" style:font-weight-complex="normal"/>
    </style:style>
    <style:style style:name="T530" style:family="text">
      <style:text-properties officeooo:rsid="01ca5bcc" style:font-size-complex="11pt" style:font-style-complex="normal" style:font-weight-complex="normal"/>
    </style:style>
    <style:style style:name="T531" style:family="text">
      <style:text-properties officeooo:rsid="01d1489b" style:font-size-complex="11pt" style:font-style-complex="normal" style:font-weight-complex="normal"/>
    </style:style>
    <style:style style:name="T532" style:family="text">
      <style:text-properties officeooo:rsid="01d2beda" style:font-size-complex="11pt" style:font-style-complex="normal" style:font-weight-complex="normal"/>
    </style:style>
    <style:style style:name="T533" style:family="text">
      <style:text-properties officeooo:rsid="022538fa" style:font-size-complex="11pt" style:font-style-complex="normal" style:font-weight-complex="normal"/>
    </style:style>
    <style:style style:name="T534" style:family="text">
      <style:text-properties officeooo:rsid="0317450b" style:font-size-complex="11pt" style:font-style-complex="normal" style:font-weight-complex="normal"/>
    </style:style>
    <style:style style:name="T535" style:family="text">
      <style:text-properties officeooo:rsid="031a95cc" style:font-size-complex="11pt" style:font-style-complex="normal" style:font-weight-complex="normal"/>
    </style:style>
    <style:style style:name="T536" style:family="text">
      <style:text-properties officeooo:rsid="031e1331" style:font-size-complex="11pt" style:font-style-complex="normal" style:font-weight-complex="normal"/>
    </style:style>
    <style:style style:name="T537" style:family="text">
      <style:text-properties officeooo:rsid="033d4aa1" style:font-size-complex="11pt" style:font-style-complex="normal" style:font-weight-complex="normal"/>
    </style:style>
    <style:style style:name="T538" style:family="text">
      <style:text-properties officeooo:rsid="0347bdcd" style:font-size-complex="11pt" style:font-style-complex="normal" style:font-weight-complex="normal"/>
    </style:style>
    <style:style style:name="T539" style:family="text">
      <style:text-properties officeooo:rsid="037bc1e6" style:font-size-complex="11pt" style:font-style-complex="normal" style:font-weight-complex="normal"/>
    </style:style>
    <style:style style:name="T540" style:family="text">
      <style:text-properties officeooo:rsid="03a1b6ae" style:font-size-complex="11pt" style:font-style-complex="normal" style:font-weight-complex="normal"/>
    </style:style>
    <style:style style:name="T541" style:family="text">
      <style:text-properties officeooo:rsid="040a3794" style:font-size-complex="11pt" style:font-style-complex="normal" style:font-weight-complex="normal"/>
    </style:style>
    <style:style style:name="T542" style:family="text">
      <style:text-properties officeooo:rsid="040ca7ae" style:font-size-complex="11pt" style:font-style-complex="normal" style:font-weight-complex="normal"/>
    </style:style>
    <style:style style:name="T543" style:family="text">
      <style:text-properties officeooo:rsid="040e5312" style:font-size-complex="11pt" style:font-style-complex="normal" style:font-weight-complex="normal"/>
    </style:style>
    <style:style style:name="T544" style:family="text">
      <style:text-properties officeooo:rsid="04108f20" style:font-size-complex="11pt" style:font-style-complex="normal" style:font-weight-complex="normal"/>
    </style:style>
    <style:style style:name="T545" style:family="text">
      <style:text-properties officeooo:rsid="041318aa" style:font-size-complex="11pt" style:font-style-complex="normal" style:font-weight-complex="normal"/>
    </style:style>
    <style:style style:name="T546" style:family="text">
      <style:text-properties officeooo:rsid="0415ac86" style:font-size-complex="11pt" style:font-style-complex="normal" style:font-weight-complex="normal"/>
    </style:style>
    <style:style style:name="T547" style:family="text">
      <style:text-properties officeooo:rsid="04f5543e" style:font-size-complex="11pt" style:font-style-complex="normal" style:font-weight-complex="normal"/>
    </style:style>
    <style:style style:name="T548" style:family="text">
      <style:text-properties officeooo:rsid="04f6c8b8" style:font-size-complex="11pt" style:font-style-complex="normal" style:font-weight-complex="normal"/>
    </style:style>
    <style:style style:name="T549" style:family="text">
      <style:text-properties officeooo:rsid="04fae908" style:font-size-complex="11pt" style:font-style-complex="normal" style:font-weight-complex="normal"/>
    </style:style>
    <style:style style:name="T550" style:family="text">
      <style:text-properties officeooo:rsid="04fbf4e9" style:font-size-complex="11pt" style:font-style-complex="normal" style:font-weight-complex="normal"/>
    </style:style>
    <style:style style:name="T551" style:family="text">
      <style:text-properties officeooo:rsid="05012ddd" style:font-size-complex="11pt" style:font-style-complex="normal" style:font-weight-complex="normal"/>
    </style:style>
    <style:style style:name="T552" style:family="text">
      <style:text-properties officeooo:rsid="0502d040" style:font-size-complex="11pt" style:font-style-complex="normal" style:font-weight-complex="normal"/>
    </style:style>
    <style:style style:name="T553" style:family="text">
      <style:text-properties officeooo:rsid="05542eb5" style:font-size-complex="11pt" style:font-style-complex="normal" style:font-weight-complex="normal"/>
    </style:style>
    <style:style style:name="T554" style:family="text">
      <style:text-properties style:font-size-complex="11pt" style:font-style-complex="normal" style:font-weight-complex="bold"/>
    </style:style>
    <style:style style:name="T555" style:family="text">
      <style:text-properties officeooo:rsid="001e0b05" style:font-size-complex="11pt" style:font-style-complex="normal"/>
    </style:style>
    <style:style style:name="T556" style:family="text">
      <style:text-properties officeooo:rsid="04bb7fd1" style:font-size-complex="11pt" style:font-style-complex="normal"/>
    </style:style>
    <style:style style:name="T557" style:family="text">
      <style:text-properties officeooo:rsid="04c18817" style:font-size-complex="11pt" style:font-style-complex="normal"/>
    </style:style>
    <style:style style:name="T558" style:family="text">
      <style:text-properties officeooo:rsid="04c28d22" style:font-size-complex="11pt" style:font-style-complex="normal"/>
    </style:style>
    <style:style style:name="T559" style:family="text">
      <style:text-properties officeooo:rsid="053696c0" style:font-size-complex="11pt" style:font-style-complex="normal"/>
    </style:style>
    <style:style style:name="T560" style:family="text">
      <style:text-properties style:font-size-complex="11pt" style:font-style-complex="italic" style:font-weight-complex="normal"/>
    </style:style>
    <style:style style:name="T561" style:family="text">
      <style:text-properties officeooo:rsid="006028f2" style:font-size-complex="11pt" style:font-style-complex="italic" style:font-weight-complex="normal"/>
    </style:style>
    <style:style style:name="T562" style:family="text">
      <style:text-properties officeooo:rsid="0061faf0" style:font-size-complex="11pt" style:font-style-complex="italic" style:font-weight-complex="normal"/>
    </style:style>
    <style:style style:name="T563" style:family="text">
      <style:text-properties officeooo:rsid="00f12c85" style:font-size-complex="11pt" style:font-style-complex="italic" style:font-weight-complex="normal"/>
    </style:style>
    <style:style style:name="T564" style:family="text">
      <style:text-properties officeooo:rsid="010c121c" style:font-size-complex="11pt" style:font-style-complex="italic" style:font-weight-complex="normal"/>
    </style:style>
    <style:style style:name="T565" style:family="text">
      <style:text-properties officeooo:rsid="010c8c97" style:font-size-complex="11pt" style:font-style-complex="italic" style:font-weight-complex="normal"/>
    </style:style>
    <style:style style:name="T566" style:family="text">
      <style:text-properties officeooo:rsid="023ca86d" style:font-size-complex="11pt" style:font-style-complex="italic" style:font-weight-complex="normal"/>
    </style:style>
    <style:style style:name="T567" style:family="text">
      <style:text-properties officeooo:rsid="023d109d" style:font-size-complex="11pt" style:font-style-complex="italic" style:font-weight-complex="normal"/>
    </style:style>
    <style:style style:name="T568" style:family="text">
      <style:text-properties officeooo:rsid="024b544c" style:font-size-complex="11pt" style:font-style-complex="italic" style:font-weight-complex="normal"/>
    </style:style>
    <style:style style:name="T569" style:family="text">
      <style:text-properties officeooo:rsid="024c99e8" style:font-size-complex="11pt" style:font-style-complex="italic" style:font-weight-complex="normal"/>
    </style:style>
    <style:style style:name="T570" style:family="text">
      <style:text-properties style:font-size-complex="11pt" style:font-weight-complex="normal"/>
    </style:style>
    <style:style style:name="T571" style:family="text">
      <style:text-properties fo:font-size="11pt" fo:font-style="normal" fo:font-weight="normal"/>
    </style:style>
    <style:style style:name="T572" style:family="text">
      <style:text-properties fo:font-size="11pt" fo:font-style="normal" fo:font-weight="normal" style:font-size-complex="11pt" style:font-style-complex="normal" style:font-weight-complex="normal"/>
    </style:style>
    <style:style style:name="T573" style:family="text">
      <style:text-properties fo:font-size="11pt" fo:font-style="normal" fo:font-weight="normal" officeooo:rsid="0061faf0" style:font-size-complex="11pt" style:font-style-complex="normal" style:font-weight-complex="normal"/>
    </style:style>
    <style:style style:name="T574" style:family="text">
      <style:text-properties fo:font-size="11pt" fo:font-style="normal" fo:font-weight="normal" officeooo:rsid="015e34b9" style:font-size-complex="11pt" style:font-style-complex="normal" style:font-weight-complex="normal"/>
    </style:style>
    <style:style style:name="T575" style:family="text">
      <style:text-properties fo:font-size="11pt" fo:font-style="normal" fo:font-weight="normal" officeooo:rsid="0419386a" style:font-size-complex="11pt" style:font-style-complex="normal" style:font-weight-complex="normal"/>
    </style:style>
    <style:style style:name="T576" style:family="text">
      <style:text-properties fo:font-size="11pt" fo:font-style="normal" fo:font-weight="normal" officeooo:rsid="038c4e11"/>
    </style:style>
    <style:style style:name="T577" style:family="text">
      <style:text-properties fo:font-size="11pt" fo:font-style="normal" fo:font-weight="normal" officeooo:rsid="03cc4cda"/>
    </style:style>
    <style:style style:name="T578" style:family="text">
      <style:text-properties fo:font-size="11pt" fo:font-style="normal" fo:font-weight="normal" officeooo:rsid="040b4dae"/>
    </style:style>
    <style:style style:name="T579" style:family="text">
      <style:text-properties fo:font-size="11pt" fo:font-style="normal" fo:font-weight="normal" fo:background-color="transparent" loext:char-shading-value="0"/>
    </style:style>
    <style:style style:name="T580" style:family="text">
      <style:text-properties fo:font-size="11pt" fo:font-style="normal" fo:font-weight="bold"/>
    </style:style>
    <style:style style:name="T581" style:family="text">
      <style:text-properties fo:font-size="11pt" fo:font-style="italic" fo:font-weight="normal"/>
    </style:style>
    <style:style style:name="T582" style:family="text">
      <style:text-properties fo:font-size="11pt" fo:font-style="italic" fo:font-weight="normal" officeooo:rsid="002ef86c" style:font-style-asian="normal" style:font-weight-asian="normal" style:font-size-complex="11pt" style:font-style-complex="normal"/>
    </style:style>
    <style:style style:name="T583" style:family="text">
      <style:text-properties fo:font-size="11pt" fo:font-style="italic" fo:font-weight="normal" officeooo:rsid="002f8109" style:font-style-asian="normal" style:font-weight-asian="normal" style:font-size-complex="11pt" style:font-style-complex="normal"/>
    </style:style>
    <style:style style:name="T584" style:family="text">
      <style:text-properties fo:font-size="11pt" fo:font-style="italic" fo:font-weight="normal" officeooo:rsid="002ef86c" style:font-style-asian="italic" style:font-weight-asian="normal" style:font-size-complex="11pt" style:font-style-complex="italic"/>
    </style:style>
    <style:style style:name="T585" style:family="text">
      <style:text-properties fo:font-size="11pt" fo:font-style="italic" fo:font-weight="normal" officeooo:rsid="002f8109" style:font-size-asian="12pt" style:font-style-asian="normal" style:font-weight-asian="normal" style:font-size-complex="11pt" style:font-style-complex="normal"/>
    </style:style>
    <style:style style:name="T586" style:family="text">
      <style:text-properties fo:font-size="11pt" fo:font-style="italic" fo:font-weight="normal" style:font-size-complex="11pt" style:font-style-complex="italic" style:font-weight-complex="normal"/>
    </style:style>
    <style:style style:name="T587" style:family="text">
      <style:text-properties fo:font-size="11pt" fo:font-style="italic" fo:font-weight="normal" officeooo:rsid="006028f2" style:font-size-complex="11pt" style:font-style-complex="italic" style:font-weight-complex="normal"/>
    </style:style>
    <style:style style:name="T588" style:family="text">
      <style:text-properties fo:font-size="11pt" fo:font-style="italic" fo:font-weight="normal" officeooo:rsid="0247fac9" style:font-size-complex="11pt" style:font-style-complex="italic" style:font-weight-complex="normal"/>
    </style:style>
    <style:style style:name="T589" style:family="text">
      <style:text-properties fo:font-size="11pt" fo:font-weight="normal"/>
    </style:style>
    <style:style style:name="T590" style:family="text">
      <style:text-properties fo:font-size="11pt" fo:font-weight="normal" style:font-size-complex="11pt" style:font-weight-complex="normal"/>
    </style:style>
    <style:style style:name="T591" style:family="text">
      <style:text-properties style:font-size-complex="12pt" style:font-style-complex="normal" style:font-weight-complex="bold"/>
    </style:style>
    <style:style style:name="T592" style:family="text">
      <style:text-properties style:font-size-complex="12pt" style:font-weight-complex="bold"/>
    </style:style>
    <style:style style:name="T593" style:family="text">
      <style:text-properties officeooo:rsid="004d74aa" style:font-size-complex="12pt" style:font-weight-complex="bold"/>
    </style:style>
    <style:style style:name="T594" style:family="text">
      <style:text-properties officeooo:rsid="004f4520" style:font-size-complex="12pt" style:font-weight-complex="bold"/>
    </style:style>
    <style:style style:name="T595" style:family="text">
      <style:text-properties fo:font-size="12pt" fo:font-style="normal" fo:font-weight="bold"/>
    </style:style>
    <style:style style:name="T596" style:family="text">
      <style:text-properties fo:font-size="12pt" fo:font-style="normal" fo:font-weight="normal" officeooo:rsid="00382f8b" style:font-size-asian="12pt" style:font-style-asian="normal" style:font-weight-asian="normal" style:font-size-complex="11pt" style:font-style-complex="normal"/>
    </style:style>
    <style:style style:name="T597" style:family="text">
      <style:text-properties style:font-size-complex="14pt" style:font-style-complex="normal"/>
    </style:style>
    <style:style style:name="T598" style:family="text">
      <style:text-properties style:font-size-complex="14pt" style:font-style-complex="normal" style:font-weight-complex="normal"/>
    </style:style>
    <style:style style:name="T599" style:family="text">
      <style:text-properties officeooo:rsid="004d74aa" style:font-size-complex="14pt" style:font-style-complex="normal" style:font-weight-complex="normal"/>
    </style:style>
    <style:style style:name="T600" style:family="text">
      <style:text-properties officeooo:rsid="00547803" style:font-size-complex="14pt" style:font-style-complex="normal" style:font-weight-complex="normal"/>
    </style:style>
    <style:style style:name="T601" style:family="text">
      <style:text-properties fo:font-size="14pt" fo:font-style="normal"/>
    </style:style>
    <style:style style:name="T602" style:family="text">
      <style:text-properties fo:font-size="14pt" fo:font-style="normal" fo:font-weight="normal"/>
    </style:style>
    <style:style style:name="T603" style:family="text">
      <style:text-properties fo:font-size="14pt" fo:font-style="normal" style:font-name-asian="Noto Serif CJK SC" style:font-size-asian="14pt" style:font-size-complex="14pt"/>
    </style:style>
    <style:style style:name="T604" style:family="text">
      <style:text-properties fo:font-size="14pt" fo:font-style="normal" officeooo:rsid="0029e87b" style:font-name-asian="Noto Serif CJK SC" style:font-size-asian="14pt" style:font-size-complex="14pt" style:font-style-complex="normal"/>
    </style:style>
    <style:style style:name="T605" style:family="text">
      <style:text-properties style:font-size-complex="10.5pt" style:font-style-complex="italic" style:font-weight-complex="normal"/>
    </style:style>
    <style:style style:name="T606" style:family="text">
      <style:text-properties fo:font-size="10.5pt" fo:font-style="italic" fo:font-weight="normal"/>
    </style:style>
    <style:style style:name="T607" style:family="text">
      <style:text-properties officeooo:rsid="0019c594"/>
    </style:style>
    <style:style style:name="T608" style:family="text">
      <style:text-properties officeooo:rsid="001b2478"/>
    </style:style>
    <style:style style:name="T609" style:family="text">
      <style:text-properties officeooo:rsid="001c700e"/>
    </style:style>
    <style:style style:name="T610" style:family="text">
      <style:text-properties style:font-style-asian="normal" style:font-weight-asian="normal"/>
    </style:style>
    <style:style style:name="T611" style:family="text">
      <style:text-properties officeooo:rsid="0025264d" style:font-style-asian="normal" style:font-weight-asian="normal"/>
    </style:style>
    <style:style style:name="T612" style:family="text">
      <style:text-properties style:font-style-asian="normal" style:font-weight-asian="normal" style:font-size-complex="11pt" style:font-style-complex="normal"/>
    </style:style>
    <style:style style:name="T613" style:family="text">
      <style:text-properties officeooo:rsid="002c6603" style:font-style-asian="normal" style:font-weight-asian="normal" style:font-size-complex="11pt" style:font-style-complex="normal"/>
    </style:style>
    <style:style style:name="T614" style:family="text">
      <style:text-properties officeooo:rsid="053696c0" style:font-style-asian="normal" style:font-weight-asian="normal" style:font-size-complex="11pt" style:font-style-complex="normal"/>
    </style:style>
    <style:style style:name="T615" style:family="text">
      <style:text-properties officeooo:rsid="053ac580" style:font-style-asian="normal" style:font-weight-asian="normal" style:font-size-complex="11pt" style:font-style-complex="normal"/>
    </style:style>
    <style:style style:name="T616" style:family="text">
      <style:text-properties officeooo:rsid="053bfcc8" style:font-style-asian="normal" style:font-weight-asian="normal" style:font-size-complex="11pt" style:font-style-complex="normal"/>
    </style:style>
    <style:style style:name="T617" style:family="text">
      <style:text-properties officeooo:rsid="053e612d" style:font-style-asian="normal" style:font-weight-asian="normal" style:font-size-complex="11pt" style:font-style-complex="normal"/>
    </style:style>
    <style:style style:name="T618" style:family="text">
      <style:text-properties officeooo:rsid="0541969b" style:font-style-asian="normal" style:font-weight-asian="normal" style:font-size-complex="11pt" style:font-style-complex="normal"/>
    </style:style>
    <style:style style:name="T619" style:family="text">
      <style:text-properties officeooo:rsid="05434f8e" style:font-style-asian="normal" style:font-weight-asian="normal" style:font-size-complex="11pt" style:font-style-complex="normal"/>
    </style:style>
    <style:style style:name="T620" style:family="text">
      <style:text-properties officeooo:rsid="05483a5b" style:font-style-asian="normal" style:font-weight-asian="normal" style:font-size-complex="11pt" style:font-style-complex="normal"/>
    </style:style>
    <style:style style:name="T621" style:family="text">
      <style:text-properties officeooo:rsid="05484e8e" style:font-style-asian="normal" style:font-weight-asian="normal" style:font-size-complex="11pt" style:font-style-complex="normal"/>
    </style:style>
    <style:style style:name="T622" style:family="text">
      <style:text-properties officeooo:rsid="054c57e9" style:font-style-asian="normal" style:font-weight-asian="normal" style:font-size-complex="11pt" style:font-style-complex="normal"/>
    </style:style>
    <style:style style:name="T623" style:family="text">
      <style:text-properties officeooo:rsid="054dc242" style:font-style-asian="normal" style:font-weight-asian="normal" style:font-size-complex="11pt" style:font-style-complex="normal"/>
    </style:style>
    <style:style style:name="T624" style:family="text">
      <style:text-properties officeooo:rsid="0550ae48" style:font-style-asian="normal" style:font-weight-asian="normal" style:font-size-complex="11pt" style:font-style-complex="normal"/>
    </style:style>
    <style:style style:name="T625" style:family="text">
      <style:text-properties officeooo:rsid="05567b71" style:font-style-asian="normal" style:font-weight-asian="normal" style:font-size-complex="11pt" style:font-style-complex="normal"/>
    </style:style>
    <style:style style:name="T626" style:family="text">
      <style:text-properties officeooo:rsid="0559f86f" style:font-style-asian="normal" style:font-weight-asian="normal" style:font-size-complex="11pt" style:font-style-complex="normal"/>
    </style:style>
    <style:style style:name="T627" style:family="text">
      <style:text-properties officeooo:rsid="055befc9" style:font-style-asian="normal" style:font-weight-asian="normal" style:font-size-complex="11pt" style:font-style-complex="normal"/>
    </style:style>
    <style:style style:name="T628" style:family="text">
      <style:text-properties style:font-style-asian="normal" style:font-weight-asian="normal" style:font-size-complex="11pt" style:font-style-complex="normal"/>
    </style:style>
    <style:style style:name="T629" style:family="text">
      <style:text-properties officeooo:rsid="055d8fa7" style:font-style-asian="normal" style:font-weight-asian="normal" style:font-size-complex="11pt" style:font-style-complex="normal"/>
    </style:style>
    <style:style style:name="T630" style:family="text">
      <style:text-properties officeooo:rsid="0572b32c" style:font-style-asian="normal" style:font-weight-asian="normal" style:font-size-complex="11pt" style:font-style-complex="normal"/>
    </style:style>
    <style:style style:name="T631" style:family="text">
      <style:text-properties officeooo:rsid="0574b65a" style:font-style-asian="normal" style:font-weight-asian="normal" style:font-size-complex="11pt" style:font-style-complex="normal"/>
    </style:style>
    <style:style style:name="T632" style:family="text">
      <style:text-properties officeooo:rsid="058b6364" style:font-style-asian="normal" style:font-weight-asian="normal" style:font-size-complex="11pt" style:font-style-complex="normal"/>
    </style:style>
    <style:style style:name="T633" style:family="text">
      <style:text-properties officeooo:rsid="058c0f60" style:font-style-asian="normal" style:font-weight-asian="normal" style:font-size-complex="11pt" style:font-style-complex="normal"/>
    </style:style>
    <style:style style:name="T634" style:family="text">
      <style:text-properties officeooo:rsid="04c62105" style:font-style-asian="normal" style:font-weight-asian="normal"/>
    </style:style>
    <style:style style:name="T635" style:family="text">
      <style:text-properties officeooo:rsid="04c7ebdc" style:font-style-asian="normal" style:font-weight-asian="normal"/>
    </style:style>
    <style:style style:name="T636" style:family="text">
      <style:text-properties officeooo:rsid="04e1b588" style:font-style-asian="normal" style:font-weight-asian="normal"/>
    </style:style>
    <style:style style:name="T637" style:family="text">
      <style:text-properties officeooo:rsid="0025264d"/>
    </style:style>
    <style:style style:name="T638" style:family="text">
      <style:text-properties fo:font-size="10pt" style:font-size-asian="10pt" style:font-size-complex="10pt"/>
    </style:style>
    <style:style style:name="T639" style:family="text">
      <style:text-properties style:font-name="Lohit Devanagari" fo:font-size="8pt" fo:font-weight="bold" style:font-size-asian="8pt" style:font-weight-asian="bold" style:font-name-complex="Lohit Devanagari" style:font-size-complex="8pt" style:font-weight-complex="bold"/>
    </style:style>
    <style:style style:name="T640" style:family="text">
      <style:text-properties style:font-name="Lohit Devanagari" fo:font-size="8pt" style:font-size-asian="8pt" style:font-name-complex="Lohit Devanagari" style:font-size-complex="8pt"/>
    </style:style>
    <style:style style:name="T641" style:family="text">
      <style:text-properties officeooo:rsid="0029e87b"/>
    </style:style>
    <style:style style:name="T642" style:family="text">
      <style:text-properties fo:font-size="8pt" style:font-size-asian="8pt" style:font-size-complex="8pt"/>
    </style:style>
    <style:style style:name="T643" style:family="text">
      <style:text-properties fo:font-size="8pt" fo:font-weight="bold" style:font-size-asian="8pt" style:font-weight-asian="bold" style:font-size-complex="8pt" style:font-weight-complex="bold"/>
    </style:style>
    <style:style style:name="T644" style:family="text">
      <style:text-properties fo:color="#980000" loext:opacity="100%" style:font-size-complex="12pt"/>
    </style:style>
    <style:style style:name="T645" style:family="text">
      <style:text-properties fo:color="#980000" loext:opacity="100%" officeooo:rsid="00221a9f" style:font-size-complex="12pt"/>
    </style:style>
    <style:style style:name="T646" style:family="text">
      <style:text-properties fo:color="#980000" loext:opacity="100%" officeooo:rsid="0048566d" style:font-size-complex="12pt"/>
    </style:style>
    <style:style style:name="T64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64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649" style:family="text">
      <style:text-properties fo:color="#980000" loext:opacity="100%" fo:font-weight="normal" style:font-weight-asian="normal" style:font-size-complex="14pt" style:font-style-complex="normal" style:font-weight-complex="normal"/>
    </style:style>
    <style:style style:name="T650" style:family="text">
      <style:text-properties fo:color="#980000" loext:opacity="100%" fo:font-size="14pt" fo:font-style="normal" fo:font-weight="normal" style:font-weight-asian="normal" style:font-weight-complex="normal"/>
    </style:style>
    <style:style style:name="T651" style:family="text">
      <style:text-properties style:font-size-asian="12pt"/>
    </style:style>
    <style:style style:name="T652" style:family="text">
      <style:text-properties officeooo:rsid="057a7281" style:font-size-asian="12pt"/>
    </style:style>
    <style:style style:name="T653" style:family="text">
      <style:text-properties officeooo:rsid="057aba2f" style:font-size-asian="12pt"/>
    </style:style>
    <style:style style:name="T654" style:family="text">
      <style:text-properties officeooo:rsid="057d9a72" style:font-size-asian="12pt"/>
    </style:style>
    <style:style style:name="T655" style:family="text">
      <style:text-properties officeooo:rsid="0586963b" style:font-size-asian="12pt"/>
    </style:style>
    <style:style style:name="T656" style:family="text">
      <style:text-properties fo:color="#000000" loext:opacity="100%" officeooo:rsid="00316ac2" style:font-size-complex="11pt"/>
    </style:style>
    <style:style style:name="T657" style:family="text">
      <style:text-properties fo:color="#000000" loext:opacity="100%" officeooo:rsid="0036b76a" style:font-size-complex="11pt"/>
    </style:style>
    <style:style style:name="T658" style:family="text">
      <style:text-properties fo:color="#000000" loext:opacity="100%" fo:font-weight="bold" officeooo:rsid="00316ac2" style:font-weight-asian="bold" style:font-size-complex="11pt" style:font-weight-complex="bold"/>
    </style:style>
    <style:style style:name="T659"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660"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661" style:family="text">
      <style:text-properties fo:color="#000000" loext:opacity="100%" fo:font-style="italic" style:font-style-asian="italic" style:font-size-complex="11pt" style:font-style-complex="italic"/>
    </style:style>
    <style:style style:name="T662" style:family="text">
      <style:text-properties fo:color="#000000" loext:opacity="100%" fo:font-style="italic" officeooo:rsid="00316ac2" style:font-style-asian="italic" style:font-size-complex="11pt" style:font-style-complex="italic"/>
    </style:style>
    <style:style style:name="T663" style:family="text">
      <style:text-properties fo:color="#000000" loext:opacity="100%" fo:font-style="italic" officeooo:rsid="0036b76a" style:font-style-asian="italic" style:font-size-complex="11pt" style:font-style-complex="italic"/>
    </style:style>
    <style:style style:name="T664" style:family="text">
      <style:text-properties fo:color="#000000" loext:opacity="100%" fo:font-style="italic" officeooo:rsid="003caa1a" style:font-style-asian="italic" style:font-size-complex="11pt" style:font-style-complex="italic"/>
    </style:style>
    <style:style style:name="T665" style:family="text">
      <style:text-properties fo:color="#000000" loext:opacity="100%" fo:font-style="normal" style:font-style-asian="normal" style:font-size-complex="11pt"/>
    </style:style>
    <style:style style:name="T666" style:family="text">
      <style:text-properties fo:color="#000000" loext:opacity="100%" fo:font-style="normal" officeooo:rsid="0036b76a" style:font-style-asian="normal" style:font-size-complex="11pt"/>
    </style:style>
    <style:style style:name="T667" style:family="text">
      <style:text-properties fo:color="#000000" loext:opacity="100%" fo:font-style="normal" officeooo:rsid="00382f8b" style:font-style-asian="normal" style:font-size-complex="11pt"/>
    </style:style>
    <style:style style:name="T668" style:family="text">
      <style:text-properties fo:color="#000000" loext:opacity="100%" fo:font-style="normal" officeooo:rsid="00316ac2" style:font-style-asian="normal" style:font-size-complex="11pt"/>
    </style:style>
    <style:style style:name="T669" style:family="text">
      <style:text-properties fo:color="#000000" loext:opacity="100%" fo:font-style="normal" officeooo:rsid="00221a9f" style:font-style-asian="normal" style:font-size-complex="11pt"/>
    </style:style>
    <style:style style:name="T670" style:family="text">
      <style:text-properties fo:color="#000000" loext:opacity="100%" fo:font-style="normal" officeooo:rsid="003caa1a" style:font-style-asian="normal" style:font-size-complex="11pt"/>
    </style:style>
    <style:style style:name="T671" style:family="text">
      <style:text-properties fo:color="#000000" loext:opacity="100%" fo:font-style="normal" officeooo:rsid="0047d866" style:font-style-asian="normal" style:font-size-complex="11pt"/>
    </style:style>
    <style:style style:name="T672" style:family="text">
      <style:text-properties fo:color="#000000" loext:opacity="100%" fo:font-style="normal" fo:font-weight="bold" style:font-style-asian="normal" style:font-weight-asian="bold" style:font-size-complex="11pt" style:font-weight-complex="bold"/>
    </style:style>
    <style:style style:name="T673" style:family="text">
      <style:text-properties fo:color="#000000" loext:opacity="100%" fo:font-style="normal" fo:font-weight="bold" officeooo:rsid="00316ac2" style:font-style-asian="normal" style:font-weight-asian="bold" style:font-size-complex="11pt" style:font-weight-complex="bold"/>
    </style:style>
    <style:style style:name="T674" style:family="text">
      <style:text-properties officeooo:rsid="003e9fd3"/>
    </style:style>
    <style:style style:name="T675" style:family="text">
      <style:text-properties officeooo:rsid="00316ac2"/>
    </style:style>
    <style:style style:name="T676" style:family="text">
      <style:text-properties officeooo:rsid="003f1335"/>
    </style:style>
    <style:style style:name="T677" style:family="text">
      <style:text-properties fo:color="#202122" loext:opacity="100%" fo:letter-spacing="normal" style:font-size-complex="12pt"/>
    </style:style>
    <style:style style:name="T678"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679"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680"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681"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682"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683"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684"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685"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686"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687"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688"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689"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690" style:family="text">
      <style:text-properties officeooo:rsid="004151d0"/>
    </style:style>
    <style:style style:name="T691" style:family="text">
      <style:text-properties officeooo:rsid="004267a7"/>
    </style:style>
    <style:style style:name="T692" style:family="text">
      <style:text-properties officeooo:rsid="004445e3"/>
    </style:style>
    <style:style style:name="T693" style:family="text">
      <style:text-properties officeooo:rsid="0046043e"/>
    </style:style>
    <style:style style:name="T694" style:family="text">
      <style:text-properties officeooo:rsid="0047d866"/>
    </style:style>
    <style:style style:name="T695" style:family="text">
      <style:text-properties officeooo:rsid="0048566d"/>
    </style:style>
    <style:style style:name="T696" style:family="text">
      <style:text-properties officeooo:rsid="004d74aa"/>
    </style:style>
    <style:style style:name="T697" style:family="text">
      <style:text-properties officeooo:rsid="004f4520"/>
    </style:style>
    <style:style style:name="T698" style:family="text">
      <style:text-properties officeooo:rsid="00517ce6"/>
    </style:style>
    <style:style style:name="T699" style:family="text">
      <style:text-properties officeooo:rsid="00547803"/>
    </style:style>
    <style:style style:name="T700" style:family="text">
      <style:text-properties officeooo:rsid="0056179a"/>
    </style:style>
    <style:style style:name="T701" style:family="text">
      <style:text-properties officeooo:rsid="005794ec"/>
    </style:style>
    <style:style style:name="T702" style:family="text">
      <style:text-properties officeooo:rsid="0057f9ed"/>
    </style:style>
    <style:style style:name="T703" style:family="text">
      <style:text-properties officeooo:rsid="005b00c9"/>
    </style:style>
    <style:style style:name="T704" style:family="text">
      <style:text-properties officeooo:rsid="005b8355"/>
    </style:style>
    <style:style style:name="T705" style:family="text">
      <style:text-properties officeooo:rsid="005c431b"/>
    </style:style>
    <style:style style:name="T706" style:family="text">
      <style:text-properties officeooo:rsid="005d7a1a"/>
    </style:style>
    <style:style style:name="T707" style:family="text">
      <style:text-properties style:font-style-complex="normal"/>
    </style:style>
    <style:style style:name="T708" style:family="text">
      <style:text-properties style:font-style-complex="normal" style:font-weight-complex="normal"/>
    </style:style>
    <style:style style:name="T709" style:family="text">
      <style:text-properties officeooo:rsid="047f3d70" style:font-style-complex="normal" style:font-weight-complex="normal"/>
    </style:style>
    <style:style style:name="T710" style:family="text">
      <style:text-properties officeooo:rsid="0481f03c" style:font-style-complex="normal" style:font-weight-complex="normal"/>
    </style:style>
    <style:style style:name="T711" style:family="text">
      <style:text-properties fo:background-color="transparent" loext:char-shading-value="0" style:font-style-complex="normal" style:font-weight-complex="normal"/>
    </style:style>
    <style:style style:name="T712" style:family="text">
      <style:text-properties officeooo:rsid="005d7a1a" fo:background-color="transparent" loext:char-shading-value="0" style:font-style-complex="normal" style:font-weight-complex="normal"/>
    </style:style>
    <style:style style:name="T713" style:family="text">
      <style:text-properties fo:background-color="transparent" loext:char-shading-value="0" style:font-size-complex="11pt" style:font-style-complex="normal" style:font-weight-complex="normal"/>
    </style:style>
    <style:style style:name="T714" style:family="text">
      <style:text-properties officeooo:rsid="04216b3b" fo:background-color="transparent" loext:char-shading-value="0" style:font-size-complex="11pt" style:font-style-complex="normal" style:font-weight-complex="normal"/>
    </style:style>
    <style:style style:name="T715" style:family="text">
      <style:text-properties officeooo:rsid="04244ce1" fo:background-color="transparent" loext:char-shading-value="0" style:font-size-complex="11pt" style:font-style-complex="normal" style:font-weight-complex="normal"/>
    </style:style>
    <style:style style:name="T716" style:family="text">
      <style:text-properties officeooo:rsid="006028f2"/>
    </style:style>
    <style:style style:name="T717" style:family="text">
      <style:text-properties officeooo:rsid="00ce999f"/>
    </style:style>
    <style:style style:name="T718" style:family="text">
      <style:text-properties fo:letter-spacing="normal"/>
    </style:style>
    <style:style style:name="T719" style:family="text">
      <style:text-properties officeooo:rsid="023d3da2"/>
    </style:style>
    <style:style style:name="T720" style:family="text">
      <style:text-properties officeooo:rsid="02d01244"/>
    </style:style>
    <style:style style:name="T721" style:family="text">
      <style:text-properties officeooo:rsid="0487671b"/>
    </style:style>
    <style:style style:name="T722" style:family="text">
      <style:text-properties officeooo:rsid="048a80d6"/>
    </style:style>
    <style:style style:name="T723" style:family="text">
      <style:text-properties officeooo:rsid="048c2b0f"/>
    </style:style>
    <style:style style:name="T724" style:family="text">
      <style:text-properties fo:font-weight="normal" officeooo:rsid="048ce955" style:font-weight-asian="normal" style:font-weight-complex="normal"/>
    </style:style>
    <style:style style:name="T725" style:family="text">
      <style:text-properties officeooo:rsid="048f3251"/>
    </style:style>
    <style:style style:name="T726" style:family="text">
      <style:text-properties officeooo:rsid="049116c7"/>
    </style:style>
    <style:style style:name="T727" style:family="text">
      <style:text-properties officeooo:rsid="04911c8f"/>
    </style:style>
    <style:style style:name="T728" style:family="text">
      <style:text-properties officeooo:rsid="049195fc"/>
    </style:style>
    <style:style style:name="T729" style:family="text">
      <style:text-properties officeooo:rsid="0492451d"/>
    </style:style>
    <style:style style:name="T730" style:family="text">
      <style:text-properties officeooo:rsid="0492ee2c"/>
    </style:style>
    <style:style style:name="T731" style:family="text">
      <style:text-properties officeooo:rsid="049335a8"/>
    </style:style>
    <style:style style:name="T732" style:family="text">
      <style:text-properties officeooo:rsid="0493c41c"/>
    </style:style>
    <style:style style:name="T733" style:family="text">
      <style:text-properties officeooo:rsid="04951b3d"/>
    </style:style>
    <style:style style:name="T734" style:family="text">
      <style:text-properties officeooo:rsid="049c10a0"/>
    </style:style>
    <style:style style:name="T735" style:family="text">
      <style:text-properties officeooo:rsid="04a168a2"/>
    </style:style>
    <style:style style:name="T736" style:family="text">
      <style:text-properties officeooo:rsid="04b029a1"/>
    </style:style>
    <style:style style:name="T737" style:family="text">
      <style:text-properties officeooo:rsid="04b0d18c"/>
    </style:style>
    <style:style style:name="T738" style:family="text">
      <style:text-properties officeooo:rsid="04b1bfeb"/>
    </style:style>
    <style:style style:name="T739" style:family="text">
      <style:text-properties officeooo:rsid="04b6dd08"/>
    </style:style>
    <style:style style:name="T740" style:family="text">
      <style:text-properties officeooo:rsid="04ba48c8"/>
    </style:style>
    <style:style style:name="T741" style:family="text">
      <style:text-properties officeooo:rsid="04ba9b1c"/>
    </style:style>
    <style:style style:name="T742" style:family="text">
      <style:text-properties officeooo:rsid="04c35458"/>
    </style:style>
    <style:style style:name="T743" style:family="text">
      <style:text-properties officeooo:rsid="04c62105"/>
    </style:style>
    <style:style style:name="T744" style:family="text">
      <style:text-properties officeooo:rsid="04cd1ff4"/>
    </style:style>
    <style:style style:name="T745" style:family="text">
      <style:text-properties officeooo:rsid="04cf5542"/>
    </style:style>
    <style:style style:name="T746" style:family="text">
      <style:text-properties officeooo:rsid="04d0dfcd"/>
    </style:style>
    <style:style style:name="T747" style:family="text">
      <style:text-properties officeooo:rsid="04d1f266"/>
    </style:style>
    <style:style style:name="T748" style:family="text">
      <style:text-properties officeooo:rsid="04d524bf"/>
    </style:style>
    <style:style style:name="T749" style:family="text">
      <style:text-properties officeooo:rsid="04d937df"/>
    </style:style>
    <style:style style:name="T750" style:family="text">
      <style:text-properties officeooo:rsid="04dbda88"/>
    </style:style>
    <style:style style:name="T751" style:family="text">
      <style:text-properties officeooo:rsid="04dc9bbb"/>
    </style:style>
    <style:style style:name="T752" style:family="text">
      <style:text-properties officeooo:rsid="04dff2d0"/>
    </style:style>
    <style:style style:name="T753" style:family="text">
      <style:text-properties officeooo:rsid="04e1b588"/>
    </style:style>
    <style:style style:name="T754" style:family="text">
      <style:text-properties officeooo:rsid="04e3363a"/>
    </style:style>
    <style:style style:name="T755" style:family="text">
      <style:text-properties officeooo:rsid="04e9018c"/>
    </style:style>
    <style:style style:name="T756" style:family="text">
      <style:text-properties officeooo:rsid="04efa325"/>
    </style:style>
    <style:style style:name="T757" style:family="text">
      <style:text-properties fo:color="#212529" loext:opacity="100%" fo:letter-spacing="normal" style:font-name-complex="system-ui"/>
    </style:style>
    <style:style style:name="T758" style:family="text">
      <style:text-properties fo:color="#212529" loext:opacity="100%" fo:letter-spacing="normal" officeooo:rsid="0517a442" style:font-name-complex="system-ui"/>
    </style:style>
    <style:style style:name="T759" style:family="text">
      <style:text-properties officeooo:rsid="051a64f6"/>
    </style:style>
    <style:style style:name="T760" style:family="text">
      <style:text-properties officeooo:rsid="051cef6c"/>
    </style:style>
    <style:style style:name="T761" style:family="text">
      <style:text-properties officeooo:rsid="051e3507"/>
    </style:style>
    <style:style style:name="T762" style:family="text">
      <style:text-properties officeooo:rsid="051fac1e"/>
    </style:style>
    <style:style style:name="T763" style:family="text">
      <style:text-properties officeooo:rsid="05228a75"/>
    </style:style>
    <style:style style:name="T764" style:family="text">
      <style:text-properties officeooo:rsid="0523c950"/>
    </style:style>
    <style:style style:name="T765" style:family="text">
      <style:text-properties officeooo:rsid="0524a999"/>
    </style:style>
    <style:style style:name="T766" style:family="text">
      <style:text-properties officeooo:rsid="0527ddf9"/>
    </style:style>
    <style:style style:name="T767" style:family="text">
      <style:text-properties officeooo:rsid="052ac296"/>
    </style:style>
    <style:style style:name="T768" style:family="text">
      <style:text-properties officeooo:rsid="052de016"/>
    </style:style>
    <style:style style:name="T769" style:family="text">
      <style:text-properties officeooo:rsid="052f84e8"/>
    </style:style>
    <style:style style:name="T770" style:family="text">
      <style:text-properties officeooo:rsid="0530c5ff"/>
    </style:style>
    <style:style style:name="T771" style:family="text">
      <style:text-properties style:font-weight-asian="normal" style:font-size-complex="11pt" style:font-style-complex="normal"/>
    </style:style>
    <style:style style:name="T772" style:family="text">
      <style:text-properties officeooo:rsid="055fb42c"/>
    </style:style>
    <style:style style:name="T773" style:family="text">
      <style:text-properties officeooo:rsid="05619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521">­</text:span><text:span text:style-name="T507">अब हम भक्ति-योग नामक इस छोटे से अध्याय में प्रवेश करते हैं जिसमें ध्यान योग्य कई गूढ़ रहस्य हैं। आध्यात्मिक पूर्णता प्राप्ति हेतु—भक्ति</text:span><text:span text:style-name="T571">, </text:span><text:span text:style-name="T507">ज्ञान</text:span><text:span text:style-name="T571">, </text:span><text:span text:style-name="T507">तथा वैराग्य</text:span><text:span text:style-name="T571">, </text:span><text:span text:style-name="T507">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71">, </text:span><text:span text:style-name="T507">तो भक्ति उसकी चमक है, और दीपक को वात</text:span><text:span text:style-name="T515">र</text:span><text:span text:style-name="T507">हित सुरक्षित स्थान पर रखना ही</text:span><text:span text:style-name="T571"> </text:span><text:span text:style-name="T507">वैराग्य है । </text:span></text:p>
      <text:p text:style-name="Standard_20_hindi_20_text"/>
      <text:p text:style-name="P140">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708">। </text:span><text:span text:style-name="T711">योग </text:span><text:span text:style-name="T712">के रूप में, तथा</text:span><text:span text:style-name="T711">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07">भक्ति को त्याग और साक्षात्कार की माता कहते है। दिव्य तत्व का अस्पष्ट अपितु मधुर स्वाद आध्यात्मिक जागृति का प्रथम अंकुर होता है। </text:span><text:span text:style-name="T571">'</text:span><text:span text:style-name="T507">स्रोत</text:span><text:span text:style-name="T571">' </text:span><text:span text:style-name="T507">में विलीन हो जाने की एक दिव्य उत्कण्ठा</text:span><text:span text:style-name="T571">, </text:span><text:span text:style-name="T507">तथा अज्ञेय की अज्ञात प्रकृति का अनुभव करने की लालसा</text:span><text:span text:style-name="T571">, </text:span><text:span text:style-name="T507">इसी का नाम भक्ति है। यह गूढ़ अनुभव साधक को आध्यात्मिक साधना के पथ पर, परम-प्रकाश की ओर आगे ले जाता है। यह उन सभी संतों का अनुभव है जिन्हें ईश्वर</text:span><text:span text:style-name="T571">-</text:span><text:span text:style-name="T507">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401">भगवान के प्रति</text:span><text:span text:style-name="T405"> </text:span><text:span text:style-name="T401">प्रेम</text:span><text:span text:style-name="T7"> की अभिव्यक्ति है</text:span><text:span text:style-name="T225">, </text:span><text:span text:style-name="T7">तथा संतों में </text:span><text:span text:style-name="T401">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2"><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2"><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01">अमृत</text:span><text:span text:style-name="T7"> शब्द यहाँ दोहरे अर्थ के साथ प्रयोग किया है—</text:span><text:span text:style-name="T178">अमर</text:span><text:span text:style-name="T225">, </text:span><text:span text:style-name="T7">तथा </text:span><text:span text:style-name="T401">अमरत्व प्रदान करने वाला मधुर पदार्थ </text:span><text:span text:style-name="T407">।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2"><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60">जिसे पाकर व्यक्ति आत्मा में पूर्णतः स्थापित हो जाता है</text:span><text:span text:style-name="T581">; </text:span><text:span text:style-name="T560">अमर तथा तृप्त हो जाता है ।</text:span></text:p>
      <text:p text:style-name="Standard_20_hindi_20_text"/>
      <text:p text:style-name="P142"><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60">जिसे पाकर सब कामनाएँ मिट जाती हैं</text:span><text:span text:style-name="T581">, </text:span><text:span text:style-name="T560">शोक समाप्त हो जाता है</text:span><text:span text:style-name="T581">, </text:span><text:span text:style-name="T560">द्वेष कभी उत्पन्न नहीं होता</text:span><text:span text:style-name="T581">; </text:span><text:span text:style-name="T560">वह किसी और वस्तु में आनंद या उत्साह नहीं रखता</text:span><text:span text:style-name="T581">; </text:span><text:span text:style-name="T560">वह केवल आत्मा में आनंद लेता है।</text:span></text:p>
      <text:p text:style-name="Standard_20_hindi_20_text"/>
      <text:p text:style-name="P142"><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60">जिसे जानकर व्यक्ति मदमस्त</text:span><text:span text:style-name="T581">, </text:span><text:span text:style-name="T560">निस्तब्ध और प्रेम में लीन हो जाता है</text:span><text:span text:style-name="T581">, </text:span><text:span text:style-name="T560">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407">शब्द</text:span><text:span text:style-name="T7"> का प्रयोग करते हैं </text:span><text:span text:style-name="T225">- </text:span><text:span text:style-name="T7">अर्थात </text:span><text:span text:style-name="T401">जिसे </text:span><text:span text:style-name="T178">जानकर</text:span><text:span text:style-name="T225">, </text:span><text:span text:style-name="T401">न कि</text:span><text:span text:style-name="T7"> </text:span><text:span text:style-name="T178">प्राप्त कर</text:span><text:span text:style-name="T271">, </text:span><text:span text:style-name="T7">क्योंकि प्राप्त करने के लिए कुछ नही है। केवल </text:span><text:span text:style-name="T401">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07">जब यह सदैव </text:span><text:span text:style-name="T513">उ</text:span><text:span text:style-name="T507">पलब्ध सम्पत्ति पहचान मे आ जाती है</text:span><text:span text:style-name="T571">, </text:span><text:span text:style-name="T507">तब जिस पर अपना शाश्वत अधिकार था उस पर पुनः अधिपत्य प्राप्त हो जाता है। स्पष्ट होता है कि ज्ञान और भक्ति केवल कहने के लिए अलग हैं। </text:span><text:span text:style-name="T516">सच्चे</text:span><text:span text:style-name="T507"> भक्त तथा सच्चे ज्ञानी का अनुभव समान ही है। </text:span></text:p>
      <text:h text:style-name="Section_20_outside_20_of_20_shloka" text:outline-level="3"><text:span text:style-name="T707">भक्ति </text:span><text:span text:style-name="T497">- </text:span><text:span text:style-name="T707">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507">जब मनुष्य भक्ति में प्रवृत्त होता है</text:span><text:span text:style-name="T571">, </text:span><text:span text:style-name="T507">तो मानो वह लोहे की सूई है</text:span><text:span text:style-name="T571">, </text:span><text:span text:style-name="T507">जिसको एक चुम्बक प्रबलता से खींच रहा है। ऐसा प्रतीत होता है कि चुम्बक स्थिर है</text:span><text:span text:style-name="T571">, </text:span><text:span text:style-name="T507">और सूई उसकी ओर दौड़ा जा रहा है। सूई द्वारा प्रदर्शित यह ऊर्जा उसकी अपनी नहीं</text:span><text:span text:style-name="T571">, </text:span><text:span text:style-name="T507">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71">, </text:span><text:span text:style-name="T507">जप</text:span><text:span text:style-name="T571">, </text:span><text:span text:style-name="T507">ध्यान आदि कराती है। यद्यपि दर्शक को भक्ति</text:span><text:span text:style-name="T571">-</text:span><text:span text:style-name="T507">साधक विलक्षण प्रयास करता हुआ दिखाई देता है</text:span><text:span text:style-name="T571">, </text:span><text:span text:style-name="T507">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707">भाव भक्ति</text:span><text:span text:style-name="T423">—</text:span><text:span text:style-name="T707">विरह व्यथा</text:span></text:h>
      <text:p text:style-name="Standard_20_hindi_20_text"><text:span text:style-name="T507">भक्ति ही ध्यान का उच्चतम रूप है—जब ध्यान समाधि में परिणत होता है, तो इसे ही भक्ति कहते है</text:span><text:span text:style-name="T517">ं</text:span><text:span text:style-name="T507">। भाव-समाधि परम आनंद युक्त भक्ति है। महात्माओं मे</text:span><text:span text:style-name="T571">, </text:span><text:span text:style-name="T507">ज्ञान के अधिष्ठान से भाव उत्पन्न होता है। यदि साधक को इस भाव का अनुभव हो और तत्पश्चात वह भाव विलुप्त हो जाए</text:span><text:span text:style-name="T571">, </text:span><text:span text:style-name="T507">तो साधक विरह की तीव्र व्यथा मे डूब जाता है। जब वह ईश्वर के साथ अपनी आंतरिक कड़ी खो देता है</text:span><text:span text:style-name="T571">, </text:span><text:span text:style-name="T507">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07">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71">'</text:span><text:span text:style-name="T507">एस्केप वेलोसिटी</text:span><text:span text:style-name="T571">' </text:span><text:span text:style-name="T507">उत्पन्न करने का यह संघर्ष</text:span><text:span text:style-name="T572">—</text:span><text:span text:style-name="T507">निचले स्तर के खिंचाव से दूर जाने</text:span><text:span text:style-name="T571">, </text:span><text:span text:style-name="T507">और मन के गुरुत्वाकर्षण खिंचाव से परे, अंतरिक्ष में स्थापित होने की यह कहानी सभी साधू संतों की जीवनी में बार</text:span><text:span text:style-name="T571">-</text:span><text:span text:style-name="T507">बार दोहराई जाती है। मीरबाई के भजन</text:span><text:span text:style-name="T571">, </text:span><text:span text:style-name="T507">श्रीमद्भागवद् मे गोपिका</text:span><text:span text:style-name="T571">-</text:span><text:span text:style-name="T507">गीत</text:span><text:span text:style-name="T519">ं</text:span><text:span text:style-name="T571">, </text:span><text:span text:style-name="T507">मराठा सन्तों के अभंग</text:span><text:span text:style-name="T571">, </text:span><text:span text:style-name="T507">तमिल सन्तों के शिवभक्ति गीत</text:span><text:span text:style-name="T572">— ये सभी, </text:span><text:span text:style-name="T507">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71">, </text:span><text:span text:style-name="T507">कभी उसमे विलीन हो जाती है</text:span><text:span text:style-name="T571">; </text:span><text:span text:style-name="T507">फिर एक झरने की भांति स्रोत से निकलती है और उस से फिर अलग हो जाती है</text:span><text:span text:style-name="T572">—</text:span><text:span text:style-name="T507">केवल विरह और मिलन के आनंद का आस्वादन करने के लिये। इस दिव्य क्रीड़ा की प्रकृति ही ऐसी है। भक्त की विरह वेदना दिव्य कहलाई जाती है</text:span><text:span text:style-name="T571">, </text:span><text:span text:style-name="T507">क्योंकि वह आत्मानुभव के नी</text:span><text:span text:style-name="T517">ंव पर आधारित है</text:span><text:span text:style-name="T507">।</text:span></text:p>
      <text:p text:style-name="P126"/>
      <text:p text:style-name="Standard_20_hindi_20_text"><text:soft-page-break/><text:span text:style-name="T507">भक्ति के केवल प्रारंभिक स्तर पर पृथकता का अनुभव होता है। परमात्म-तत्व की प्रारंभिक झलक के पश्चात</text:span><text:span text:style-name="T571">, </text:span><text:span text:style-name="T507">भक्ति की मनोदशा आत्मबोध से संतृप्त हो जाती है। भक्त को ज्ञात है कि उसे अपने प्रियतम से कोई अलग नहीं कर सकता। अतः</text:span><text:span text:style-name="T571"> </text:span><text:span text:style-name="T507">भक्त को इस काल्पनिक पृथकता से विषाद नहीं होता, जैसे संसारी मनुष्य को सां</text:span><text:span text:style-name="T517">सारिक पृथकता से होता </text:span><text:span text:style-name="T507">है।</text:span></text:p>
      <text:p text:style-name="Standard_20_hindi_20_text"/>
      <text:p text:style-name="Standard_20_hindi_20_text"><text:span text:style-name="T507">ज्ञान मार्ग पर भी साधक आत्म तत्व की प्रारंभिक झांकी के पश्चात इस व्यथा का अनुभव करता है। जब आत्मबोध की झलक धुँधली पड जाती है</text:span><text:span text:style-name="T571">, </text:span><text:span text:style-name="T507">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07">ऐसा पारलौकिक प्रेम देवप्रयाग में गंगाजी की प्रचंड धारा के समान है</text:span><text:span text:style-name="T572">—</text:span><text:span text:style-name="T507">पृथ्वी से अछूते पवित्र जल का गर्जन</text:span><text:span text:style-name="T571">, </text:span><text:span text:style-name="T507">प्रचंड कोलाहल</text:span><text:span text:style-name="T572">—</text:span><text:span text:style-name="T507">अपने दिव्य सौ</text:span><text:span text:style-name="T517">ं</text:span><text:span text:style-name="T516">द</text:span><text:span text:style-name="T507">र्य में</text:span><text:span text:style-name="T571">, </text:span><text:span text:style-name="T507">अपने भगवान हिमालय का आलिंगन करते हुए</text:span><text:span text:style-name="T571">, </text:span><text:span text:style-name="T507">कल</text:span><text:span text:style-name="T571">-</text:span><text:span text:style-name="T507">कल ध्वनि समेत अपने जल</text:span><text:span text:style-name="T571">-</text:span><text:span text:style-name="T507">शरीर से उन्हें लपेटते हुए</text:span><text:span text:style-name="T571">! </text:span><text:span text:style-name="T507">महात्माओं में दिव्य प्रेमानंद की प्रकृति ऐसी ही होती है। यह पूर्णतया अलौकिक</text:span><text:span text:style-name="T571">, </text:span><text:span text:style-name="T507">पारलौकिक है</text:span><text:span text:style-name="T571">; </text:span><text:span text:style-name="T507">यह मूसलाधार प्रेम-धारा है। संसार भूला जाता है</text:span><text:span text:style-name="T572">—</text:span><text:span text:style-name="T507">स्वप्न के जितना भी प्रतीत नहीं होता। केवल दिव्य प्रेम का नित्योत्सव ही शेष रहता है। इसका चित्रण हमें निम्नलिखित सुप्रसिद्ध श्लोक में मिलता है।</text:span></text:p>
      <text:p text:style-name="P126"/>
      <text:p text:style-name="P39">नित्योत्सवो भवेत्तेषां नित्यश्रीर्नित्यमङ्गलम् ।</text:p>
      <text:p text:style-name="P39">येषां हृदिस्थो भगवान् मङ्गलायतनं हरिः ।।</text:p>
      <text:p text:style-name="P126"/>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6">*</text:p>
      <text:p text:style-name="Standard_20_hindi_20_text">यह अध्याय अर्जुन के एक प्रश्न से आरंभ होता है।</text:p>
      <text:h text:style-name="Shloka_20_number_20_heading" text:outline-level="3">१२<text:span text:style-name="T497">.</text:span>१</text:h>
      <text:p text:style-name="P4">अर्जुन उवाच।</text:p>
      <text:p text:style-name="P4">एवं सततयुक्ता ये भक्तास्त्वां पर्युपासते।</text:p>
      <text:p text:style-name="P4">ये चाप्यक्षरमव्यक्तं तेषां के योगवित्तमाः॥</text:p>
      <text:p text:style-name="P126"/>
      <text:p text:style-name="P35"><text:span text:style-name="T570">अर्जुन ने पूछा</text:span><text:span text:style-name="T589">: </text:span><text:span text:style-name="T570">इनमे से कौन योग में अधिक श्रेष्ठ है</text:span><text:span text:style-name="T590">—</text:span><text:span text:style-name="T570">वो जो दृढ़तापूर्वक आपकी आराधना करते हैं</text:span><text:span text:style-name="T589">, </text:span><text:span text:style-name="T570">अथवा वो जो उस सनातन अव्यक्त तत्व की आराधना करते हैं</text:span><text:span text:style-name="T589">?</text:span></text:p>
      <text:p text:style-name="P126"/>
      <text:p text:style-name="Standard_20_hindi_20_text"><text:span text:style-name="T507">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71">'</text:span><text:span text:style-name="T507">अनंत का भव्य अनावरण</text:span><text:span text:style-name="T571">' </text:span><text:span text:style-name="T507">था। अर्जुन के भीतर शक्ति की प्रचंड धाराएँ बहने लगीं। अर्जुन ने, श्रीकृष्ण के नीलमेघ</text:span><text:span text:style-name="T571">-</text:span><text:span text:style-name="T507">श्यामल शरीर में शांति</text:span><text:span text:style-name="T571">, </text:span><text:span text:style-name="T507">आनंद</text:span><text:span text:style-name="T571">, </text:span><text:span text:style-name="T507">भय</text:span><text:span text:style-name="T571">, </text:span><text:span text:style-name="T507">काम</text:span><text:span text:style-name="T571">, </text:span><text:span text:style-name="T507">उद्वेग</text:span><text:span text:style-name="T571">, </text:span><text:span text:style-name="T507">मृत्यु</text:span><text:span text:style-name="T571">, </text:span><text:span text:style-name="T507">जीवन</text:span><text:span text:style-name="T571">, </text:span><text:span text:style-name="T507">मित्र</text:span><text:span text:style-name="T571">, </text:span><text:span text:style-name="T507">शत्रु</text:span><text:span text:style-name="T571">, </text:span><text:span text:style-name="T507">देव</text:span><text:span text:style-name="T571">, </text:span><text:span text:style-name="T507">दानव</text:span><text:span text:style-name="T572">, </text:span><text:span text:style-name="T507">ये सब देखा। उन्हें वैयक्तिक एवं निर्वैयक्तिक</text:span><text:span text:style-name="T571">, </text:span><text:span text:style-name="T507">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00">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39">सततं कीर्तयन्तो मां यतन्तश्च दृढव्रताः ।</text:p>
      <text:p text:style-name="P125"><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26"/>
      <text:p text:style-name="Standard_20_hindi_20_text"><text:span text:style-name="T560">दृढ निश्चय वाले वे भक्तजन नि</text:span><text:span text:style-name="T561">रंत</text:span><text:span text:style-name="T560">र मेरे नाम और गुणों का कीर्तन करते हुए</text:span><text:span text:style-name="T581">, </text:span><text:span text:style-name="T586">नि</text:span><text:span text:style-name="T587">रंत</text:span><text:span text:style-name="T586">र</text:span><text:span text:style-name="T560"> मरे स्मरण में स्थित होने का यत्न करते हुए</text:span><text:span text:style-name="T586">, मुझे</text:span><text:span text:style-name="T560"> सर्वदा प्रणाम करते हुए—ऐसे अविभाज्य भक्तियोग में मेरी उपासना करते हैं।</text:span></text:p>
      <text:p text:style-name="P126"/>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404">अक्षरम्</text:span><text:span text:style-name="T275">-</text:span><text:span text:style-name="T404">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404">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404">अक्षर</text:span><text:span text:style-name="T175"> </text:span><text:span text:style-name="T7">अर्थात अविनाशी है</text:span><text:span text:style-name="T225">, </text:span><text:span text:style-name="T7">और </text:span><text:span text:style-name="T404">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1"><text:soft-page-break/>  <text:span text:style-name="T554">यच्चक्षुषा न पश्यन्ति येन चक्षूंषि पश्यति।</text:span></text:p>
      <text:p text:style-name="P125"><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26"/>
      <text:p text:style-name="Standard_20_hindi_20_text"><text:span text:style-name="T560">वह जो आँखों से नही देखा जा सकता</text:span><text:span text:style-name="T581">, </text:span><text:span text:style-name="T560">परन्तु जिसके होने से आँखें देख पाती हैं</text:span><text:span text:style-name="T581">, </text:span><text:span text:style-name="T560">जान लो कि वही ब्रह्म है</text:span><text:span text:style-name="T581">, </text:span><text:span text:style-name="T560">न कि वो</text:span><text:span text:style-name="T581">, </text:span><text:span text:style-name="T560">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507">प्रायः लोग एक को दूसरे से तुलना करते हुए प्रश्न पूछते हैं। परंतु जो वास्तविक गुरु होते हैं</text:span><text:span text:style-name="T571">, </text:span><text:span text:style-name="T507">वे एक मार्ग को दूसरे मार्ग से श्रेष्ठ घोषित नहीं करते।</text:span><text:span text:style-name="T572"> </text:span><text:span text:style-name="T507">साधकों को उनके पिछले संस्कारों के अनुसार, आध्यात्मिक अनुभव अलग</text:span><text:span text:style-name="T571">-</text:span><text:span text:style-name="T507">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71">, </text:span><text:span text:style-name="T507">भगवान अर्जुन के प्रश्न का उत्तर देना प्रारंभ करते हैं।</text:span></text:p>
      <text:h text:style-name="P20" text:outline-level="3">१२<text:span text:style-name="T497">.</text:span>२</text:h>
      <text:p text:style-name="P4">श्रीभगवानुवाच।</text:p>
      <text:p text:style-name="P4">मय्यावेश्य मनो ये मां नित्ययुक्ता उपासते।</text:p>
      <text:p text:style-name="P4">श्रद्धया परयोपेताः ते मे युक्ततमा मताः।।</text:p>
      <text:p text:style-name="P126"/>
      <text:p text:style-name="P15"><text:span text:style-name="T507">श्री भगवान ने कहा</text:span><text:span text:style-name="T571">: </text:span><text:span text:style-name="T572">जो परम श्रद्धा से परिपूर्ण हैं</text:span><text:span text:style-name="T573">, </text:span><text:span text:style-name="T507">जिनका मन मेरे भजन</text:span><text:span text:style-name="T571">-</text:span><text:span text:style-name="T507">ध्यान में सर्वदा मेरे साथ एकजुट है</text:span><text:span text:style-name="T518">, जो</text:span><text:span text:style-name="T571"> </text:span><text:span text:style-name="T507">मुझमें समाहित हैं</text:span><text:span text:style-name="T571">, </text:span><text:span text:style-name="T507">मैं उन्हें योगियों में अति उत्तम योगी मानता हूँ।</text:span></text:p>
      <text:p text:style-name="P126"/>
      <text:p text:style-name="Standard_20_hindi_20_text"><text:span text:style-name="T507">अर्जुन के सीधे प्रश्न का उत्तर नहीं देते हुए</text:span><text:span text:style-name="T571">, </text:span><text:span text:style-name="T507">भगवान इस श्लोक में आध्यात्मिक साधना का सार प्रकट करते हैं। चाहे साधक श्रीकृष्ण के रमणीय रूप का ध्यान करे</text:span><text:span text:style-name="T571">, </text:span><text:span text:style-name="T507">अथवा भगवान के</text:span><text:span text:style-name="T520"> बताए गए</text:span><text:span text:style-name="T507"> आत्म</text:span><text:span text:style-name="T518">-</text:span><text:span text:style-name="T507">ध्यान का अनुसरण करे</text:span><text:span text:style-name="T571">, </text:span><text:span text:style-name="T507">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72">—</text:span><text:span text:style-name="T507">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6"/>
      <text:p text:style-name="P127"><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26"/>
      <text:p text:style-name="Standard_20_hindi_20_text"><text:span text:style-name="T560">जब मन हृदय में प्रवेश करता है</text:span><text:span text:style-name="T581">, </text:span><text:span text:style-name="T560">तब तत्व अनुभूति होती है। धन्य है वो,</text:span><text:span text:style-name="T562"> जो </text:span><text:span text:style-name="T560">इस प्रकार हृदय</text:span><text:span text:style-name="T563">-</text:span><text:span text:style-name="T560">तीर्थ में डुबकी लगाकर</text:span><text:span text:style-name="T581">, </text:span><text:span text:style-name="T560">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4">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401">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4"><text:s/><text:span text:style-name="T639">श्रद्धा आविवेश।</text:span><text:span text:style-name="T640"><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26"/>
      <text:p text:style-name="P41">मद्गुणश्रुतिमात्रेण मयि सर्वगुहाशये।</text:p>
      <text:p text:style-name="P41">मनोगतिरविच्छिन्ना यथा गङ्गाम्भसोऽम्बुधौ।।</text:p>
      <text:p text:style-name="P41">लक्षणं भक्तियोगस्य निर्गुणस्य ह्युदाहृतम।</text:p>
      <text:p text:style-name="P130"><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26"/>
      <text:p text:style-name="P52"><text:span text:style-name="T560">सबके हृदय</text:span><text:span text:style-name="T581">-</text:span><text:span text:style-name="T560">गुहा में रहने वाले</text:span><text:span text:style-name="T581">, </text:span><text:span text:style-name="T560">मेरे गुणों का वर्णन</text:span></text:p>
      <text:p text:style-name="P37">जिस क्षण शुद्ध हृदय<text:span text:style-name="T717"> वाला </text:span>सुनता है</text:p>
      <text:p text:style-name="P52"><text:span text:style-name="T560">उसी क्षण उसका मन मुझमें लीन होने के लिए</text:span><text:span text:style-name="T581">, </text:span><text:span text:style-name="T560">मूसलाधार गति से बहने लगता है</text:span></text:p>
      <text:p text:style-name="P53"><text:span text:style-name="T560">उसी प्रकार</text:span><text:span text:style-name="T581">, </text:span><text:span text:style-name="T560">जैसे </text:span><text:span text:style-name="T564">कि दिव्य गंगा </text:span><text:span text:style-name="T560">सागर में मिल जाने के</text:span><text:span text:style-name="T565"> लिए</text:span><text:span text:style-name="T560"> बहती है</text:span></text:p>
      <text:p text:style-name="P52"><text:span text:style-name="T560">अकारण और निरंतर</text:span><text:span text:style-name="T581">, </text:span><text:span text:style-name="T560">वह मनमोहन पुरुषोत्तम से प्रेम करता है</text:span></text:p>
      <text:p text:style-name="P37">यह वास्तव में निर्गुण भक्तियोग का संकेत है</text:p>
      <text:p text:style-name="P126"/>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4">फिर</text:span><text:span text:style-name="T507"> उनका क्या जो अक्षर आत्मा का हृदय में ध्यान करते हैं</text:span><text:span text:style-name="T571">? </text:span><text:span text:style-name="T507">भगवान अगले श्लोक में इसका उत्तर देते हैं।</text:span></text:p>
      <text:p text:style-name="P126"/>
      <text:h text:style-name="Shloka_20_number_20_heading" text:outline-level="3">१२<text:span text:style-name="T497">.</text:span>३<text:span text:style-name="T504">-</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6"/>
      <text:p text:style-name="P14"><text:span text:style-name="T507">तथापि</text:span><text:span text:style-name="T571">, </text:span><text:span text:style-name="T507">जो अपनी इंद्रियों को वश में करके</text:span><text:span text:style-name="T571">, </text:span><text:span text:style-name="T507">उस अक्षर</text:span><text:span text:style-name="T571">, </text:span><text:span text:style-name="T507">अव्यक्त</text:span><text:span text:style-name="T571">, </text:span><text:span text:style-name="T507">अवर्णनीय</text:span><text:span text:style-name="T571">, </text:span><text:span text:style-name="T507">सर्वव्यापी</text:span><text:span text:style-name="T571">, </text:span><text:span text:style-name="T507">अचिन्त्य</text:span><text:span text:style-name="T571">, </text:span><text:span text:style-name="T507">अपरिवर्तनीय</text:span><text:span text:style-name="T571">, </text:span><text:span text:style-name="T507">अचल</text:span><text:span text:style-name="T571">, </text:span><text:span text:style-name="T507">सनातन की उपासना करते हैं</text:span><text:span text:style-name="T571">, </text:span><text:span text:style-name="T507">जो समचित्त हैं</text:span><text:span text:style-name="T571">, </text:span><text:span text:style-name="T507">जो सब प्राणियों के हित में लगे रहते हैं </text:span><text:span text:style-name="T571">- </text:span><text:span text:style-name="T507">वे मुझ को ही प्राप्त होते हैं।</text:span></text:p>
      <text:p text:style-name="P126"/>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99"/>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99"/>
      <text:h text:style-name="Subsection_20_within_20_shloka" text:outline-level="4">ऋषि <text:span text:style-name="T647">की</text:span><text:span text:style-name="T648">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507">ऐसे अनुभव का वर्णन अथवा </text:span><text:span text:style-name="T522">किसी और से</text:span><text:span text:style-name="T525"> </text:span><text:span text:style-name="T507">उसकी</text:span><text:span text:style-name="T523"> </text:span><text:span text:style-name="T507">उपमा</text:span><text:span text:style-name="T522"> <text:s/>करना</text:span><text:span text:style-name="T507"> संभव नहीं है</text:span><text:span text:style-name="T571">, </text:span><text:span text:style-name="T507">क्योंकि उसका इंद्रियों द्वारा ग्रहण संभव नहीं है। वह अव्यक्त है। यह वो बोध है जो इंद्रियों और मन को जीवंत बनाती है। केवल ये ही है</text:span><text:span text:style-name="T571">, </text:span><text:span text:style-name="T507">जो सारे विश्व को प्रकाशित करती है। यह दृष्टा का वास्तविक स्वरूप है</text:span><text:span text:style-name="T571">; </text:span><text:span text:style-name="T507">यह शुद्ध चित् है</text:span><text:span text:style-name="T572">—</text:span><text:span text:style-name="T507">जो तत्काल</text:span><text:span text:style-name="T571">, </text:span><text:span text:style-name="T507">यहीं और अभी है</text:span><text:span text:style-name="T574">, जो </text:span><text:span text:style-name="T507">हमारे अपने अस्तित्व का</text:span><text:span text:style-name="T524"> ही अनुभव</text:span><text:span text:style-name="T507"> है। अतः उपनिषद् इसे </text:span><text:span text:style-name="T475">अपरोक्ष</text:span><text:span text:style-name="T507">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99"/>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0"/>
      <text:h text:style-name="P20" text:outline-level="3">१२<text:span text:style-name="T497">.</text:span>५</text:h>
      <text:p text:style-name="P4"><text:span text:style-name="T718">क्लेशोऽधिकतरस्तेषामव्यक्तासक्तचेतसाम्</text:span>।</text:p>
      <text:p text:style-name="P4">अव्यक्ता हि गतिर्दुःखं देहवद्भिरवाप्यते।।</text:p>
      <text:p text:style-name="P4"/>
      <text:p text:style-name="P14"><text:span text:style-name="T507">उन लोगों के लिए कठिनाई अधिक है जिनका मन अव्यक्त पर केंद्रित है</text:span><text:span text:style-name="T571">, </text:span><text:span text:style-name="T507">क्योंकि अव्यक्त के लक्ष्य तक पहुंचना देहधारियों के लिए बहुत कठिन है।</text:span></text:p>
      <text:p text:style-name="P126"/>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507">प्रारंभिक अवस्था में ही</text:span><text:span text:style-name="T571">, </text:span><text:span text:style-name="T507">अधिकारी शरीर और मन को शुद्ध करके उच्चतम ज्ञान प्राप्त करने के लाय</text:span><text:span text:style-name="T526">क बन जाता</text:span><text:span text:style-name="T527"> है</text:span><text:span text:style-name="T507">। निस्संदेह</text:span><text:span text:style-name="T571">,</text:span><text:span text:style-name="T507"> मन या शरीर इस ज्ञान ग्रहण</text:span><text:span text:style-name="T528"> नहीं</text:span><text:span text:style-name="T507"> करता है</text:span><text:span text:style-name="T529">।</text:span><text:span text:style-name="T571"> </text:span><text:span text:style-name="T507">परन्तु यदि शरीर और मन</text:span><text:span text:style-name="T531"> को शुद्ध नहीं किया गया हो, तो वे</text:span><text:span text:style-name="T530"> श्रवण</text:span><text:span text:style-name="T507"> की प्रक्रिया को बाधित कर सकते है।</text:span><text:span text:style-name="T571"> </text:span><text:span text:style-name="T507">मन लगातार विचारों</text:span><text:span text:style-name="T571">, </text:span><text:span text:style-name="T507">कार्यों या भावनाओं के बारे में बड़बड़ाता रहता है—</text:span><text:span text:style-name="T571">'</text:span><text:span text:style-name="T507">तुमने ऐसा किया है</text:span><text:span text:style-name="T571">', </text:span><text:span text:style-name="T507">या </text:span><text:span text:style-name="T571">'</text:span><text:span text:style-name="T507">तुम्हें यह करना है</text:span><text:span text:style-name="T571">' </text:span><text:span text:style-name="T507">या </text:span><text:span text:style-name="T571">'</text:span><text:span text:style-name="T507">तुम्हारी यह इच्छा है</text:span><text:span text:style-name="T571">' </text:span><text:span text:style-name="T507">या </text:span><text:span text:style-name="T571">'</text:span><text:span text:style-name="T507">तुम्हारी वह प्रेरणा है।</text:span><text:span text:style-name="T571">' </text:span><text:span text:style-name="T507">जब ये सभी कोलाहल शांत हो जाते हैं</text:span><text:span text:style-name="T571">, </text:span><text:span text:style-name="T507">और साधक महावाक्य सुनता है</text:span><text:span text:style-name="T571">, </text:span><text:span text:style-name="T507">तो वह </text:span><text:soft-page-break/><text:span text:style-name="T507">अपने भीतर स्वयं प्रकाशमान वास्तविकता को आसानी से पहचान लेता है। जब तक हम स्वयं को शरीर मानते हैं</text:span><text:span text:style-name="T571">, </text:span><text:span text:style-name="T507">हम अज्ञानी हैं। </text:span><text:span text:style-name="T532">ऐसे</text:span><text:span text:style-name="T507"> व्यक्ति ने अभी तक उस बात को नहीं सुना जिससे उसे यह समझ आए कि ‘मैं शरीर नहीं हूँ।’ इस स्थिति में किस प्रकार का ध्यान संभव है</text:span><text:span text:style-name="T571">? </text:span><text:span text:style-name="T507">आज</text:span><text:span text:style-name="T571">-</text:span><text:span text:style-name="T507">कल बहुत लोग ध्यान अथवा 'मेडिटेशन' करने का दावा करते हैं। यह संभवतः मानसिक सुस्ती है</text:span><text:span text:style-name="T571">, </text:span><text:span text:style-name="T507">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71">, </text:span><text:span text:style-name="T507">कोई सत्य के द्वार में कैसे प्रवेश कर सकता है</text:span><text:span text:style-name="T571">?</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408">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507">यद्यपि यहां कहा गया है कि अव्यक्त पर ध्यान करने का योग बहुत कठिन है</text:span><text:span text:style-name="T571">, </text:span><text:span text:style-name="T507">देखा गया है कि भगवान रमण महर्षि आदि महात्माओं ने इसे तत्काल ही प्राप्त कर लिया। एक क्षण वे यहां थे</text:span><text:span text:style-name="T571">, </text:span><text:span text:style-name="T507">और दूसरे क्षण आत्मबोध की अलौकिक ऊँचाइयों पर। कुछ लोगों के लिए</text:span><text:span text:style-name="T571">, </text:span><text:span text:style-name="T507">आत्मसाक्षात्कार एक क्षण में हो जाता है। स्वयं महर्षि का गीत है </text:span><text:span text:style-name="T571">- “</text:span><text:span text:style-name="T507">अरे</text:span><text:span text:style-name="T533">!</text:span><text:span text:style-name="T571"> </text:span><text:span text:style-name="T507">आत्मविद्या तो इतनी सुलभ है</text:span><text:span text:style-name="T571">; </text:span><text:span text:style-name="T507">सबसे सुलभ है।” स्वामी विवेकानंद कहते हैं</text:span><text:span text:style-name="T571">, “</text:span><text:span text:style-name="T507">आत्मा तो इतनी सुलभ है</text:span><text:span text:style-name="T572">—</text:span><text:span text:style-name="T507">कि वह तुम्हारे अस्तित्व जितनी सुलभ है।” हमारे अस्तित्व ‘मैं’ से अधिक सुलभ और क्या हो सकता है</text:span><text:span text:style-name="T571">, </text:span><text:span text:style-name="T507">जो सदा हममें विद्यमान है</text:span><text:span text:style-name="T571">? </text:span><text:span text:style-name="T507">फिर भी</text:span><text:span text:style-name="T571">, </text:span><text:span text:style-name="T507">हम शरीर</text:span><text:span text:style-name="T571">, </text:span><text:span text:style-name="T507">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26"/>
      <text:p text:style-name="P5">प्रेम का मधुर मार्ग</text:p>
      <text:p text:style-name="P126"/>
      <text:p text:style-name="P142"><text:span text:style-name="T560">मेरे गुरु आ रहे हैं</text:span><text:span text:style-name="T581">, </text:span><text:span text:style-name="T560">जो सदा निवास करते अनंत में</text:span></text:p>
      <text:p text:style-name="P142">सभी नामों और रूपों से परे है उनका घर</text:p>
      <text:p text:style-name="P142"><text:span text:style-name="T560">घाटियों या पहाड़ियों की ढलानों पर मिला मैं उनसे बार</text:span><text:span text:style-name="T581">-</text:span><text:span text:style-name="T560">बार</text:span></text:p>
      <text:p text:style-name="P142"><text:span text:style-name="T560">एक दिन संकल्प किया उन्हें ढूंढने का</text:span><text:span text:style-name="T581">, </text:span><text:span text:style-name="T560">उनके घर जाकर मिलने का</text:span></text:p>
      <text:p text:style-name="P142"><text:span text:style-name="T560">कुत्ते की भा</text:span><text:span text:style-name="T566">ंति</text:span><text:span text:style-name="T581">,</text:span><text:span text:style-name="T560">अपने</text:span><text:span text:style-name="T566"> </text:span><text:span text:style-name="T560">स्वामी</text:span><text:span text:style-name="T566"> की</text:span><text:span text:style-name="T560"> गंध</text:span><text:span text:style-name="T566"> ढूंढ</text:span><text:span text:style-name="T567"> ली मैने</text:span></text:p>
      <text:p text:style-name="P142"><text:span text:style-name="T560">उनकी सुगंध थी दिव्य</text:span><text:span text:style-name="T581">; </text:span><text:span text:style-name="T560">किसी भी सांसारिक गंध से परे  </text:span></text:p>
      <text:p text:style-name="P142"><text:span text:style-name="T560">जितना निर्मल था हृदय</text:span><text:span text:style-name="T581">, </text:span><text:span text:style-name="T560">उतना ही स्पष्ट था उनका अनुभव</text:span></text:p>
      <text:p text:style-name="P142">मन की रेत पर चरण<text:span text:style-name="T719">-</text:span>चिन्ह देखे मनमोहन प्रीतम के</text:p>
      <text:p text:style-name="P142">संघर्ष किया पावन और विषयी को अलग करने का</text:p>
      <text:p text:style-name="P142">अंत में पहुंचा मैं उनके निवास द्वार पर</text:p>
      <text:p text:style-name="P142">और शीघ्र ही नदी विलीन हो गई सागर में </text:p>
      <text:p text:style-name="P142"><text:span text:style-name="T560">मैं लीन हो गया उनमें</text:span><text:span text:style-name="T568">, </text:span><text:span text:style-name="T560">अनंत था मेरा शरीर</text:span><text:span text:style-name="T581">; </text:span><text:span text:style-name="T560">अनंत था मेरा नाम</text:span><text:span text:style-name="T581">!</text:span></text:p>
      <text:p text:style-name="P142">फिर भी कहीं न कहीं एक लालसा थी उन्हें देखने की  </text:p>
      <text:p text:style-name="P142"><text:span text:style-name="T560">इसलिए उठा मैं मेघ बनकर</text:span><text:span text:style-name="T581">, </text:span><text:span text:style-name="T560">सूरज की स्वर्णिम किरणें समेटे</text:span></text:p>
      <text:p text:style-name="P142">प्रेम का अमृत जल बनकर बरसा स्वर्ग से</text:p>
      <text:p text:style-name="P142"><text:span text:style-name="T560">फिर शुरू हुई मेरी लंबी यात्रा</text:span><text:span text:style-name="T581">, </text:span><text:span text:style-name="T560">लालसा की धारा बने</text:span></text:p>
      <text:p text:style-name="P142"><text:span text:style-name="T560">फिर आरंभ हुई मेरी मधुर प्रेम यात्रा</text:span><text:span text:style-name="T581">, </text:span></text:p>
      <text:p text:style-name="P142">अपने नीले प्रियतम को गले लगाने के लिए</text:p>
      <text:p text:style-name="P142"><text:span text:style-name="T560">पर लालसा के पीछे</text:span><text:span text:style-name="T581">, </text:span><text:span text:style-name="T560">गहराई में</text:span><text:span text:style-name="T569">, </text:span><text:span text:style-name="T588">मुझे </text:span><text:span text:style-name="T560">है ज्ञान कि </text:span><text:span text:style-name="T581">'</text:span><text:span text:style-name="T560">मैं ही मेरा प्रीतम हूं</text:span><text:span text:style-name="T581">'</text:span></text:p>
      <text:h text:style-name="P145" text:outline-level="3"/>
      <text:h text:style-name="P143" text:outline-level="3"><text:span text:style-name="T649">१२</text:span><text:span text:style-name="T650">.</text:span><text:span text:style-name="T649">६</text:span><text:span text:style-name="T650">-</text:span><text:span text:style-name="T64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6"/>
      <text:p text:style-name="Standard_20_hindi_20_text"><text:span text:style-name="T424">परंतु</text:span><text:span text:style-name="T426">, </text:span><text:span text:style-name="T424">जो मेरी उपासना करते हैं</text:span><text:span text:style-name="T426">, </text:span><text:span text:style-name="T424">अपने सारे कर्मों का मुझमें त्याग करते हैं</text:span><text:span text:style-name="T426">, </text:span><text:span text:style-name="T424">मुझे ही परम लक्ष्य मानते हैं</text:span><text:span text:style-name="T426">, </text:span><text:span text:style-name="T424">एकाग्र चित्त होकर मेरा ध्यान करते हैं</text:span><text:span text:style-name="T426">, </text:span><text:span text:style-name="T424">जिनके सारे विचार मुझ पर ही केंद्रित हैं</text:span><text:span text:style-name="T426">, अति शीघ्र</text:span><text:span text:style-name="T427"> ही</text:span><text:span text:style-name="T424"> </text:span><text:span text:style-name="T425">हे</text:span><text:span text:style-name="T424"> पार्थ</text:span><text:span text:style-name="T426">, </text:span><text:span text:style-name="T424">मैं उन्हे इस मृत्यु रूपी सागर पार कराने वाला बन जाता हूं।</text:span><text:span text:style-name="T507">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5"><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07">भगवान शंकराचार्य कहते हैं</text:span><text:span text:style-name="T571">,</text:span></text:p>
      <text:p text:style-name="P39">अन्नादानविसर्गाभ्यामीषन्नास्ति क्रिया मुनेः।</text:p>
      <text:p text:style-name="P128"><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6"/>
      <text:p text:style-name="P50"><text:span text:style-name="T560">भोजन करने या अन्य शारीरिक आवश्यकताओं को पूरा करने के अतिरिक्त</text:span><text:span text:style-name="T581">, </text:span><text:span text:style-name="T560">संन्यास की महत्वाकांक्षा रखने वाले को किसी अन्य गतिविधि में नहीं लगना चाहिए। इसलिए</text:span><text:span text:style-name="T581">, </text:span><text:span text:style-name="T560">एकाग्र ध्यान से</text:span><text:span text:style-name="T581">, </text:span><text:span text:style-name="T560">निरंतर आत्म</text:span><text:span text:style-name="T581">-</text:span><text:span text:style-name="T560">संयम द्वारा स्वयं पर लगे आरोपण को हटाओ।</text:span></text:p>
      <text:p text:style-name="P131"/>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5">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70">—</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6">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7">तब</text:span><text:span text:style-name="T206"> व्यक्ति मृत्यु की धारा में गिर जाता है। </text:span><text:span text:style-name="T314">वह</text:span><text:span text:style-name="T206"> क्षण </text:span><text:span text:style-name="T314">जब </text:span><text:span text:style-name="T206">मन अंतर्मुखी हो</text:span><text:span text:style-name="T314">कर</text:span><text:span text:style-name="T206"> आत्मा में स्थित हो जाता है</text:span><text:span text:style-name="T266">, </text:span><text:span text:style-name="T371">उसे ही </text:span><text:span text:style-name="T206">अमरता </text:span><text:span text:style-name="T314">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8">त</text:span><text:span text:style-name="T206"> मृत्यु से मुक्त हो जाते हैं।</text:span></text:p>
      <text:p text:style-name="P100"/>
      <text:p text:style-name="Standard_20_hindi_20_text"><text:span text:style-name="T189">तेषां अहं समुद्धर्ता</text:span><text:span text:style-name="T383">—</text:span><text:span text:style-name="T7">मैं उन्हें संसार से </text:span><text:span text:style-name="T314">पूर्णत</text:span><text:span text:style-name="T319">या</text:span><text:span text:style-name="T7"> ऊपर उठा</text:span><text:span text:style-name="T107"> </text:span><text:span text:style-name="T320">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4">—</text:span><text:span text:style-name="T372">"</text:span><text:span text:style-name="T7">अपने अंदर देखो और आत्मा का बोध करो।</text:span><text:span text:style-name="T111">"</text:span></text:p>
      <text:p text:style-name="P4"/>
      <text:p text:style-name="P4">विशेष बात</text:p>
      <text:p text:style-name="P141"><text:span text:style-name="T201">पिछले अध्याय </text:span><text:span text:style-name="T411">(</text:span><text:span text:style-name="T201">११</text:span><text:span text:style-name="T411">.</text:span><text:span text:style-name="T201">५४</text:span><text:span text:style-name="T411">)</text:span><text:span text:style-name="T412">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410">, </text:span><text:span text:style-name="T201">भगवान कहते हैं</text:span><text:span text:style-name="T410">, </text:span><text:span text:style-name="T205">अनन्येनैव योगेन</text:span><text:span text:style-name="T2"> </text:span><text:span text:style-name="T410">- </text:span><text:span text:style-name="T201">वो मुझसे अलग नहीं होता। ईश्वर से अलग कोई ‘मैं’ नही होता</text:span><text:span text:style-name="T410">;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410">; </text:span><text:span text:style-name="T201">ईश्वर के साथ एक हो गया है</text:span><text:span text:style-name="T410">; </text:span><text:span text:style-name="T201">ईश्वर बन गया है। नदी </text:span><text:span text:style-name="T291">न</text:span><text:span text:style-name="T201"> रही</text:span><text:span text:style-name="T410">;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410">; </text:span><text:span text:style-name="T201">जीव भाव पूर्णतः समाप्त हो गयी है। इस प्रकार</text:span><text:span text:style-name="T410">, </text:span><text:span text:style-name="T205">अनन्येनैव योगेन</text:span><text:span text:style-name="T2"> </text:span><text:span text:style-name="T201">भक्ति की उस ऊंचाई को इंगित करता है</text:span><text:span text:style-name="T410">, </text:span><text:span text:style-name="T201">जहां अहंकार पूरी तरह ईश्वर को समर्पित हो </text:span><text:span text:style-name="T291">गया</text:span><text:span text:style-name="T201"> है।</text:span></text:p>
      <text:p text:style-name="P140"><text:span text:style-name="T205">मां ध्यायन्त उपासते</text:span><text:span text:style-name="T2"> </text:span><text:span text:style-name="T410">- </text:span><text:span text:style-name="T201">ऐसी एकाग्र भक्ति के साथ उनका मन मेरा ध्यान करता है</text:span><text:span text:style-name="T410">, </text:span><text:span text:style-name="T201">और शरीर मेरी पूजा करता है। </text:span><text:span text:style-name="T205">ये तु सर्वाणि कर्माणि मयि सन्न्यस्य</text:span><text:span text:style-name="T2"> </text:span><text:span text:style-name="T410">- </text:span><text:span text:style-name="T201">सारे कर्मों को मुझे अर्पण करके</text:span><text:span text:style-name="T410">,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101"/>
      <text:p text:style-name="P140"><text:span text:style-name="T708">हम जहां भी हों</text:span><text:span text:style-name="T503">, </text:span><text:span text:style-name="T708">वहीं से अपनी आध्यात्मिक साधना शुरू करना </text:span><text:span text:style-name="T291">बेहतर</text:span><text:span text:style-name="T708"> है। हमें अपने कर्म </text:span><text:span text:style-name="T291">को</text:span><text:span text:style-name="T708"> पूजा के रूप में करना चाहिए</text:span><text:span text:style-name="T503">, </text:span><text:span text:style-name="T708">इस निष्ठा </text:span><text:span text:style-name="T291">समेत</text:span><text:span text:style-name="T708"> कि हम जो कुछ भी देखते हैं उसके पीछे परमेश्वर हैं। इस प्रकार</text:span><text:span text:style-name="T503">, </text:span><text:span text:style-name="T708">भगवान और स</text:span><text:span text:style-name="T291">द्गुरु</text:span><text:span text:style-name="T708"> के निरंतर स्मरण के साथ</text:span><text:span text:style-name="T503">, </text:span><text:span text:style-name="T708">भगवन्नाम का जप करते हुए और दिखने वाले सभी रूपों में उनकी पूजा करते हुए</text:span><text:span text:style-name="T503">, </text:span><text:span text:style-name="T708">व्यक्ति को </text:span><text:span text:style-name="T474">सतत</text:span><text:span text:style-name="T490">-</text:span><text:span text:style-name="T474">योगी</text:span><text:span text:style-name="T708"> बनना चाहिए।</text:span></text:p>
      <text:p text:style-name="P140">निम्नलिखित श्लोक भक्तों में प्रसिद्ध है। इस गीता श्लोक का सार एक प्रार्थना के रूप में प्रस्तुत है।</text:p>
      <text:p text:style-name="P126"/>
      <text:p text:style-name="P39"><text:tab/>कायेन वाचा मनसेन्द्रियैर्वा बुध्द्यात्मना वा प्रकृते स्वभावात्।</text:p>
      <text:p text:style-name="P39"><text:span text:style-name="T720"><text:s text:c="4"/></text:span>करोमि यद्यत् सकलं परस्मै नारायणायेति समर्पयामि।।</text:p>
      <text:p text:style-name="Standard_20_hindi_20_text"><text:span text:style-name="T560">अपने स्वभाव से प्रेरित होकर</text:span><text:span text:style-name="T581">, </text:span><text:span text:style-name="T560">मैं शरीर से</text:span><text:span text:style-name="T581">, </text:span><text:span text:style-name="T560">वाणी से</text:span><text:span text:style-name="T581">, </text:span><text:span text:style-name="T560">मन से</text:span><text:span text:style-name="T581">, </text:span><text:span text:style-name="T560">इंद्रियों से या बुद्धि से जो भी कर्म करता हूं</text:span><text:span text:style-name="T586">—</text:span><text:span text:style-name="T560">वह सब मैं नारायण को अर्पित करता हूं।</text:span></text:p>
      <text:p text:style-name="Standard_20_hindi_20_text"><text:span text:style-name="T507">इस श्लोक में भक्त अपना सर्वस्व</text:span><text:span text:style-name="T571">, </text:span><text:span text:style-name="T507">अपना कर्तृत्व तथा अपना अहंकार ईश्वर के चरणों में अर्पित करता है। ये है भक्ति।</text:span></text:p>
      <text:p text:style-name="Standard_20_hindi_20_text"/>
      <text:p text:style-name="Standard_20_hindi_20_text"><text:span text:style-name="T560">इसे प्राप्त करना कैसे संभव है</text:span><text:span text:style-name="T581">?</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401">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401">उस पर</text:span><text:span text:style-name="T402"> </text:span><text:span text:style-name="T409">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4">रखने का</text:span><text:span text:style-name="T321">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99"/>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5">—</text:span><text:span text:style-name="T7">बिल्ली और बिलौटे का मार्ग</text:span><text:span text:style-name="T370">—</text:span><text:span text:style-name="T7">बिलौटा अपनी माँ को पकड़ने का प्रयास नहीं</text:span><text:span text:style-name="T120"> </text:span><text:span text:style-name="T298">करता। वह असहाय</text:span><text:span text:style-name="T322">,</text:span><text:span text:style-name="T368"> </text:span><text:span text:style-name="T298">करुण रूप से म्याऊं</text:span><text:span text:style-name="T368">-</text:span><text:span text:style-name="T298">म्याऊं करता रहता है जब तक कि माँ बिल्ली आकर उसे पकड़ नहीं लेती और उसकी देखभाल नहीं करती। इसी तरह</text:span><text:span text:style-name="T368">, </text:span><text:span text:style-name="T298">भगवान अपने भक्त को</text:span><text:span text:style-name="T299"> </text:span><text:span text:style-name="T323">माँ की भांति</text:span><text:span text:style-name="T298"> सहारा देते हैं</text:span><text:span text:style-name="T299">, </text:span><text:span text:style-name="T323">जो उनका अनुग्रह है</text:span><text:span text:style-name="T298">। </text:span><text:span text:style-name="T314">मर्कट-किशोर-न्याय से</text:span><text:span text:style-name="T324"> का तात्पर्य</text:span><text:span text:style-name="T298"> आत्मप्रयास की स्थिति</text:span><text:span text:style-name="T300"> </text:span><text:span text:style-name="T324">से है</text:span><text:span text:style-name="T368">, </text:span><text:span text:style-name="T298">जबकि </text:span><text:span text:style-name="T314">मार्जार-किशोर-न्याय का</text:span><text:span text:style-name="T325"> तात्पर्य</text:span><text:span text:style-name="T298"> अनुग्रह की स्थिति</text:span><text:span text:style-name="T301"> </text:span><text:span text:style-name="T325">से है</text:span><text:span text:style-name="T298">। जब प्रभु की शक्ति आपके बारे में चिंतित हो</text:span><text:span text:style-name="T368">, </text:span><text:span text:style-name="T298">और उनकी करुणा आप पर बरस रही हो</text:span><text:span text:style-name="T368">, </text:span><text:span text:style-name="T298">तो जान लें कि उन्होंने आपको सुरक्षित पकड़ रहा है। फिर</text:span><text:span text:style-name="T368">, </text:span><text:span text:style-name="T298">आप बिना किसी </text:span><text:soft-page-break/><text:span text:style-name="T298">चिंता के</text:span><text:span text:style-name="T368">, </text:span><text:span text:style-name="T298">बेहिचक आगे बढ़ सकते हैं। समझें कि भगवान ने हमें वैसे पकड़ रखा है जैसे माता</text:span><text:span text:style-name="T368">-</text:span><text:span text:style-name="T298">पिता अपने बच्चे सुरक्षित रखते हैं। अब हमारा </text:span><text:span text:style-name="T314">किसी</text:span><text:span text:style-name="T327"> प्रकार का</text:span><text:span text:style-name="T298"> पतन संभव</text:span><text:span text:style-name="T302"> </text:span><text:span text:style-name="T326">ही</text:span><text:span text:style-name="T298"> नहीं है।</text:span></text:p>
      <text:p text:style-name="P126"/>
      <text:h text:style-name="Subsection_20_within_20_shloka" text:outline-level="4"><text:span text:style-name="T707">मर्कट</text:span><text:span text:style-name="T497">-</text:span><text:span text:style-name="T707">किशोर</text:span><text:span text:style-name="T497">-</text:span><text:span text:style-name="T707">न्याय और मार्जार</text:span><text:span text:style-name="T497">-</text:span><text:span text:style-name="T707">किशोर</text:span><text:span text:style-name="T497">-</text:span><text:span text:style-name="T707">न्याय</text:span></text:h>
      <text:p text:style-name="Standard_20_hindi_20_text"><text:span text:style-name="T507">एक बार</text:span><text:span text:style-name="T571">, </text:span><text:span text:style-name="T507">एक चतुर भक्त ने रमण महर्षि से कहा</text:span><text:span text:style-name="T571">, "</text:span><text:span text:style-name="T507">भगवान</text:span><text:span text:style-name="T571">, </text:span><text:span text:style-name="T507">मैं केवल बिल्ली के बच्चे की तरह रो सकता हूं। मेरे पास बंदर</text:span><text:span text:style-name="T534">-के-बच्चे</text:span><text:span text:style-name="T507"> की तरह पकड़ने की शक्ति नहीं है। आपको</text:span><text:span text:style-name="T571">, </text:span><text:span text:style-name="T507">बिल्ली की तरह</text:span><text:span text:style-name="T571">, </text:span><text:span text:style-name="T507">आकर मुझे पकड़ना होगा।</text:span><text:span text:style-name="T571">" </text:span><text:span text:style-name="T507">यह सुनकर</text:span><text:span text:style-name="T571">, </text:span><text:span text:style-name="T507">महर्षि मुस्कुराए</text:span><text:span text:style-name="T571">, </text:span><text:span text:style-name="T507">और उन्होंने कहा </text:span><text:span text:style-name="T535">"</text:span><text:span text:style-name="T507">यह संभव नहीं है। तुम्हारी ओर से</text:span><text:span text:style-name="T571">, </text:span><text:span text:style-name="T507">तुम बंदर के बच्चे जैसे रहो</text:span><text:span text:style-name="T571">, </text:span><text:span text:style-name="T507">और मेरी ओर से</text:span><text:span text:style-name="T571">, </text:span><text:span text:style-name="T507">मैं माँ</text:span><text:span text:style-name="T536">-</text:span><text:span text:style-name="T507">बिल्ली के जैसे।</text:span><text:span text:style-name="T535">"</text:span><text:span text:style-name="T507"> यह उत्तम उत्तर इस पूरी प्रक्रिया का सारांश प्रस्तुत करता है।</text:span></text:p>
      <text:p text:style-name="Standard_20_hindi_20_text"/>
      <text:p text:style-name="P144"><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401">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9">केव</text:span><text:span text:style-name="T376">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4">—</text:span><text:span text:style-name="T383">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4">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70">वृद्धावस्था</text:span><text:span text:style-name="T225">, </text:span><text:span text:style-name="T7">मृत्यु</text:span><text:span text:style-name="T225">, </text:span><text:span text:style-name="T7">रिश्ते</text:span><text:span text:style-name="T126">-</text:span><text:span text:style-name="T328">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07">अतः</text:span><text:span text:style-name="T571">, </text:span><text:span text:style-name="T507">मुक्ति का सबसे सुरक्षित तरीका यह है कि व्यक्ति शरीर</text:span><text:span text:style-name="T571">, </text:span><text:span text:style-name="T507">इंद्रियां</text:span><text:span text:style-name="T571">, </text:span><text:span text:style-name="T507">मन</text:span><text:span text:style-name="T370">—</text:span><text:span text:style-name="T507">सब कुछ ईश्वर को </text:span><text:span text:style-name="T314">अर्पण</text:span><text:span text:style-name="T507"> करे। आप जो कुछ भी करते हैं</text:span><text:span text:style-name="T571">, </text:span><text:span text:style-name="T507">उसे पूजा के रूप में करें</text:span><text:span text:style-name="T571">, </text:span><text:span text:style-name="T507">भक्ति के रूप में</text:span><text:span text:style-name="T537"> </text:span><text:span text:style-name="T329">करें</text:span><text:span text:style-name="T571">, </text:span><text:span text:style-name="T507">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4">तुम्हे</text:span><text:span text:style-name="T7"> </text:span><text:span text:style-name="T314">तुम्हारे</text:span><text:span text:style-name="T7"> सारे कष्टों से </text:span><text:span text:style-name="T330">ऊपर</text:span><text:span text:style-name="T331">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598">१२</text:span><text:span text:style-name="T602">.</text:span><text:span text:style-name="T598">८</text:span></text:h>
      <text:p text:style-name="P4">मय्येव मन आधत्स्व मयि बुद्धिं निवेशय।</text:p>
      <text:p text:style-name="P4">निवसिष्यसि मय्येव अत ऊर्ध्वं न संशयः॥</text:p>
      <text:p text:style-name="P126"/>
      <text:p text:style-name="P14"><text:span text:style-name="T507">केवल मुझमें मन लगाओ</text:span><text:span text:style-name="T571">, </text:span><text:span text:style-name="T507">तुम्हारी बुद्धि भी</text:span><text:span text:style-name="T538"> </text:span><text:span text:style-name="T507">मुझमें ही हो। फिर</text:span><text:span text:style-name="T540">,</text:span><text:span text:style-name="T507"> तुम्हारा निवास मुझमें ही होगा</text:span><text:span text:style-name="T572">—</text:span><text:span text:style-name="T507">इसमें कोई संदेह नही है।</text:span></text:p>
      <text:p text:style-name="P126"/>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403">सत्-</text:span><text:span text:style-name="T401">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99"/>
      <text:p text:style-name="P146"><text:soft-page-break/><text:span text:style-name="T215">मयि बुद्धिं निवेशय</text:span><text:span text:style-name="T386">—</text:span><text:span text:style-name="T206">बुद्धि भी ईश्वर </text:span><text:span text:style-name="T366">में</text:span><text:span text:style-name="T206"> स्थित है। यह श्रीमद्भागवद् आदि दिव्य ग्रंथों को पढ़कर होता है। जो व्यक्ति अपना सारा जीवन <text:s/></text:span><text:span text:style-name="T406">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5">—</text:span><text:span text:style-name="T206">अर्थात स्वाध्याय दैवीय रूप से शुद्ध करने वाला है। दिव्यग्रंथों का निरंतर पाठ बुद्धि को धोकर साफ कर देता है। </text:span><text:span text:style-name="T365">ये</text:span><text:span text:style-name="T206"> वास्तविक गंगा</text:span><text:span text:style-name="T224">-</text:span><text:span text:style-name="T206">स्नान है।</text:span></text:p>
      <text:p text:style-name="P99"/>
      <text:p text:style-name="P146"><text:span text:style-name="T365">आध्यात्मिक</text:span><text:span text:style-name="T507"> साधना में हमारे सारे प्रया</text:span><text:span text:style-name="T365">सों</text:span><text:span text:style-name="T507"> और संघ</text:span><text:span text:style-name="T365">र्षों</text:span><text:span text:style-name="T507"> का उद्देश्य मन को ईश्वर में </text:span><text:span text:style-name="T365">स्थापित</text:span><text:span text:style-name="T507"> करना है। जब ऐसा होता है</text:span><text:span text:style-name="T571">, </text:span><text:span text:style-name="T507">तो </text:span><text:span text:style-name="T571">'</text:span><text:span text:style-name="T507">मैं</text:span><text:span text:style-name="T571">' </text:span><text:span text:style-name="T507">की स्मृति लुप्त हो जाती है</text:span><text:span text:style-name="T571">; '</text:span><text:span text:style-name="T507">मैं</text:span><text:span text:style-name="T571">'-</text:span><text:span text:style-name="T507">भाव निष्क्रिय हो जाता है। मानव मन </text:span><text:span text:style-name="T571">'</text:span><text:span text:style-name="T507">मैं ऐसा हूं</text:span><text:span text:style-name="T571">', '</text:span><text:span text:style-name="T507">मैंने ऐसा किया</text:span><text:span text:style-name="T571">', '</text:span><text:span text:style-name="T507">मैंने वैसा किया</text:span><text:span text:style-name="T571">', </text:span><text:span text:style-name="T507">इत्यादि का निरंतर प्रवाह है। अपने बारे में यह चिंतन ही संसार का प्रवाह है। यह</text:span><text:span text:style-name="T539"> </text:span><text:span text:style-name="T367">चिंतन</text:span><text:span text:style-name="T507"> या तो हमारी अच्छाई पर गर्व के रूप में हो सकता है या किसी गलत काम के लिए दोष अनुभव करने के रूप में हो सकता है। ‘मैं’</text:span><text:span text:style-name="T571">-</text:span><text:span text:style-name="T507">भावना के बुझने पर ही इस प्रवाह का अंत संभव है। प्रकाश के आने पर ही अंधकार समाप्त होता है। वैसे ही</text:span><text:span text:style-name="T571">, </text:span><text:span text:style-name="T507">मन के ईश्वर में स्थित होने पर ही अहंकार समाप्त होता है</text:span><text:span text:style-name="T571">; </text:span><text:span text:style-name="T507">केवल तब जब मन व्यक्तित्व में वास करना छोड़ देता है।</text:span></text:p>
      <text:p text:style-name="Standard_20_hindi_20_text"/>
      <text:p text:style-name="P148"><text:span text:style-name="T507">मन तथा बुद्धि</text:span><text:span text:style-name="T571">, </text:span><text:span text:style-name="T507">दोनों मिलकर व्यक्तित्व बनाते हैं। बुद्धि निर्धार</text:span><text:span text:style-name="T314">ण</text:span><text:span text:style-name="T332">-</text:span><text:span text:style-name="T507">क्षमता है। बुद्धि में अज्ञान</text:span><text:span text:style-name="T571">, </text:span><text:span text:style-name="T507">दृढ़ निश्चय के रूप में उत्पन्न होता है</text:span><text:span text:style-name="T314">—</text:span><text:span text:style-name="T571">'</text:span><text:span text:style-name="T507">मैं </text:span><text:span text:style-name="T314">यह</text:span><text:span text:style-name="T507"> व्यक्ति हूँ</text:span><text:span text:style-name="T571">' </text:span><text:span text:style-name="T507">या </text:span><text:span text:style-name="T571">'</text:span><text:span text:style-name="T507">मैं फ</text:span><text:span text:style-name="T314">लाँ</text:span><text:span text:style-name="T507"> हूँ</text:span><text:span text:style-name="T571">'</text:span><text:span text:style-name="T507">। श्रवण</text:span><text:span text:style-name="T571">, </text:span><text:span text:style-name="T507">मनन और निदिध्यासन से यह दृढ़ विश्वास होना चाहिए कि </text:span><text:span text:style-name="T571">'</text:span><text:span text:style-name="T507">मैं यह व्यक्ति नहीं हूँ।</text:span><text:span text:style-name="T571">'</text:span><text:span text:style-name="T507"> अहंकार</text:span><text:span text:style-name="T571">, </text:span><text:span text:style-name="T507">मन में जागरूकता का प्रतिबिंब मात्र है। इस अज्ञान के मिटने पर बुद्धि शांत हो जाती है। वेदांत के अनुसार</text:span><text:span text:style-name="T571">, </text:span><text:span text:style-name="T507">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71">, </text:span><text:span text:style-name="T507">तब बुद्धि स्वयं आत्मा बन जाती है। उसके पश्चात बुद्धि में किसी तरह की हलचल नही होती।</text:span></text:p>
      <text:p text:style-name="Standard_20_hindi_20_text"/>
      <text:p text:style-name="Standard_20_hindi_20_text"><text:span text:style-name="T507">इसके बाद मन है</text:span><text:span text:style-name="T571">, </text:span><text:span text:style-name="T507">जो संदेह</text:span><text:span text:style-name="T571">, </text:span><text:span text:style-name="T507">कल्पना</text:span><text:span text:style-name="T571">, </text:span><text:span text:style-name="T507">स्मृति</text:span><text:span text:style-name="T571">, </text:span><text:span text:style-name="T507">भावना आदि रूपों में आता है। मन केवल तभी कल्पना कर सकता है</text:span><text:span text:style-name="T571">, </text:span><text:span text:style-name="T507">संदेह कर सकता है</text:span><text:span text:style-name="T571">, </text:span><text:span text:style-name="T507">उत्तेजित या उदास हो सकता है जब अहं</text:span><text:span text:style-name="T571">-</text:span><text:span text:style-name="T507">बोध उपस्थित हो</text:span><text:span text:style-name="T571">; </text:span><text:span text:style-name="T507">और अहं</text:span><text:span text:style-name="T571">-</text:span><text:span text:style-name="T507">बोध इस अज्ञान पर आधारित है कि यह </text:span><text:span text:style-name="T571">'</text:span><text:span text:style-name="T507">मैं</text:span><text:span text:style-name="T571">'</text:span><text:span text:style-name="T576">-</text:span><text:span text:style-name="T377">भाव</text:span><text:span text:style-name="T571"> </text:span><text:span text:style-name="T507">वास्तविक है। जब यह भ्रम बुद्धि से निकल जाता है</text:span><text:span text:style-name="T571">, </text:span><text:span text:style-name="T507">तब मन भी शांत हो जाता है। यद्यपि वह अपनी पूर्व गति के अनुसार कार्य करना जारी रखता है</text:span><text:span text:style-name="T571">, </text:span><text:span text:style-name="T369">तथापि</text:span><text:span text:style-name="T507"> उसकी गति धीमी होती जाती है</text:span><text:span text:style-name="T571">,</text:span><text:span text:style-name="T378"> और</text:span><text:span text:style-name="T507"> वह </text:span><text:span text:style-name="T314">अपने आधार-रूपी</text:span><text:span text:style-name="T507"> दिव्य</text:span><text:span text:style-name="T571">-</text:span><text:span text:style-name="T507">तत्व की सुगंध </text:span><text:span text:style-name="T314">जानने</text:span><text:span text:style-name="T507"> लगता है। धीरे</text:span><text:span text:style-name="T571">-</text:span><text:span text:style-name="T507">धीरे</text:span><text:span text:style-name="T571">, </text:span><text:span text:style-name="T507">वह ईश्वर का ध्यान करने लगता है</text:span><text:span text:style-name="T571">, </text:span><text:span text:style-name="T507">और शीघ्र ही</text:span><text:span text:style-name="T571">, </text:span><text:span text:style-name="T507">यह ध्यान के एक सतत प्रवाह में परिवर्तित हो जाता है। पहले जो </text:span><text:span text:style-name="T571">'</text:span><text:span text:style-name="T507">मैं </text:span><text:span text:style-name="T314">अमुक</text:span><text:span text:style-name="T507"> हूँ</text:span><text:span text:style-name="T571">' </text:span><text:span text:style-name="T507">या </text:span><text:span text:style-name="T571">'</text:span><text:span text:style-name="T507">मैं </text:span><text:span text:style-name="T314">वो</text:span><text:span text:style-name="T507"> हूँ</text:span><text:span text:style-name="T571">' </text:span><text:span text:style-name="T507">का निरंतर प्रवाह था</text:span><text:span text:style-name="T571">, </text:span><text:span text:style-name="T507">वह धीरे</text:span><text:span text:style-name="T571">-</text:span><text:span text:style-name="T507">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4">निवा</text:span><text:span text:style-name="T333">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4">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70">—</text:span><text:span text:style-name="T7">निरंजन में पा लिया है। यहीं मेरा वैकुण्ठ है</text:span><text:span text:style-name="T246">"</text:span></text:p>
      <text:p text:style-name="P102"/>
      <text:p text:style-name="Standard_20_hindi_20_text"><text:span text:style-name="T7">अतः अपना मन और अपनी बुद्धि मुझे अर्पण करो। बुद्धि </text:span><text:span text:style-name="T401">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3">—</text:span><text:span text:style-name="T7">तुम निवास करोगे। </text:span><text:span text:style-name="T189">मय्येव</text:span><text:span text:style-name="T384">—</text:span><text:span text:style-name="T7">केवल मुझमें। </text:span><text:span text:style-name="T189">अत ऊर्ध्वं न संशयः</text:span><text:span text:style-name="T384">—</text:span><text:span text:style-name="T7">इसमें लेशमात्र भी आशंका नहीं है कि </text:span><text:span text:style-name="T314">अब से </text:span><text:span text:style-name="T7">तुम मुझमें ही रहोगे।</text:span></text:p>
      <text:p text:style-name="P99"/>
      <text:p text:style-name="P149"><text:span text:style-name="T7">भगवान शंकराचार्य</text:span><text:span text:style-name="T140"> </text:span><text:span text:style-name="T390">अत ऊर्ध्वं</text:span><text:span text:style-name="T334"> </text:span><text:span text:style-name="T335"><text:s/></text:span><text:span text:style-name="T334">के विषय में</text:span><text:span text:style-name="T7"> कहते हैं</text:span><text:span text:style-name="T7"><text:note text:id="ftn12" text:note-class="footnote"><text:note-citation>12</text:note-citation><text:note-body><text:p text:style-name="P135"><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6">मृत्यु वास्तव में</text:span><text:span text:style-name="T7"> शरीर </text:span><text:span text:style-name="T314">का</text:span><text:span text:style-name="T336"> गिरना</text:span><text:span text:style-name="T7"> नहीं </text:span><text:span text:style-name="T314">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9">—</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70">—</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70">—</text:span><text:span text:style-name="T7">तब मानो शरीर का पतन हो गया</text:span><text:span text:style-name="T225">, </text:span><text:span text:style-name="T7">और </text:span><text:span text:style-name="T189">निवसिष्यसि मय्येव</text:span><text:span text:style-name="T384">—</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4">—</text:span><text:span text:style-name="T7">लेशमात्र भी संशय नही। अहंकार ‘मैं’ के निष्क्रिय होते ही </text:span><text:span text:style-name="T314">सारी</text:span><text:span text:style-name="T337">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4">ती</text:span><text:span text:style-name="T7"> है</text:span><text:span text:style-name="T370">—</text:span><text:span text:style-name="T373"> इसे </text:span><text:span text:style-name="T401">वेदांत विज्ञान</text:span><text:span text:style-name="T143"> </text:span><text:span text:style-name="T338">कहते हैं</text:span><text:span text:style-name="T7">। फिर आध्यात्मिक जीवन का भव्य समापन होता है</text:span><text:span text:style-name="T225">, </text:span><text:span text:style-name="T178">ब्राह्मी स्थिति</text:span><text:span text:style-name="T375">—</text:span><text:span text:style-name="T7">आत्मा में निरंतर स्थित रहना। </text:span><text:span text:style-name="T178">निर्विकल्प समाधि</text:span><text:span text:style-name="T2"> </text:span><text:span text:style-name="T7">सहज हो जाती है</text:span><text:span text:style-name="T370">—</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4">—</text:span><text:span text:style-name="T7">वे सदा सर्वदा मेरा ध्यान करते हैं</text:span><text:span text:style-name="T225">, </text:span><text:span text:style-name="T7">समाधि में स्थित </text:span><text:span text:style-name="T314">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4">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4">श्लोकों</text:span><text:span text:style-name="T7"> से </text:span><text:span text:style-name="T314">समझ आता</text:span><text:span text:style-name="T339">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99"/>
      <text:p text:style-name="Standard_20_hindi_20_text"><text:span text:style-name="T507">यह </text:span><text:span text:style-name="T314">उन लोगों</text:span><text:span text:style-name="T340"> के</text:span><text:span text:style-name="T507"> लिए संभव नहीं है जिन्होंने अपना मन सांसारिक वस्तुओं और सांसारिक सुखों को दे रखा है। प्रश्न उठता है</text:span><text:span text:style-name="T314">—</text:span><text:span text:style-name="T374">"</text:span><text:span text:style-name="T507">उन वस्तुओं से मन को हटाकर ईश्वर पर लगाने में अत्यंत परिश्रम लगता है। </text:span><text:span text:style-name="T314">मै</text:span><text:span text:style-name="T341">ं ये कैसे</text:span><text:span text:style-name="T507"> करूँ प्रभु</text:span><text:span text:style-name="T571">?</text:span><text:span text:style-name="T577">"</text:span><text:span text:style-name="T571"> </text:span><text:span text:style-name="T507">भगवान अगले श्लोक में इसका उत्तर देते हैं।</text:span></text:p>
      <text:h text:style-name="P147" text:outline-level="3"><text:span text:style-name="T598">१२</text:span><text:span text:style-name="T602">.</text:span><text:span text:style-name="T598">९</text:span></text:h>
      <text:p text:style-name="P4">अथ चित्तं समाधातुं न शक्नोषि मयि स्थिरम्।</text:p>
      <text:p text:style-name="P4">अभ्यासयोगेन ततो मामिच्छाप्तुं धनञ्जय॥</text:p>
      <text:p text:style-name="P132"/>
      <text:p text:style-name="P14"><text:span text:style-name="T507">यदि तुम अपना मन स्थायी रूप से मुझ पर केंद्रित करने में असमर्थ हो</text:span><text:span text:style-name="T571">, </text:span><text:span text:style-name="T507">तो हे धनंजय</text:span><text:span text:style-name="T571">, </text:span><text:span text:style-name="T507">अभ्यास</text:span><text:span text:style-name="T571">-</text:span><text:span text:style-name="T507">योग के माध्यम से मुझ तक पहुँचने का प्रयास करो।</text:span></text:p>
      <text:p text:style-name="P126"/>
      <text:p text:style-name="P151"><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4">ता</text:span><text:span text:style-name="T7"> की सारी </text:span><text:span text:style-name="T314">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401">हृदय</text:span><text:span text:style-name="T225">-</text:span><text:span text:style-name="T401">केंद्र</text:span><text:span text:style-name="T7"> में स्पष्ट रूप से जान</text:span><text:span text:style-name="T148"> </text:span><text:span text:style-name="T342">पड़ता</text:span><text:span text:style-name="T7"> है। </text:span><text:span text:style-name="T178">हृदयं</text:span><text:span text:style-name="T375">—</text:span><text:span text:style-name="T7">वह केंद्र ज</text:span><text:span text:style-name="T314">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70">—</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5">—</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3">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4">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4">ही</text:span><text:span text:style-name="T7"> है। </text:span><text:span text:style-name="T314">अत</text:span><text:span text:style-name="T345">ः</text:span><text:span text:style-name="T7"> उनकी तुलना सामान्य साधकों से नहीं की जा सकती। </text:span><text:span text:style-name="T154">"</text:span><text:span text:style-name="T189">अथ चित्तं समाधातुं न शक्नोषि मयि स्थिरम्</text:span><text:span text:style-name="T384">—</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9">प्रायः</text:span><text:span text:style-name="T7"> साधक शुरू</text:span><text:span text:style-name="T314">आती</text:span><text:span text:style-name="T346"> चरणों</text:span><text:span text:style-name="T7"> में</text:span><text:span text:style-name="T156">,</text:span><text:span text:style-name="T7"> उच्च केंद्र में </text:span><text:span text:style-name="T314">स्थापित</text:span><text:span text:style-name="T7"> नहीं हो पाते। यह </text:span><text:span text:style-name="T314">अपर्याप्त</text:span><text:span text:style-name="T346">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3">—</text:span><text:span text:style-name="T387">श्रद्धा</text:span><text:span text:style-name="T7"> </text:span><text:span text:style-name="T314">के</text:span><text:span text:style-name="T347"> साथ</text:span><text:span text:style-name="T7"> सुनना</text:span><text:span text:style-name="T157">,</text:span><text:span text:style-name="T7"> और</text:span><text:span text:style-name="T158"> </text:span><text:span text:style-name="T348">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50"><text:span text:style-name="T314">जैसे ही</text:span><text:span text:style-name="T349"> </text:span><text:span text:style-name="T7">बुद्धि वेदांत श्रवण के निर्मल जल से धुल कर साफ होते </text:span><text:span text:style-name="T314">है</text:span><text:span text:style-name="T159">, </text:span><text:span text:style-name="T349">वैसे ही यह</text:span><text:span text:style-name="T7"> व्याधि जड़ से निकल जाती है। मानो किसी ने अज्ञानता रूपी वायरस का मारक प्रयोग कर लिया हो। अज्ञान </text:span><text:span text:style-name="T314">एक </text:span><text:span text:style-name="T7">आवरण है</text:span><text:span text:style-name="T370">—</text:span><text:span text:style-name="T7">वह पर्दा </text:span><text:span text:style-name="T314">जिसने</text:span><text:span text:style-name="T7"> आत्मा को ढक</text:span><text:span text:style-name="T160"> </text:span><text:span text:style-name="T350">दिया</text:span><text:span text:style-name="T7"> है। उस पर्दे को हटाना </text:span><text:span text:style-name="T178">आव</text:span><text:span text:style-name="T363">रण</text:span><text:span text:style-name="T271">-</text:span><text:span text:style-name="T178">निवृत्ति</text:span><text:span text:style-name="T2"> </text:span><text:span text:style-name="T7">है</text:span><text:span text:style-name="T370">—</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57" text:outline-level="4"><text:soft-page-break/><text:span text:style-name="T708">गुरु और शिष्य </text:span><text:span text:style-name="T503">- </text:span><text:span text:style-name="T708">उग्र प्रारब्ध</text:span></text:h>
      <text:p text:style-name="Standard_20_hindi_20_text"><text:span text:style-name="T507">एक शिष्य ने अपने गुरु के पास खेद व्यक्त किया कि वह अपनी सुंदर पत्नी के प्रति आसक्ति के कारण अपने मन को शांत नहीं कर पा रहा है। गुरु ने कहा </text:span><text:span text:style-name="T541">"</text:span><text:span text:style-name="T507">प्यारे</text:span><text:span text:style-name="T571">, </text:span><text:span text:style-name="T507">जानो कि यह केवल एक स्वप्न है।</text:span><text:span text:style-name="T541">"</text:span><text:span text:style-name="T507"> इस पर शिष्य ने चौंका देने वाला जवाब दिया।</text:span><text:span text:style-name="T571"> </text:span><text:span text:style-name="T578">"</text:span><text:span text:style-name="T507">स्वामी</text:span><text:span text:style-name="T571">, </text:span><text:span text:style-name="T507">मैं जानता हूँ कि यह केवल एक स्वप्न है। परन्तु प्रायः ही स्वप्न जाग्रत अवस्था से अधिक मधुर होते हैं।</text:span><text:span text:style-name="T542">"</text:span><text:span text:style-name="T507"> गुरु</text:span><text:span text:style-name="T543"> ने</text:span><text:span text:style-name="T507"> हँस</text:span><text:span text:style-name="T543"> कर</text:span><text:span text:style-name="T507"> कहा</text:span><text:span text:style-name="T544">, "</text:span><text:span text:style-name="T507">इसे उग्र प्रारब्ध कहते हैं</text:span><text:span text:style-name="T572">—</text:span><text:span text:style-name="T507">विधि का तीव्र विधान। व्यक्ति इस उग्र प्रारब्ध से आसानी से मुक्त नहीं हो सकता। यह केवल अत्यंत पीड़ा देने के बाद ही समाप्त होता है। दूसरा विकल्प यह है कि</text:span><text:span text:style-name="T571">, </text:span><text:span text:style-name="T507">ज्ञान को इतना शक्तिशाली बनना होगा कि वह तुम्हें बता सके कि तुम संकट में हो। केवल तब ही तुम उससे बाहर आ सकोगे।</text:span><text:span text:style-name="T545">"</text:span></text:p>
      <text:p text:style-name="Standard_20_hindi_20_text"/>
      <text:p text:style-name="Standard_20_hindi_20_text"><text:span text:style-name="T507">मिथ्या ज्ञान भ्रम की ओर ले जाता है। बाध्य करने वाली सोच</text:span><text:span text:style-name="T571">, </text:span><text:span text:style-name="T507">विचारों का सिर चढ़ जाना</text:span><text:span text:style-name="T572">—</text:span><text:span text:style-name="T507">इसे विक्षेप कहते हैं। इससे अपार दुःख उत्पन्न होते है</text:span><text:span text:style-name="T546">ं</text:span><text:span text:style-name="T507">। इस दुःख से मुक्ति के लिए मन को संसार से हटा कर आत्मा में स्थापित करना अनिवार्य है। निरंतर समाधि अभ्यास आवरण और विक्षेप</text:span><text:span text:style-name="T575">, </text:span><text:span text:style-name="T507">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713">इसीलिए भगवान ने अभ्यास</text:span><text:span text:style-name="T579">-</text:span><text:span text:style-name="T713">योग का मार्ग बताया है </text:span><text:span text:style-name="T579">- </text:span><text:span text:style-name="T713">जिसका वर्णन उन्होंने छठे अध्याय में विस्तार में किया था। आध्यात्मिक साधना किसी भी प्रकार की हो सकती है। भक्ति साधना में</text:span><text:span text:style-name="T714">,</text:span><text:span text:style-name="T713"> भगवन्नाम का जप</text:span><text:span text:style-name="T714">,</text:span><text:span text:style-name="T579"> </text:span><text:span text:style-name="T713">भगवान की दिव्य सन्निधि में आँसू बहाना</text:span><text:span text:style-name="T579">, </text:span><text:span text:style-name="T713">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1">निर्मल</text:span><text:span text:style-name="T713"> </text:span><text:span text:style-name="T314">बना</text:span><text:span text:style-name="T713">ती हैं। लेकिन सबसे महत्वपूर्ण बात</text:span><text:span text:style-name="T579">, </text:span><text:span text:style-name="T713">निस्संदेह</text:span><text:span text:style-name="T579">, </text:span><text:span text:style-name="T369">संतों</text:span><text:span text:style-name="T380"> की संगति</text:span><text:span text:style-name="T713"> है। एक नये साधक के लिए</text:span><text:span text:style-name="T579">, </text:span><text:span text:style-name="T713">संतों के साथ यह बाहरी संपर्क</text:span><text:span text:style-name="T579">, </text:span><text:span text:style-name="T713">उसकी अपनी आध्यात्मिक साधना से भी अधिक महत्वपूर्ण है। धीरे</text:span><text:span text:style-name="T579">-</text:span><text:span text:style-name="T713">धीरे मन स्वाभाविक रूप से ध्यान की धारा में चला जाता है</text:span><text:span text:style-name="T579">, </text:span><text:span text:style-name="T713">जिससे </text:span><text:span text:style-name="T314">साधना</text:span><text:span text:style-name="T353"> का </text:span><text:span text:style-name="T713">दूसरा चरण प्रारंभ होता है</text:span><text:span text:style-name="T370">—</text:span><text:span text:style-name="T713">इस</text:span><text:span text:style-name="T715"> </text:span><text:span text:style-name="T352">चरण </text:span><text:span text:style-name="T713">में एकांत में रहना और लोगों के साथ मेलजोल बंद करना आवश्यक है। यहाँ व्यक्ति अपने मन को अनुशासित करने</text:span><text:span text:style-name="T579">, </text:span><text:span text:style-name="T713">ध्यान करने</text:span><text:span text:style-name="T579">, </text:span><text:span text:style-name="T713">स्थिर रहने के लिए उद्यत होता है। एक बार </text:span><text:span text:style-name="T314">यह बात सुनने</text:span><text:span text:style-name="T354"> में आ गया कि</text:span><text:span text:style-name="T713"> आपकी आत्मा ही ब्रह्म है</text:span><text:span text:style-name="T579">, </text:span><text:span text:style-name="T369">फिर </text:span><text:span text:style-name="T713">और क्या करना बाकी रह गया है</text:span><text:span text:style-name="T579">? </text:span><text:span text:style-name="T713">बस शांत रहो। </text:span><text:span text:style-name="T314">इसके पश्चात</text:span><text:span text:style-name="T355"> व्यक्ति की </text:span><text:span text:style-name="T713">सारी मानसिक क्रियाएं भी समाप्त हो जाती हैं। ऐसे व्यक्ति के लिए अब कोई कर्तृत्व संभव नहीं है। वह अब ब</text:span><text:span text:style-name="T507">स सहज स्थिति में है</text:span><text:span text:style-name="T370">—</text:span><text:span text:style-name="T507">सहज</text:span><text:span text:style-name="T571">, </text:span><text:span text:style-name="T507">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70">—</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70">—</text:span><text:span text:style-name="T263">"</text:span><text:span text:style-name="T7">यदि तुम अपने मन को समाधि में </text:span><text:span text:style-name="T314">नही</text:span><text:span text:style-name="T356">ं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70">—</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9">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4">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4">के</text:span><text:span text:style-name="T7"> किसी और श्लोक में भगवान ने ये नहीं </text:span><text:span text:style-name="T314">कहा</text:span><text:span text:style-name="T7"> कि </text:span><text:span text:style-name="T314">'</text:span><text:span text:style-name="T7">मुझे पाने की तीव्र इच्छा करो।</text:span><text:span text:style-name="T314">'</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2"><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70">—</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4">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4">यह</text:span><text:span text:style-name="T7"> </text:span><text:span text:style-name="T314">च</text:span><text:span text:style-name="T7">रम अवस्था है।</text:span><text:span text:style-name="T167"> </text:span><text:span text:style-name="T357">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4">को </text:span><text:span text:style-name="T7">ईश्वर</text:span><text:span text:style-name="T168">-</text:span><text:span text:style-name="T7">इच्छा रूपी अग्नि में </text:span><text:span text:style-name="T314">सम</text:span><text:span text:style-name="T7">र्पित कर दो</text:span><text:span text:style-name="T314">—</text:span><text:span text:style-name="T189">माम् इच्छाप्तुं धनञ्जय</text:span><text:span text:style-name="T363">—</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4">—</text:span><text:span text:style-name="T7">परमेश्वर के प्रति अपनी जो इच्छा </text:span><text:span text:style-name="T314">रूपी</text:span><text:span text:style-name="T7"> अग्नि है</text:span><text:span text:style-name="T225">, </text:span><text:span text:style-name="T7">उसमें </text:span><text:span text:style-name="T314">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8">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9">दो</text:span><text:span text:style-name="T7">। अपने आप से कहो</text:span><text:span text:style-name="T225">, </text:span><text:span text:style-name="T369">'</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2">—</text:span><text:span text:style-name="T189">समाधातुं</text:span><text:span text:style-name="T199"> </text:span><text:span text:style-name="T175">। मुझे आत्मा के प्रति स्थिर जागरूकता प्राप्त करनी ही है।</text:span><text:span text:style-name="T362">'</text:span><text:span text:style-name="T2"> </text:span><text:span text:style-name="T7">यह</text:span><text:span text:style-name="T174"> </text:span><text:span text:style-name="T361">साधना के</text:span><text:span text:style-name="T7"> प्रारंभिक अवस्था में अनिवार्य है। अपनी तीव्र इच्छा को आत्मा पर टिकाओ। दूसरे अध्याय में इसी का विस्तार से वर्णन किया गया है</text:span><text:span text:style-name="T360">—</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4">ही</text:span><text:span text:style-name="T7"> </text:span><text:span text:style-name="T314">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99"/>
      <text:p text:style-name="Standard_20_hindi_20_text"><text:span text:style-name="T189">आप्तु</text:span><text:span text:style-name="T200">ं‌ </text:span><text:span text:style-name="T189">इच्छा</text:span><text:span text:style-name="T363">—</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47" text:outline-level="3">१२<text:span text:style-name="T497">.</text:span>१०</text:h>
      <text:p text:style-name="P3">अभ्यासेऽप्यसमर्थोऽसि मत्कर्मपरमो भव।</text:p>
      <text:p text:style-name="P3">मदर्थमपि कर्माणि कुर्वन्सिद्धिमवाप्स्यसि॥</text:p>
      <text:p text:style-name="P13"/>
      <text:p text:style-name="P133"><text:span text:style-name="T421">यदि तुम उपर्युक्त अभ्यास में असमर्थ हो</text:span><text:span text:style-name="T422">, </text:span><text:span text:style-name="T421">तो केवल मेरे लिए कर्म करने के परायण हो जाओ। मेरे लिए कर्मों को करते हुए तुम पूर्णता को प्राप्त हो जाओगे।</text:span></text:p>
      <text:p text:style-name="P13"/>
      <text:p text:style-name="P153">अभ्यासेऽप्यसमर्थोऽसि मत्कर्मपरमो भव</text:p>
      <text:p text:style-name="P154"><text:span text:style-name="T206">यहाँ भगवान करुणापूर्वक</text:span><text:span text:style-name="T224">, </text:span><text:span text:style-name="T369">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4">—</text:span><text:span text:style-name="T215">मत्कर्मपरमो भव </text:span><text:span text:style-name="T206">।</text:span><text:span text:style-name="T218">"</text:span></text:p>
      <text:p text:style-name="P131"/>
      <text:h text:style-name="Subsection_20_within_20_shloka" text:outline-level="4">अण्णामलै स्वामी की यात्रा</text:h>
      <text:p text:style-name="P140"><text:span text:style-name="T708">हम यहां एक सुंदर </text:span><text:span text:style-name="T291">वृत्ता</text:span><text:span text:style-name="T294">ंत</text:span><text:span text:style-name="T708"> सुनाते हैं जो रमण महर्षि के शिष्यों में से एक</text:span><text:span text:style-name="T503">,</text:span><text:span text:style-name="T708">अण्णामलै के जीवन में</text:span><text:span text:style-name="T709">,</text:span><text:span text:style-name="T708"> इस प्रक्रिया को उजागर करती है।</text:span><text:span text:style-name="T291">अण्णामलै</text:span><text:span text:style-name="T295"> स्वामी</text:span><text:span text:style-name="T708"> पेशे से राजमिस्त्री थे। वे</text:span><text:span text:style-name="T710"> </text:span><text:span text:style-name="T296">अपनी युवावस्था में</text:span><text:span text:style-name="T708"> स्वतंत्रता की लालसा महर्षि के पास आए थे। </text:span><text:span text:style-name="T291">वे</text:span><text:span text:style-name="T297"> महर्षि से ज्ञान उपदेश पाकर ध्यानमग्न होकर रहना चाहते थे</text:span><text:span text:style-name="T708">। इस आकांक्षा को लिए वे महर्षि के साथ रहने लगे। परंतु महर्षि ने उन्हें ध्यान करने का समय नहीं दिया। </text:span><text:span text:style-name="T291">अपितु</text:span><text:span text:style-name="T708">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0"><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721">"</text:span> महर्षि मुस्कुराते<text:span text:style-name="T722"> </text:span><text:span text:style-name="T304">हुए</text:span><text:span text:style-name="T290"> बोले</text:span>, <text:span text:style-name="T723">"</text:span><text:span text:style-name="T428">भविष्य के बारे में ऐसे कोई </text:span><text:span text:style-name="T311">भी</text:span><text:span text:style-name="T312"> </text:span><text:span text:style-name="T428">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724">"</text:span> भगवान के आदेशानुसार<text:span text:style-name="T725">,</text:span> वे बिना विश्राम के काम करते रहे। एक दिन उन्होंने फिर महर्षि से पूछा, <text:span text:style-name="T726">"</text:span>भगवान, मैं यहाँ आपसे सर्वोच्च सत्य का श्रवण करने के लिए आया था। आप दूसरे लोगों<text:span text:style-name="T437"> को आत्मा के बारे में उपदेश देते हैं, परंतु जब भी मैं आपके पास आता हूँ, आप मुझसे केवल ईंट, चूने और भवन-निर्माण की ही बातें करते हैं। यह कितने खेद की बात है।</text:span><text:span text:style-name="T726">"</text:span> महर्षि हँस पड़े, और बोले, <text:span text:style-name="T727">"</text:span>क्या करें! जब भी<text:span text:style-name="T438"> तुम मेरी ओर आते हो, तो ऐसा लगता है कि एक भवन चला आ रहा है।</text:span><text:span text:style-name="T727">"</text:span></text:p>
      <text:p text:style-name="P140"/>
      <text:p text:style-name="P140">वास्तव में अण्णामलै स्वामी के भीतर भवन-निर्माण का संस्कार था जिसका समाप्त होना आवश्यक था। अतः सोलह वर्षों तक उन्<text:span text:style-name="T439">होंने अपने गुरु के आदेशानुसार नि</text:span><text:span text:style-name="T728">:</text:span><text:span text:style-name="T439">स्वार्थ भाव से परिश्रम किया। एक दिन महर्षि ने उन्हें बुलाकर कहा "पलाकोत्त जाओ</text:span><text:span text:style-name="T305">—</text:span><text:span text:style-name="T439">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729">"</text:span><text:span text:style-name="T439"> उन्हो</text:span><text:span text:style-name="T716">ं</text:span><text:span text:style-name="T440">ने महर्षि से पूछा, </text:span><text:span text:style-name="T730">"</text:span><text:span text:style-name="T440">मैं वहाँ क्या करूँ?</text:span><text:span text:style-name="T730">"</text:span><text:span text:style-name="T440"> महर्षि ने उत्तर दिया, "</text:span><text:span text:style-name="T429">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42">आत्मनिष्ठा के</text:span><text:span text:style-name="T429"> <text:s/>रूप में अंकुरित होगा</text:span><text:span text:style-name="T440">।</text:span><text:span text:style-name="T731">"</text:span></text:p>
      <text:p text:style-name="P140"/>
      <text:p text:style-name="P140">उनका <text:span text:style-name="T498">कर्म </text:span>समाप्त हो गया था। महर्षि कहते थे, <text:span text:style-name="T732">"</text:span>हर कर्म अपने गर्भ में अपने ही विनाश का बीज लिए आता है।<text:span text:style-name="T733">"</text:span> वास्तव में जब अण्णामलै स्वामी के कर्म समाप्त हुए, तब उनके एकां<text:span text:style-name="T440">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40">ते थे। गुरु की आज्ञा का पाल</text:span><text:span text:style-name="T505">न ही उनके प्राण थे।</text:span></text:p>
      <text:p text:style-name="P140"/>
      <text:p text:style-name="P140">यहाँ हम देख सकते हैं<text:span text:style-name="T505"> कैसे कर्मों को ईश्वर-अर्पण की भावना </text:span><text:span text:style-name="T308">से</text:span><text:span text:style-name="T505"> करने पर उच्चतम योग की प्राप्ति हो सकती है। ऐसा जीवन भगवान के शब्दों के सार को </text:span><text:span text:style-name="T308">दर्शाता</text:span><text:span text:style-name="T505"> है</text:span><text:span text:style-name="T308">—</text:span><text:span text:style-name="T309">"</text:span><text:span text:style-name="T443">मदर्थमपि कर्माणि कुर्वन् सिद्धिम् अवाप्स्यसि</text:span><text:span text:style-name="T399">—</text:span><text:span text:style-name="T505">मेरे लिए कर्म करो, और तुम्हे परम मंगल प्राप्त होगा।</text:span><text:span text:style-name="T734">"</text:span></text:p>
      <text:p text:style-name="P140"/>
      <text:p text:style-name="P140"><text:span text:style-name="T446">मत्कर्म</text:span> <text:s/>का अर्थ भक्ति-कार्यकलाप के रूप में भी लगाया जा सकता है। अपने आप को किसी<text:span text:style-name="T735">-</text:span><text:span text:style-name="T310">न-किसी</text:span> प्रकार की दैवी कार्य में व्यस्त रखें। <text:span text:style-name="T505">ईश्वर </text:span><text:span text:style-name="T308">का</text:span><text:span text:style-name="T505"> </text:span><text:span text:style-name="T464">नाम</text:span><text:span text:style-name="T505"> ज</text:span><text:span text:style-name="T308">पें</text:span><text:span text:style-name="T505">, </text:span><text:span text:style-name="T308">पुष्प</text:span><text:span text:style-name="T505"> एकत्र करके प्रभु को अर्पण करें; उनका अभिशेख करें; आरती दिखाएं। एक भी दिन ऐसा न निकले जब उनकी पूजा न </text:span><text:span text:style-name="T308">हो</text:span><text:span text:style-name="T505">।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505">पीएं, वो भगवान का हो; जो सांस लें, वो भगवान का हो</text:span><text:span text:style-name="T308">—</text:span><text:span text:style-name="T505">सब कुछ ईश्वर के दिव्य नाम के साथ मिल जाए। आपकी रगों में उसके दिव्य नाम से पवित्र हुआ रक्त बहे। ऐसे अपना सारा जीवन दिव्य बन जाए।</text:span></text:p>
      <text:p text:style-name="P44"/>
      <text:h text:style-name="Subsection_20_within_20_shloka" text:outline-level="4">स्वामी<text:span text:style-name="T607"> चिदानन्द पण्ढरपुर में</text:span></text:h>
      <text:p text:style-name="P42">एक प्रेरणादायक कहानी है ऋषीकेश के स्वामी चिदानन्द-सरस्वती के बारे में। एक बार, अपने नियोग के चरम पर, अपने पहले विश्व<text:span text:style-name="T736">-</text:span>दौरे के तुरंत बाद, वे अचानक ऋषीकेश से गायब हो गए। दो साल तक कोई भी उनका पता नहीं लगा सका। दूसरे साल के अंत में उनके अनुया<text:span text:style-name="T737">यियों को</text:span> खबर मिली कि स्वामी जी महाराष्ट्र में कहीं हैं। उन्होंने खोज की<text:span text:style-name="T738">,</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2"/>
      <text:p text:style-name="P45">सारे भक्ति सम्प्रदायों में देखा गया है कि भक्त मंदिरों अथवा आश्रमों के साथ जुडे रहते थे। ध्या<text:span text:style-name="T608">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739">-</text:span><text:span text:style-name="T608">स्वामी अपने साथ सर्वदा एक </text:span><text:soft-page-break/><text:span text:style-name="T608">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5">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609">भ के बारे में</text:span> पूछा। महर्षि ने कहा, "तुम एक बार प्रद<text:span text:style-name="T609">क्षिणा पर</text:span> जाकर देखो, फिर मुझसे आकर बताना कि तुम्हारा अनुभव क्या था।" प्रद<text:span text:style-name="T609">क्षिणा के पश्चात, भक्त ने बताया</text:span><text:span text:style-name="T740"> कि से गहन शांति का अनुभव हुआ, और उसने कहा,</text:span><text:span text:style-name="T609"> "भगवान, जब मैं तीन या चार किलोमीटर चल चुका था, तब मुझ पर एक ध्यान जैसी स्थिति आ गई, और मैने शरीर का बोध खो दिया।" हाँ, यही है इसका प्रभाव।</text:span></text:p>
      <text:p text:style-name="P45">यदि हम हमारे सारे कर्म बिना कर्तृत्व के करें, यह याद रखते हुए कि भगवान ही वास्तविक कर्ता है<text:span text:style-name="T609">ं, तो</text:span><text:span text:style-name="T741"> हम</text:span><text:span text:style-name="T609"> कर्मों</text:span><text:span text:style-name="T741"> के बंधन में नहीं बंधेंगे—</text:span><text:span text:style-name="T609">ये है </text:span><text:span text:style-name="T444">मत्कर्मकृत्</text:span><text:span text:style-name="T455"> </text:span><text:span text:style-name="T609">।</text:span></text:p>
      <text:p text:style-name="P45"/>
      <text:p text:style-name="P54"><text:span text:style-name="T556">यदि व्यक्ति अपने प्रत्येक कार्य को ईश्वर समर्पण समेत करे तो वह</text:span><text:span text:style-name="T506">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57"> प्रवेश हो</text:span><text:span text:style-name="T506">। यही है सिद्धि, यही</text:span><text:span text:style-name="T558"> </text:span><text:span text:style-name="T506">पूर्णता,</text:span><text:span text:style-name="T558"> यही</text:span><text:span text:style-name="T506"> </text:span><text:span text:style-name="T555">ईश्वर-साक्षात्कार प्राप्त करने का तरीका।</text:span></text:p>
      <text:p text:style-name="P48"/>
      <text:h text:style-name="P155" text:outline-level="3"><text:span text:style-name="T597">१२</text:span><text:span text:style-name="T601">.</text:span><text:span text:style-name="T603">१</text:span><text:span text:style-name="T597">१</text:span></text:h>
      <text:p text:style-name="P6">अथैतदप्यशक्तोऽसि कर्तुं मद्योगमाश्रितः।</text:p>
      <text:p text:style-name="P1">सर्वकर्मफलत्यागं ततः कुरु यतात्मवान्॥</text:p>
      <text:p text:style-name="P17"/>
      <text:p text:style-name="P18"><text:span text:style-name="T507">यदि तुम उपर्</text:span><text:span text:style-name="T508">युक्त भी करने में असमर्थ हो, तो मुझ में शरण लो, आत्म-नियंत्रण से कर्म करो, और सारे कर्मों के फल का त्याग करो।</text:span></text:p>
      <text:p text:style-name="P55"/>
      <text:p text:style-name="P60">इस श्लोक में, भगवान <text:span text:style-name="T441">मद्योगम्</text:span>-<text:span text:style-name="T441">आश्रितः</text:span> पद का प्रयोग करते हैं। <text:span text:style-name="T463">मद्योगम्</text:span> का अर्थ है <text:span text:style-name="T742">'</text:span>मेरा योग<text:span text:style-name="T742">'</text:span>। भगवान जिस योग को अपना बताते हैं, वह 'भक्ति योग' है—अपना सब कुछ भगवान को समर्पित करना। भगवान आगे कहते हैं, <text:span text:style-name="T743">"</text:span><text:span text:style-name="T441">एतत् अपि कर्तुं अशक्तः असि</text:span><text:span text:style-name="T635">—</text:span>यदि इतना भी करने में तुम असमर्थ हो, यदि तुम में सब कुछ भगवान को समर्पित करने की मानसिक शक्ति नहीं है, तो <text:span text:style-name="T441">सर्व-कर्म-फल-त्यागं ततः कुरु यतात्मवान्</text:span><text:span text:style-name="T610">—कर्म करने के पश्चात, यद्यपि वह फल की इच्छा के साथ किया गया हो, कर्म के फल को अपने पूरे हृदय से मुझे अर्पण कर दो।</text:span><text:span text:style-name="T634">"</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0"/>
      <text:p text:style-name="P61">अहंकार इच्छाओं से बना<text:span text:style-name="T744"> हो</text:span>ता है। <text:span text:style-name="T428">इच्छाएं</text:span><text:span text:style-name="T435"> का संबंध</text:span><text:span text:style-name="T428"> क</text:span><text:span text:style-name="T434">र्मों</text:span><text:span text:style-name="T428"> के साथ नही, अपितु </text:span><text:span text:style-name="T441">कर्म-फल</text:span><text:span text:style-name="T428"> के साथ होती है</text:span><text:span text:style-name="T434">ं</text:span>। संसारी मनुष्य केवल फल पाने की इच्छा से कर्म करते हैं। उन्हें काम में शायद ही रुचि<text:span text:style-name="T745"> होती है। यदि काम से</text:span> छुट्टी दी जाए, तो वे खुशी-खुशी भाग जाएँगे। उनका काम केवल वेतन के लिए ही<text:span text:style-name="T746"> होता</text:span> है। यहाँ भगवान कहते हैं, <text:span text:style-name="T747">"</text:span>कर्म का फल पूरी तरह मुझे अर्पण कर दो अर्जुन।<text:span text:style-name="T747">"</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748"> आ जाता है</text:span>, जीवन में उसका दृष्टिकोण का पूरी तरह पलट जाता<text:span text:style-name="T748"> है</text:span>। यह<text:span text:style-name="T749"> केवल तब हो सकता है जब</text:span> व्यक्ति को पूर्ण विश्वास हो जाता है कि केवल ईश्वर ही वास्तविक हैं; अहंकार-'मैं' सत्य नही है। इसीलिए भगवान ने कहा, <text:span text:style-name="T750">"</text:span><text:span text:style-name="T463">माम् इच्छाप्तुं—</text:span>मुझे प्राप्त करने की तीव्र इच्छा करो।<text:span text:style-name="T750">"</text:span></text:p>
      <text:p text:style-name="P61"><text:soft-page-break/>यह प्रभु का उपदेश है, <text:span text:style-name="T751">"</text:span>चाहे जीवन में जो कुछ भी करो, जो भी कमाओ, उसे चलने दो; परंतु इतना याद रखो कि केवल <text:span text:style-name="T63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752">"</text:span></text:p>
      <text:p text:style-name="P61"/>
      <text:p text:style-name="P61">कर्म-फल-त्याग के बारे में भगवान कहते हैं<text:span text:style-name="T637">, </text:span><text:span text:style-name="T753">"</text:span><text:span text:style-name="T445">यतात्मवान</text:span><text:span text:style-name="T611">—आत्मनियंत्रण अथवा संयम के साथ।</text:span><text:span text:style-name="T636">"</text:span><text:span text:style-name="T637"> अहंकार सदैव कर्म-फलों का स्वाद चखना</text:span><text:span text:style-name="T754"> चाहता</text:span><text:span text:style-name="T637">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2">क<text:span text:style-name="T637">ई भक्तों</text:span><text:span text:style-name="T755"> ने</text:span><text:span text:style-name="T637"> इस उपदेशानुसार अपना</text:span><text:span text:style-name="T755"> जीवन व्यतीत किया</text:span><text:span text:style-name="T637">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756"> सिंचाई करते</text:span><text:span text:style-name="T637">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3"/>
      <text:p text:style-name="P64"><text:span text:style-name="T507">ए</text:span><text:span text:style-name="T509">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47"> </text:span><text:span text:style-name="T509">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48">"</text:span><text:span text:style-name="T509">आप इसे चोरी कह सकते है</text:span><text:span text:style-name="T510">ं</text:span><text:span text:style-name="T511">, परंतु मैं ऐसा नहीं कहूँगा। मेरे लिए यह मेहनत काम नहीं, पूजा है। मैं आप सब के घर केले लाता हूँ; आपको केले चाहिए भी</text:span><text:span text:style-name="T510"> न हों, लेकिन आप इन्हे स्वीकार करते हैं, क्योंकि मैं इन्हें प्रेम से देता हूँ। मैने कभी-कभी उन्हें पड़े-पड़े सड़ते हुए भी</text:span><text:span text:style-name="T549"> </text:span><text:span text:style-name="T510">देखा है। परंतु अब, भगवान स्वयं किसी रूप में आकर फल</text:span><text:span text:style-name="T550"> </text:span><text:span text:style-name="T510">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51"> नहीं पड़ता, और</text:span><text:span text:style-name="T510"> फिर इन्हे बाँटना नही पड़ता। भगवान अपने करुणावश किसी रूप में रात को आकर इन्हें ले जाते हैं।</text:span><text:span text:style-name="T552">"</text:span><text:span text:style-name="T509"> हम ये बातें सुनकर आश्चर्यचकित हो गए। हमें लगा कि वो चोर भी सोचता होगा कि इस किसान ने कभी उस चोर को रोकने का प्रयास क्यों नही</text:span><text:span text:style-name="T514">ं</text:span><text:span text:style-name="T510"> किया, और कभी चोरी के बारे में पूछताछ भी नहीं</text:span><text:span text:style-name="T512"> की</text:span><text:span text:style-name="T510">। य</text:span><text:span text:style-name="T512">ह </text:span><text:span text:style-name="T476">कर्म-फल-त्याग</text:span><text:span text:style-name="T512"> का उदाहरण है। </text:span><text:span text:style-name="T477">अक्षरशः</text:span><text:span text:style-name="T513"> फल-त्याग!</text:span></text:p>
      <text:p text:style-name="P21"/>
      <text:h text:style-name="Subsection_20_within_20_shloka" text:outline-level="4">तमिल संत</text:h>
      <text:p text:style-name="P156"><text:span text:style-name="T681">कई ऐसे वृत्तांत</text:span><text:span text:style-name="T689"> </text:span><text:span text:style-name="T382">हैं, जिनमें</text:span><text:span text:style-name="T681"> भक्तों ने अपने कर्म-फल का एक हिस्सा ईश्वर को दे दिया। महान तमिल संतों में</text:span><text:span text:style-name="T682">,</text:span><text:span text:style-name="T681"> एक कुम्हार हुआ करते थे। मिट्टी के बर्तन बनाना और बेचना उनकी आजीविका थी। उनकी भक्ति की एक अभिव्यक्ति यह थी कि</text:span><text:span text:style-name="T683"> जब भी वे बर्तनों का एक खेप बनाते, तो सबसे पहले</text:span><text:span text:style-name="T681"> पहले कुछ बर्तन</text:span><text:span text:style-name="T683"> वे</text:span><text:span text:style-name="T681">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684"> को</text:span><text:span text:style-name="T681"> इतनी भक्ति के साथ करते कि एक बार स्वयं ईश्वर एक संन्या</text:span><text:span text:style-name="T685">सी के रूप में प्रकट हुए।</text:span><text:span text:style-name="T686"> ईश्वर ने</text:span><text:span text:style-name="T685"> उनसे बर्तन प्राप्त करके उन्हें दिव्य दृष्टि का आशीर्वाद दिया। एक और भक्त दर्जी थे। उनके </text:span><text:span text:style-name="T381">पास स्वयं</text:span><text:span text:style-name="T685"> </text:span><text:span text:style-name="T687">ईश्वर</text:span><text:span text:style-name="T685"> एक संत के रूप में</text:span><text:span text:style-name="T688">,</text:span><text:span text:style-name="T685"> अपनी लंगोटी </text:span><text:bookmark text:name="eil"/><text:span text:style-name="T757">रफ़ू</text:span><text:span text:style-name="T758"> </text:span>कर<text:span text:style-name="T313">वा</text:span>ने के लिए <text:span text:style-name="T313">आए</text:span>। <text:span text:style-name="T313">परिणा</text:span><text:span text:style-name="T364">मतः</text:span> भक्त को परम दिव्य अनुभव का आशीर्वाद मिला। </text:p>
      <text:p text:style-name="P21"/>
      <text:h text:style-name="Subsection_20_within_20_shloka" text:outline-level="4">नूट्ट्रोण्डु-गुफा के संत</text:h>
      <text:p text:style-name="P57">एक सुदूर गाँव में<text:span text:style-name="T760"> स्थित</text:span> एक आश्रम में यह भाष्य<text:span text:style-name="T766"> </text:span>लिखा जा रहा है। इस गाँव से कुछ ही<text:span text:style-name="T759"> </text:span>मीलों की दूरी पर नूट्ट्रो<text:span text:style-name="T641">ण्डु नामक</text:span> एक गुफा है, जिसका अर्थ है एक-सौ-एक। कुछ साल पहले तक, वहाँ एक संत रहा करते थे। अपनी दैनि<text:span text:style-name="T641">क आध्यात्मिक क्रियाकलाप के अतिरिक्त वे कई लोगों को खाना</text:span><text:span text:style-name="T761"> खिलाते</text:span><text:span text:style-name="T641"> थे। वे स्वयं</text:span><text:span text:style-name="T762"> ग़रीब थे; अतः उनके द्वारा दिया हुआ खाना रागी (मडुआ) के</text:span><text:span text:style-name="T641">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763">ंने</text:span><text:span text:style-name="T641"> भोजन ग्रहण किया और संत </text:span><text:soft-page-break/><text:span text:style-name="T641">को दर्शन दिया। इसलिए उपयुक्त है</text:span><text:span text:style-name="T764"> कि इस जगह का नाम</text:span><text:span text:style-name="T641"> नूट्ट्रोण्डु रखा गया है, अर्थात एक-सौ-एक। आज भी इस स्थान पर दिव्य तत्व</text:span><text:span text:style-name="T765"> का अनुभव होता</text:span><text:span text:style-name="T641">।</text:span></text:p>
      <text:p text:style-name="P72"/>
      <text:p text:style-name="P56">ये सभी उदाहर<text:span text:style-name="T641">ण हमें अपने स्वधर्म को आध्यात्मिक अभ्यास में परिवर्तित करने की</text:span><text:span text:style-name="T767"> प्रेरणा देते हैं</text:span><text:span text:style-name="T641">। बेशक, केवल एक उपासक जो ईश्वर का ध्यान करता है, भगवन्नाम का जप करता है और जिसका दिव्य तत्व के साथ संबंध है, केवल वही अपने कर्मों को पूजा में</text:span><text:span text:style-name="T768"> बदल</text:span><text:span text:style-name="T641">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769">,</text:span><text:span text:style-name="T641"> क्योंकि कर्म ईश्वर को अर्पण होता है। यह</text:span><text:span text:style-name="T770"> </text:span><text:span text:style-name="T641">अभ्यास व्यक्ति को गहन ध्यान की ओर ले जाने में सहायक</text:span><text:span text:style-name="T770"> सिद्ध होता</text:span><text:span text:style-name="T641"> है।</text:span></text:p>
      <text:p text:style-name="P58">श्रीमद्भागवद् का निम्नलिखित अति-सुंदर श्लोक इस प्रकार के यज्ञ की गहनता को दर्शाता है।</text:p>
      <text:p text:style-name="P58"/>
      <text:p text:style-name="P73">यद्यदिष्टतमं लोके यच्चातिप्रियमात्मनः।</text:p>
      <text:p text:style-name="P59"><text:tab/><text:tab/><text:tab/><text:tab/><text:tab/><text:span text:style-name="T441">तत्तन्निवेदयेन्मह्यं तदानन्त्याय कल्पते॥</text:span> <text:s/>श्री.भा.११.११.४१</text:p>
      <text:p text:style-name="P59"><text:span text:style-name="T463">इस संसार में जो कुछ भी तुम्हें सबसे प्रिय है और जिसमें तुम सबसे अधिक प्रसन्न होते हो, वह तुम मुझे अर्पित कर दो। तब तुम हृदय में अनंत हो जाओगे</text:span>।</text:p>
      <text:p text:style-name="P59"/>
      <text:p text:style-name="P59">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597">१२</text:span><text:span text:style-name="T601">.</text:span><text:span text:style-name="T603">१</text:span><text:span text:style-name="T604">२</text:span></text:h>
      <text:p text:style-name="P7">श्रेयो हि ज्ञानमभ्यासाज्ज्ञानाद्ध्या<text:span text:style-name="T641">नं विशिष्यते</text:span>।</text:p>
      <text:p text:style-name="P2">ध्यानात्कर्मफलत्यगस्त्यागाच्छान्तिरनन्तरम्॥</text:p>
      <text:p text:style-name="P2"/>
      <text:p text:style-name="P164"><text:span text:style-name="T508">ज्ञान </text:span><text:span text:style-name="T553">उस </text:span><text:span text:style-name="T508">अभ्यास से अधिक श्रेष्ठ है</text:span><text:span text:style-name="T553"> जो </text:span><text:span text:style-name="T508">बिना मर्म को जाने हुए किया</text:span><text:span text:style-name="T553"> गया है</text:span><text:span text:style-name="T508">; सम्यक ज्ञान से ध्यान परिपूण हो जाता है; परिपूर्ण ध्यान कर्मफल त्या</text:span><text:span text:style-name="T514">ग की ओर ले जाता है; और त्याग से तत्काल ही परम शांति प्राप्त होती है।</text:span></text:p>
      <text:p text:style-name="P59"/>
      <text:p text:style-name="P66"><text:span text:style-name="T506">इस श्लोक का</text:span><text:span text:style-name="T559"> </text:span><text:span text:style-name="T612">मुख्य वाक्यांश है</text:span><text:span text:style-name="T506">, 'शांति त्याग का फल है</text:span><text:span text:style-name="T771">—</text:span><text:span text:style-name="T456">त्यागात् शान्तिः‌ अनन्तरं</text:span><text:span text:style-name="T461"> </text:span><text:span text:style-name="T482">।</text:span><text:span text:style-name="T771">'</text:span><text:span text:style-name="T612"> वेद गाते हैं</text:span><text:span text:style-name="T612"><text:note text:id="ftn13" text:note-class="footnote"><text:note-citation>13</text:note-citation><text:note-body><text:p text:style-name="P136"><text:span text:style-name="T643">त्यागेनैके अमृतत्वमानशुः।</text:span><text:span text:style-name="T638"><text:tab/></text:span><text:span text:style-name="T642">कै.उप.३</text:span></text:p></text:note-body></text:note></text:span><text:span text:style-name="T612">, </text:span><text:span text:style-name="T614">"</text:span><text:span text:style-name="T612">केवल त्याग से ही अमृतत्व प्राप्त होता है।</text:span><text:span text:style-name="T614">"</text:span><text:span text:style-name="T612">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616"> </text:span><text:span text:style-name="T612">महात्मा कवि भर्तृहरि गाते हैं</text:span><text:span text:style-name="T616"> </text:span><text:span text:style-name="T612">"</text:span><text:span text:style-name="T478">धन्यस्तु सन्न्यस्यति</text:span><text:span text:style-name="T483">—</text:span><text:span text:style-name="T436">धन्य है त्याग करने वाला</text:span><text:span text:style-name="T612">।</text:span><text:span text:style-name="T615">"</text:span></text:p>
      <text:p text:style-name="P71"/>
      <text:p text:style-name="P67"><text:span text:style-name="T612">शांति ही आत्मसाक्षात्कार है। जब पूर्ण त्याग होता है, तो आत्मा तत्काल प्रकाशित हो उठती है। मन कर्तृत्व और भोक्तृत्व के</text:span><text:span text:style-name="T626"> रूप में</text:span><text:span text:style-name="T612"> भविष्य की ओर भागता है</text:span><text:span text:style-name="T625">,</text:span><text:span text:style-name="T612"> और कर्मफल की</text:span><text:span text:style-name="T617"> इच्छा करता</text:span><text:span text:style-name="T612"> है।</text:span><text:span text:style-name="T618"> </text:span><text:span text:style-name="T612">कर्मफल की इच्छा साक्षात्कार के पथ पर बाधा है। </text:span><text:span text:style-name="T478">ज्ञान</text:span><text:span text:style-name="T612">, </text:span><text:span text:style-name="T478">ध्यान</text:span><text:span text:style-name="T612"> और </text:span><text:span text:style-name="T478">त्याग</text:span><text:span text:style-name="T61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627"> का</text:span><text:span text:style-name="T612"> ही अस्तित्व रह जाता है; केवल </text:span><text:span text:style-name="T478">निर्वाण</text:span><text:span text:style-name="T481"> </text:span><text:span text:style-name="T612">। एक बार जब व्यक्ति पूरी तरह से निःस्वार्थ हो जाता है, तो उसके लिए शांति स्वाभाविक</text:span><text:span text:style-name="T619"> हो जाती</text:span><text:span text:style-name="T612"> है।</text:span></text:p>
      <text:p text:style-name="P158"/>
      <text:p text:style-name="P68"><text:span text:style-name="T612">यहाँ भगवान इस विषय का चरण-दर-चरण उपसंहार करते हैं। </text:span><text:span text:style-name="T456">अभ्यास</text:span><text:span text:style-name="T612">, </text:span><text:span text:style-name="T456">ज्ञान</text:span><text:span text:style-name="T612">, </text:span><text:span text:style-name="T456">ध्यान</text:span><text:span text:style-name="T612">, </text:span><text:span text:style-name="T456">कर्मफल</text:span><text:span text:style-name="T612">-</text:span><text:span text:style-name="T456">त्याग</text:span><text:span text:style-name="T612">, </text:span><text:span text:style-name="T456">शांति</text:span><text:span text:style-name="T612">—यह क्रम है उन्नति का। पहले हमें यह जानना होगा कि आनंद कर्मफल में नहीं होता। आनंद तो आत्मा का स्वरूप है। यह ज्ञान बहु</text:span><text:span text:style-name="T620">त बड़ा लाभ</text:span><text:span text:style-name="T612"> है</text:span><text:span text:style-name="T621"> जिसके</text:span><text:span text:style-name="T612"> बिना मन कर्मफल की लालसा से मुक्त नहीं हो सकता।</text:span></text:p>
      <text:p text:style-name="P70"/>
      <text:p text:style-name="P161"><text:span text:style-name="T456">श्रेयो हि ज्ञानं अभ्यासात्</text:span><text:span text:style-name="T612">—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622"> तात्पर्य</text:span><text:span text:style-name="T612"> अनुष्ठान या काम्य-कर्म आदि से हो सकता हैं, या बिना सम्यक ज्ञान के की गई साधना </text:span><text:span text:style-name="T623">से </text:span><text:span text:style-name="T612">भी हो सकती है। ज्ञान के बिना कर्म</text:span><text:span text:style-name="T624">,</text:span><text:span text:style-name="T612"> कर्म-योग में परिवर्तित नहीं हो सकता। </text:span></text:p>
      <text:p text:style-name="P161"><text:soft-page-break/><text:span text:style-name="T612">यह केवल सत्य को समझकर उसपर मनन करने से ही संभव है। </text:span><text:span text:style-name="T628">जब ज्ञान पर्याप्त मजबूत होता</text:span><text:span text:style-name="T629"> है, तो</text:span><text:span text:style-name="T628"> हमसे स्वभावतः ही </text:span><text:span text:style-name="T459">कर्मफल-त्याग</text:span><text:span text:style-name="T628"> हो जाता है।</text:span></text:p>
      <text:p text:style-name="P70"/>
      <text:p text:style-name="P70">इस<text:span text:style-name="T772"> ज्ञान की अच्छी समझ के बिना, तथा संतों</text:span> के संपर्क के बिना, बुद्धि<text:span text:style-name="T773"> आश्वस्त नहीं होती कि</text:span> स्वार्थ त्याग<text:span text:style-name="T773">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70"/>
      <text:p text:style-name="P68"><text:span text:style-name="T612">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613">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P68"><text:span text:style-name="T613"/></text:p>
      <text:p text:style-name="P163"><text:span text:style-name="T457">श्रेयो हि ज्ञानं अभ्यासात् ज्ञानात् ध्यानं</text:span><text:span text:style-name="T479">—</text:span><text:span text:style-name="T613">यहाँ अभ्यास का तात्पर्य कर्म-मात्र से है। फिर हम आदर्श पर आते हैं—कर्मयोग का ज्ञान। मनन और ध्यान से</text:span><text:span text:style-name="T630"> </text:span><text:span text:style-name="T613">व्यक्ति के भीतर ज्ञान</text:span><text:span text:style-name="T630"> समाहित होता है और ज्ञान की</text:span><text:span text:style-name="T613"> शक्ति बढती है। वही</text:span><text:span text:style-name="T631">ं दूसरी ओर </text:span><text:span text:style-name="T613">ध्यान सम्यक ज्ञान से परिपूर्ण हो उठता है।</text:span></text:p>
      <text:p text:style-name="P69"/>
      <text:h text:style-name="Subsection_20_within_20_shloka" text:outline-level="4">एक आदर्श और उसका अनुप्रयोग</text:h>
      <text:p text:style-name="P69"><text:span text:style-name="T651">दैनिक जीवन में 'मैं' और त्याग</text:span><text:span text:style-name="T652">-</text:span><text:span text:style-name="T651">के</text:span><text:span text:style-name="T652">-</text:span><text:span text:style-name="T651">आदर्श के बीच</text:span><text:span text:style-name="T653">,</text:span><text:span text:style-name="T651">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654">,’</text:span><text:span text:style-name="T651">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655">,</text:span><text:span text:style-name="T651"> और उस पर विजय प्राप्त करनी होगी। ऐसी निस्वार्थता के लिए गहन मनन अथवा </text:span><text:span text:style-name="T462">ध्यान</text:span><text:span text:style-name="T651"> की आवश्यकता है; यह </text:span><text:span text:style-name="T462">त्याग</text:span><text:span text:style-name="T651"> की ओर ले जाता है, और त्याग </text:span><text:span text:style-name="T462">शांति</text:span><text:span text:style-name="T651"> की ओर।</text:span></text:p>
      <text:p text:style-name="P69"/>
      <text:p text:style-name="P68"><text:span text:style-name="T612">अब हम श्लोक की व्याख्या ध्यान के दृष्टिकोण से करते है</text:span><text:span text:style-name="T613">ं</text:span><text:span text:style-name="T632">,</text:span><text:span text:style-name="T612"> जैसा कि छठे अध्याय में बताया गया है। अभ्यास का तात्पर्य किसी ऐसी आध्यात्मिक साधना से है जो इंद्रियों में </text:span><text:span text:style-name="T613">भटकते हुए मन को वापस खींचकर आत्मा में स्थापित करता है। ऐसा करने से पहले, अभ्यास की</text:span><text:span text:style-name="T633"> स्पष्ट समझ</text:span><text:span text:style-name="T613"> होनी चाहिए—उस केंद्र के बारे में जानकारी होनी चाहिए जिसमें मन को विश्राम दिया जा सके। </text:span><text:span text:style-name="T457">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460">ंत</text:span><text:span text:style-name="T457"> नहीं होगा। केवल एक गुरु से दीक्षित साधक ही वास्तव में ध्यान कर सकता है। अपने वास्तविक स्वरूप, आत्मा की ओर झांकने की प्रेरणा देना ही दीक्षा है। </text:span><text:span text:style-name="T484">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8"><text:span text:style-name="T484"/></text:p>
      <text:p text:style-name="Standard_20_hindi_20_text"><text:span text:style-name="T484">शस्त्रों और ऋषियों ने जो कहा </text:span><text:span text:style-name="T392">है</text:span><text:span text:style-name="T393">, उसे समझना हमारे लिए</text:span><text:span text:style-name="T484"> अनिवार्य है। भगवान ने पहले १२.८ में कहा</text:span><text:span text:style-name="T486"> "</text:span><text:span text:style-name="T398">मय्येव मन आधत्स्व</text:span><text:span text:style-name="T394">—</text:span><text:span text:style-name="T396">ईश्वर में</text:span><text:span text:style-name="T397"> </text:span><text:span text:style-name="T395">मन लगाकर।</text:span><text:span text:style-name="T500">"</text:span><text:span text:style-name="T501"> </text:span><text:span text:style-name="T388">यही </text:span><text:span text:style-name="T391">अभ्यास</text:span><text:span text:style-name="T388"> है।</text:span><text:span text:style-name="T499"> </text:span><text:span text:style-name="T502">"</text:span><text:span text:style-name="T479">मयि बुद्धिं निवेशय</text:span><text:span text:style-name="T392">—</text:span><text:span text:style-name="T484">उन्हें बुद्धि द्वारा जानना, आश्वस्त होना।</text:span><text:span text:style-name="T488">"</text:span><text:span text:style-name="T484"> </text:span><text:span text:style-name="T489"><text:s/></text:span><text:span text:style-name="T484">य</text:span><text:span text:style-name="T392">ही</text:span><text:span text:style-name="T484">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392">संकीर्ण सोच के बजाय</text:span><text:span text:style-name="T484">, हमें ऋषियों के उपदेशों को स्वीकार करने के तत्पर रहना चाहिए। हम जिस भी साधना </text:span><text:soft-page-break/><text:span text:style-name="T484">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479">गीता भागवत वाचूंगी</text:span><text:span text:style-name="T484">।"</text:span></text:p>
      <text:p text:style-name="Standard_20_hindi_20_text"><text:span text:style-name="T484"/></text:p>
      <text:p text:style-name="Standard_20_hindi_20_text"><text:span text:style-name="T492">कई लोगों ने </text:span><text:span text:style-name="T496">ज्ञानात्-ध्यानं</text:span><text:span text:style-name="T492"> <text:s/>की व्याख्</text:span><text:span text:style-name="T494">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text:span><text:span text:style-name="T485">क्ति का प्रयोग तृतीया विभक्ति के रूप में किया गया है--</text:span><text:span text:style-name="T480">ज्ञानेन</text:span><text:span text:style-name="T485">, जिसका अर्थ है ' ज्ञान से’। </text:span><text:span text:style-name="T458">ज्ञानात् ध्यानं विशिष्यते</text:span><text:span text:style-name="T485">--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458">ज्ञानात्-ध्यानं</text:span><text:span text:style-name="T485"> की उपयुक्त व्याख्या है।</text:span></text:p>
      <text:p text:style-name="Standard_20_hindi_20_text"><text:span text:style-name="T458">ज्ञानात् ध्यानं विशिष्यते</text:span><text:span text:style-name="T485">--आत्मज्ञान के साथ, साधक में ध्यान आध्यात्मिक रूप से जीवंत हो जाता है। ध्यान </text:span><text:span text:style-name="T480">विशिष्ट</text:span><text:span text:style-name="T485">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480">अविद्या-काम-कर्म—</text:span><text:span text:style-name="T485">अर्थात अज्ञान-इच्छा-कर्म, यही कर्म करने का क्रम है। इस क्रम को केवल ध्यान के गहनतम स्तर--समाधि में ही अभिभूत किया जा सकता है। इसी बात को </text:span><text:span text:style-name="T458">ध्यानात् कर्मफल त्यागः</text:span><text:span text:style-name="T485"> के रूप में प्रकट किया गया है।</text:span></text:p>
      <text:p text:style-name="Standard_20_hindi_20_text"><text:span text:style-name="T582">ऐसा व्यक्ति </text:span><text:span text:style-name="T584">जीवनमुक्त</text:span><text:span text:style-name="T582"> है। वह पूर्ण संन्यासी है। भगवान कहते हैं, “वह मुझे सबसे अधिक प्रिय है; मैं उससे अलग नहीं हूँ--</text:span><text:span text:style-name="T584">ज्ञानी तु अत्मैव मे मतं <text:s/></text:span><text:span text:style-name="T582">”</text:span><text:span text:style-name="T596">(</text:span><text:span text:style-name="T585">गीता श्लोक ७.१८</text:span><text:span text:style-name="T596">)</text:span><text:span text:style-name="T583">।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598">१२</text:span><text:span text:style-name="T602">.</text:span><text:span text:style-name="T598">१३ </text:span><text:span text:style-name="T602">- </text:span><text:span text:style-name="T598">१४</text:span></text:h>
      <text:p text:style-name="P4">अद्वेष्टा सर्वभूतानां मैत्रः करुण एव च ।</text:p>
      <text:p text:style-name="P14"><text:span text:style-name="T591">निर्ममो निरहङ्कार</text:span><text:span text:style-name="T595">: </text:span><text:span text:style-name="T591">सम दुःखसुखः क्षमी ॥</text:span></text:p>
      <text:p text:style-name="P14"><text:span text:style-name="T591">सन्तुष्ट</text:span><text:span text:style-name="T595">: </text:span><text:span text:style-name="T591">सततं योगी यतात्मा दृढनिश्चय</text:span><text:span text:style-name="T595">: </text:span><text:span text:style-name="T591">।</text:span></text:p>
      <text:p text:style-name="P14"><text:span text:style-name="T591">मय्यर्पितमनोबुद्धिर्यो मद्भक्त</text:span><text:span text:style-name="T595">: </text:span><text:span text:style-name="T591">स मे प्रियः ॥</text:span></text:p>
      <text:p text:style-name="P126"/>
      <text:p text:style-name="P35"><text:span text:style-name="T570">जो किसी से विद्वेष नही करता</text:span><text:span text:style-name="T589">, सब</text:span><text:span text:style-name="T570"> के प्रति मित्रवत और करुणामय है</text:span><text:span text:style-name="T589">, </text:span><text:span text:style-name="T570">जो </text:span><text:span text:style-name="T589">" मैं </text:span><text:span text:style-name="T570">और मेरा</text:span><text:span text:style-name="T589">" </text:span><text:span text:style-name="T570">के भाव से मुक्त है</text:span><text:span text:style-name="T589">, </text:span><text:span text:style-name="T570">सुख और दुःख में भी संयम रखता है</text:span><text:span text:style-name="T589">, </text:span><text:span text:style-name="T570">क्षमावान है</text:span><text:span text:style-name="T589">, </text:span><text:span text:style-name="T570">वह योगी जो सदा ध्यान में स्थित</text:span><text:span text:style-name="T589">, </text:span><text:span text:style-name="T570">और संतुष्ट है</text:span><text:span text:style-name="T589">, </text:span><text:span text:style-name="T570">आत्मसंयमी और दृढ़ निश्चय युक्त है</text:span><text:span text:style-name="T589">, </text:span><text:span text:style-name="T570">जिसके मन और बुद्धि मुझ में अर्पित हैं</text:span><text:span text:style-name="T589">, वह </text:span><text:span text:style-name="T570">मेरा भक्त मुझे प्रिय है ।</text:span></text:p>
      <text:p text:style-name="P126"/>
      <text:p text:style-name="P125"><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3"/>
      <text:p text:style-name="P129"><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400">स मे प्रियः </text:span><text:span text:style-name="T7">--वो मुझे प्यारा है!”</text:span></text:p>
      <text:h text:style-name="Subsection_20_within_20_shloka" text:outline-level="4">भगवान का कुचेल के प्रति प्रेम</text:h>
      <text:p text:style-name="P129"><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text:span><text:soft-page-break/><text:span text:style-name="T8">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7">अब उन सारे गुणों को देखते हैं जिनका वर्णन इस श्लोक में किया गया है, जो एक भक्त को भगवान का प्रिय बना देते हैं।</text:p>
      <text:p text:style-name="P47"/>
      <text:h text:style-name="Subsection_20_within_20_shloka" text:outline-level="4">अद्वेष्टा—द्वेष का अभाव</text:h>
      <text:p text:style-name="P26"><text:span text:style-name="T656">हम वहाँ रहते हैं जहाँ हमारे विचार होते हैं। मन में द्वेष रखना यहीं नरक में रहने के समान है। सच्चा भक्त किसी से द्वेष नही रखता--</text:span><text:span text:style-name="T659">अद्वेष्टा सर्वभूतानां </text:span><text:span text:style-name="T656">।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2"><text:span text:style-name="T656"><text:tab/><text:tab/><text:tab/><text:tab/></text:span><text:span text:style-name="T658">यस्तु सर्वाणि भूतानि आत्मन्येवानुपश्यति।</text:span></text:p>
      <text:p text:style-name="P23"><text:span text:style-name="T658"><text:tab/><text:tab/><text:tab/><text:tab/>सर्वभूतेषु चात्मानं ततो न विजुगुप्सते॥</text:span><text:span text:style-name="T656"><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4"><text:span text:style-name="T656">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62">भक्त</text:span><text:span text:style-name="T656"> <text:s/>के लिए असंभव हैं। उपनिषद् मंत्र कहता है, "</text:span><text:span text:style-name="T662">न विजुगुप्सते</text:span><text:span text:style-name="T656">--वह अब और घृणा नहीं करता।”</text:span></text:p>
      <text:p text:style-name="P24"><text:span text:style-name="T656">एक अन्य सुंदर अर्थ ये है कि वह स्वयं की रक्षा करने का प्रयत्न नहीं करता। </text:span><text:span text:style-name="T662">जुगुप्सा</text:span><text:span text:style-name="T656">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62">ज्ञानी‌</text:span><text:span text:style-name="T65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4"><text:span text:style-name="T656">जब </text:span><text:span text:style-name="T662">भक्त</text:span><text:span text:style-name="T656"> <text:s/>ईश्वर पर प्रेम के साथ ध्यान करता है, उसका हृदय और भी ऊँचे प्रेम के भाव पर पहुँच जाता है। इसे </text:span><text:span text:style-name="T662">प्रेम-समाधि</text:span><text:span text:style-name="T656"> <text:s/>कहते हैं। उस भाव में तनिक भी क्रोध असंभव है। ऐसा व्यक्ति कैसे क्रोधित हो अथवा घृणा करे? </text:span><text:span text:style-name="T662">भक्ति</text:span><text:span text:style-name="T656"> अति कोमल है; साधक के हृदय में एक शिशु की तरह, और साधक उसकी रक्षा वैसे ही करता है जैसे किसी </text:span><text:span text:style-name="T657">शिशु की रक्षा करते हैं। किसी भी कठोर शब्द या भावना का उनके निकाय में कोई स्थान नहीं है।</text:span></text:p>
      <text:p text:style-name="P25"><text:span text:style-name="T657">हमारे भीतर यदि लेशमात्र भी द्वेष है, यदि हमारे हृदय में तनिक भी दुर्भावना है,तो हमें शांति प्राप्त नहीं होगी। </text:span><text:span text:style-name="T663">द्वेष</text:span><text:span text:style-name="T657"> शब्द में 'द्वि’ का तात्पर्य द्वैत से है। जब तक द्वैत भावना उपस्थित है, दुर्भावना उत्पन्न हो सकती है। </text:span><text:span text:style-name="T660">अद्वेष्टा</text:span><text:span text:style-name="T657"> शब्द में </text:span><text:span text:style-name="T663">अ-द्वय</text:span><text:span text:style-name="T657">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5"/>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text:soft-page-break/>तथा अमरीका गए। उन्होंने विदेश यात्रा में अपने पास एक पैसा भी नहीं रखा! ये आत्मा की स्वतंत्रता है। अब हम ऐसी स्थिति की कल्पना भी नहीं कर सकते।</text:p>
      <text:p text:style-name="P32"><text:span text:style-name="T666">जब वे साँन-फ़्रां</text:span><text:span text:style-name="T667">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3"><text:span text:style-name="T672"><text:tab/><text:tab/><text:tab/><text:tab/>अर्हयेद्यानमानाभ्यां मैत्र्याभिन्नेन चक्षुषा</text:span><text:span text:style-name="T673">॥</text:span><text:span text:style-name="T668"><text:tab/>श्री.भा.३.२</text:span><text:span text:style-name="T665">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3"><text:span text:style-name="T665">इस भागवत श्लोक में '</text:span><text:span text:style-name="T661">मैत्रेय अभिन्नेन चक्षुषा</text:span><text:span text:style-name="T665">’ पद का प्रयोग किया गया है। </text:span><text:span text:style-name="T661">मैत्री भाव</text:span><text:span text:style-name="T665">--अर्थात मित्रता अथवा समदर्शिता मन की एक सुंदर अवस्था है। जब </text:span><text:span text:style-name="T661">मैत्री भाव</text:span><text:span text:style-name="T665">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661">मैत्री भाव</text:span><text:span text:style-name="T665">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661">वासुदेव सर्वं</text:span><text:span text:style-name="T665">--और जब हम किसी से कुछ नही चाहते, तब, और केवल तभी </text:span><text:span text:style-name="T661">मैत्री-भाव</text:span><text:span text:style-name="T665">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4"><text:span text:style-name="T672"><text:tab/><text:tab/><text:tab/><text:tab/>पश्यन् मदात्मकं विश्वं न विपद्येत वै पुनः</text:span><text:span text:style-name="T673">॥<text:tab/></text:span><text:span text:style-name="T668">श्री.भा.११.७.२</text:span></text:p>
      <text:p text:style-name="P34"><text:span text:style-name="T668">ऐसा व्यक्ति स्वाभा</text:span><text:span text:style-name="T665">विक ही सभी प्राणियों का मित्र होता है--</text:span><text:span text:style-name="T661">सर्व-भूत-सुहृत </text:span><text:span text:style-name="T665">।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4"><text:span text:style-name="T665">बौद्ध ग्रंथों में, बुद्ध को मैत्रेय नाम से भी जाना जाता है--सबका मित्र। ईश्वर </text:span><text:span text:style-name="T661">सर्वभूतसुहृत्</text:span><text:span text:style-name="T665"> हैं--सबके मित्र, और </text:span><text:span text:style-name="T661">ज्ञानी</text:span><text:span text:style-name="T665"> भी सबका मित्र है। उसके भाव में पूर्ण समानता होती है - श्रेष्ठ या निम्न की धारणा अब काम नहीं करती।</text:span></text:p>
      <text:p text:style-name="P78"/>
      <text:h text:style-name="Subsection_20_within_20_shloka" text:outline-level="4"><text:soft-page-break/>मैत्री भाव — श्रीराम का उदाहरण</text:h>
      <text:p text:style-name="P34"><text:span text:style-name="T669">मैत्री भाव का उत्कृष्</text:span><text:span text:style-name="T665">ट उदाहरण श्रीराम में देखा जा सकता है। जब रावण के भाई विभीषण उनको अप्रत्याशित रूप से मिलने आए, <text:s/>और उनसे कहा "मैं</text:span><text:span text:style-name="T670"> आपका मित्र हूँ,</text:span><text:span text:style-name="T665">” तब श्रीराम ने विभीषण को गले लगाया और उन्हें अपना लिया। जब राम के परिषद के सभी लोगो</text:span><text:span text:style-name="T671">ं</text:span><text:span text:style-name="T670"> ने विभीषण के नीयत पर संदेह किया, तो राम ने कहा</text:span><text:span text:style-name="T670"><text:note text:id="ftn14" text:note-class="footnote"><text:note-citation>14</text:note-citation><text:note-body><text:p text:style-name="P137"><text:span text:style-name="T643">मित्रभावेन संप्राप्तं न त्यजेयं कथञ्चन। दोषो यद्यपि तस्य स्यात् सतामेतदगर्हितम्।</text:span><text:span text:style-name="T638"><text:tab/>वा.रा.६.१२.३</text:span></text:p></text:note-body></text:note></text:span><text:span text:style-name="T670">, “मैं उसका परित्याग नहीं करुंगा। यदि कोई व्यक्ति मेरे पास आकर कहे कि, 'मैं आपका मित्र हूं' तो मैं उसे अवश्य स्वीकार करुंगा, भले ही उसमें कितने भी दोष हों।”</text:span><text:span text:style-name="T665"> यह ऋषियों का उत्तम मार्ग है।</text:span></text:p>
      <text:p text:style-name="P34"><text:span text:style-name="T665">इस मैत्री-भाव में लोगों के साथ संबंधों की सारी जटिलता</text:span><text:span text:style-name="T670">एँ समाप्त हो जाती हैं। यह एक ऐसी अवस्था है जहां व्यक्ति बहुत हल्केपन के साथ बातचीत करने और जीवन जीने में सक्षम होता है। </text:span><text:span text:style-name="T664">भक्त</text:span><text:span text:style-name="T670">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64">संन्यासी</text:span><text:span text:style-name="T670">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674">ता</text:span> होती है। हमें भी यह ईश्वर से सीखना होगा­—किसी पर अपना भार न डालना। हम अंतरिक्ष की तरह बनें; उसका अस्तित्व है, परन्तु हमें उसका आभास नहीं<text:span text:style-name="T674"> होता; और जब भी कुछ होना है, वह अंतरिक्ष में ही होता है।</text:span></text:p>
      <text:p text:style-name="P79"/>
      <text:p text:style-name="P79">गुरु सदा सच्चा मित्र है। यहाँ हम देखते हैं<text:span text:style-name="T674"> कि अर्जुन को</text:span> श्री<text:span text:style-name="T674">कृष्ण एक मित्र के समान उपदेश दे रहे हैं, गुरु के समान नहीं। ऐसे ही, भागवत में उद्धव को उपदेश देते हुए, भगवान उन्हें 'सखे’ कहकर पुकारते हैं, न कि </text:span><text:span text:style-name="T465">शिष्य</text:span><text:span text:style-name="T674">।</text:span></text:p>
      <text:p text:style-name="P79">दिव्य तत्व एक मित्र की भां<text:span text:style-name="T674">ति</text:span> उस व्यक्ति के साथ चलता है जिसने अपने भीत<text:span text:style-name="T674">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441">करुण एव च </text:span>। करुणा भक्त का स्वभा<text:span text:style-name="T674">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428"><text:tab/><text:tab/><text:tab/><text:tab/>प्रेममैत्रीकृपोपेक्षा यः करोति स मध्यमः</text:span><text:span text:style-name="T430">॥<text:tab/></text:span><text:span text:style-name="T675">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463">करुणा</text:span> <text:s/><text:span text:style-name="T463">ज्ञानी</text:span> की वह स्थिति है जिसमें वह किसी को भी अपने से अन्य नहीं देखता। जब ज्ञानी स्वयं को अन्य में देखता है, वह दृष्टि ही <text:span text:style-name="T463">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28">करुणा</text:span> रखता है। यह लक्षण केवल ईश्वर में या जीवनमुक्तों में देखा जा सकता है।</text:p>
      <text:p text:style-name="P81"/>
      <text:h text:style-name="Subsection_20_within_20_shloka" text:outline-level="4"><text:soft-page-break/>निर्ममो निरहङ्कारः—'मैं' और 'मेरा' का अभाव</text:h>
      <text:p text:style-name="P81">‘मैं' और 'मेरा' का अभाव—यह एक और महत्वपूर्ण लक्षण है—<text:span text:style-name="T441">निर्ममो निरहङ्कारः</text:span>। 'मैं' और 'मेरा', ये दोनो ही अज्ञान के लक्षण हैं। वेदांत में जिसे <text:span text:style-name="T463">अध्यास</text:span> अथवा <text:span text:style-name="T46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8">‘अहमिदम्' 'ममेदम्' इति नैसर्गिकोऽयं लोकव्यवहारः।</text:p></text:note-body></text:note>। 'मैं ये हूँ (शरीर-मन)’, ‘ये मेरा है'—ऐसी मान्यताएं <text:span text:style-name="T46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9"><text:span text:style-name="T428">अध्यासोऽयं निरस्तव्यो विदुषा स्वात्मनिष्ठया।</text:span><text:tab/>वि.चू.२<text:span text:style-name="T674">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63">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463">अहं</text:span> <text:s/>का अर्थ है 'मैं'; <text:span text:style-name="T463">कार</text:span> <text:s/>का तात्पर्य कर्तृत्व से है। <text:span text:style-name="T463">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63">तामसिक</text:span> ऊर्जा से दूर हट जाते हैं। ध्यान करने वाले के भीतर यह सामर्थ्य उत्पन्न होता है; तथा, <text:span text:style-name="T463">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676">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3"><text:span text:style-name="T678">साधु ने पूछा, “क्या आपने </text:span><text:span text:style-name="T677">ग़ाज़ीपुर</text:span><text:span text:style-name="T678"> के पवहारी बाबा के बारे में सुना है?"</text:span></text:p>
      <text:p text:style-name="P103"><text:span text:style-name="T678">स्वामीजी: “हाँ, मैं</text:span><text:span text:style-name="T679"> उनके साथ रहा हूँ। वे बड़े महात्मा हैं।</text:span><text:span text:style-name="T678">”</text:span></text:p>
      <text:p text:style-name="P103"><text:span text:style-name="T678">साधु: “</text:span><text:span text:style-name="T679">उनके बारे में कोई वृत्तांत जानते हैं?</text:span><text:span text:style-name="T678">”</text:span></text:p>
      <text:p text:style-name="P103"><text:span text:style-name="T678">स्वामीजी: “हाँ, सुना है कि एक बार जब वे अपने आश्रम में ध्यान कर रहे थे, तब एक चोर ने आक</text:span><text:span text:style-name="T679">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678">टा दी। उन्हो</text:span><text:span text:style-name="T679">ंने </text:span><text:soft-page-break/><text:span text:style-name="T679">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678">"</text:span></text:p>
      <text:p text:style-name="P103"><text:span text:style-name="T678">जब स्वामीजी नें वृत्ता</text:span><text:span text:style-name="T680">ं</text:span><text:span text:style-name="T679">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7"/>
      <text:h text:style-name="Subsection_20_within_20_shloka" text:outline-level="4">सहन, सहन, सहन</text:h>
      <text:p text:style-name="P83"><text:span text:style-name="T441">समदुखःसुखः क्षमी </text:span>। जीवन आनंद और पीड़ा, दोनो लाता है; सुख और दुख। उन्हें निमंत्रण देने की कोई आवश्यकता नही<text:span text:style-name="T690">ं;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47">क्षमा</text:span><text:span text:style-name="T690">—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66">सम-स्थिति</text:span><text:span text:style-name="T690"> में रहता है।</text:span></text:p>
      <text:p text:style-name="P83">हमने गीता में इतनी दूरी तय की है सम-स्थिति समझने के लिए। हमने गीता पढ़ना आरंभ किया अर्जुन के <text:span text:style-name="T463">विषम-स्थिति</text:span> से, और तब से लेकर अब तक भगवान यह समझा रहे हैं<text:span text:style-name="T690">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441">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691">ऐसे ही हम योगी‌ को पहचान सकते हैं।</text:span></text:p>
      <text:p text:style-name="P84"><text:span text:style-name="T441">सततं</text:span> <text:s/>जिसका का अर्थ है सर्वदा—यह शब्द <text:span text:style-name="T441">संतुष्ट</text:span> और <text:span text:style-name="T441">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696">ं</text:span><text:span text:style-name="T692">द्र में</text:span> प्रवेश करता है, केव<text:span text:style-name="T693">ल </text:span>तब वास्तविक संतुष्टि या वास्तविक विश्राम सं<text:span text:style-name="T692">भव </text:span>है। दोनो एक ही है<text:span text:style-name="T696">ं</text:span><text:span text:style-name="T69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693">ंद्रित हो जाता है।</text:span></text:p>
      <text:p text:style-name="P84"/>
      <text:h text:style-name="Subsection_20_within_20_shloka" text:outline-level="4">भगवान रमण—सदा ब्रह्म</text:h>
      <text:p text:style-name="P85">एक बार, भगवा<text:span text:style-name="T693">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इसका क्या मतलब है?”</text:p>
      <text:p text:style-name="P85">“मतलब ये, कि मैनें उन्हे कभी ऐसी किसी स्थिति में नहीं<text:span text:style-name="T693">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text:soft-page-break/>यह योगी का असली लक्षण है। ऐसा नहीं<text:span text:style-name="T693">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48">सततं योगी </text:span><text:span text:style-name="T693">। भगवान भाष्यकार कहते हैं, “</text:span><text:span text:style-name="T467">योगी</text:span><text:span text:style-name="T693"> का अर्थ है </text:span><text:span text:style-name="T467">समाहित-चित्तः। </text:span><text:span text:style-name="T693">”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428"><text:tab/><text:tab/><text:tab/><text:tab/>कुतस्तत्कामलोभेन धावतोऽर्थेहया दिशः</text:span><text:span text:style-name="T430">॥<text:tab/></text:span><text:span text:style-name="T694">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pan text:style-name="T645">नृसिंह-भारती स्वामी—भीड़ में भी शा</text:span><text:span text:style-name="T646">ं</text:span><text:span text:style-name="T644">ति</text:span></text:h>
      <text:p text:style-name="P88">एक बार एक भक्त ने अपने अज्ञेयवादी मित्र को अपने साथ शृङ्गेरी मठ के उस समय के मठाधिपति स्वामी के दर्शन करने के लिए निमं<text:span text:style-name="T694">त्रित किया।</text:span> उस समय स्वामीजी का पड़ाव तिरुनल्वेली के पास एक गां<text:span text:style-name="T694">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441">संतुष्टि</text:span> से आता है। अधिकां<text:span text:style-name="T694">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441">यतात्मा</text:span>—उसका प्रत्येक अंग, प्रत्ये<text:span text:style-name="T695">क इंद्रिय अनुशासित है, और व्यवस्थित ढंग से रखा गया है। दीर्घ काल तक की गयी तपस्या का फल प्राप्त हुआ है।</text:span></text:p>
      <text:p text:style-name="P87"/>
      <text:p text:style-name="P89"><text:span text:style-name="T441">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645">उनका हृदय मेरे साथ है और मेरा हृद</text:span><text:span text:style-name="T646">य उनके साथ</text:span></text:h>
      <text:p text:style-name="P89"><text:span text:style-name="T441">मय्यर्पित-मनो-बुद्धि</text:span>। हम पहले ही इस गुण पर विस्तार से चर्चा कर चुके हैं। उसका मन आत्मा में है; शां<text:span text:style-name="T695">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63">प्रसाद</text:span> बन जाता है, जो दूसरों को दीक्षा दे सकता है। "ऐसे महान भक्त अति <text:soft-page-break/>दुर्लभ हैं, हे अर्जुन। वे जहाँ भी जाते हैं, मैं उनके पीछे जाता हूँ। मैं सदैव उनके साथ रहता हूँ। वे मुझे सबसे अधिक प्रिय हैं—<text:span text:style-name="T441">स मे प्रियः, स मे प्रियः</text:span>।”</text:p>
      <text:p text:style-name="P89">निम्नलिखित भागवत के सबसे सुंदर श्लोकों में से एक है, जो <text:span text:style-name="T696">ईश्वर के हृदय की भावना को व्यक्त करता है।</text:span></text:p>
      <text:p text:style-name="P89"><text:tab/><text:tab/><text:tab/><text:tab/><text:span text:style-name="T428">साधवो हृदयं मह्यं साधूनां</text:span><text:span text:style-name="T431"> हृदयं त्वहम्।</text:span></text:p>
      <text:p text:style-name="P89"><text:span text:style-name="T428"><text:tab/><text:tab/><text:tab/><text:tab/>मदन्यत् ते न जानन्ति नाहं तेभ्यो मनागपि॥</text:span><text:tab/>श्री.भा.<text:span text:style-name="T696">९.४.६८</text:span></text:p>
      <text:p text:style-name="P89"><text:span text:style-name="T463">भक्त मेरे हृदय हैं</text:span><text:span text:style-name="T46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441">स मे प्रियः</text:span> से इंगित होता है कि ज्ञानी भगवान से अल<text:span text:style-name="T696">ग नहीं है। क्योंकि ज्ञानी में कोई अहंकार नहीं होता, वह ईश्वर के साथ एक ही है।</text:span></text:p>
      <text:p text:style-name="P90">प्रेम का यह रहस्य है।</text:p>
      <text:h text:style-name="Shloka_20_number_20_heading" text:outline-level="3"><text:span text:style-name="T598">१२</text:span><text:span text:style-name="T602">.</text:span><text:span text:style-name="T598">१</text:span><text:span text:style-name="T599">५</text:span></text:h>
      <text:p text:style-name="P8">यस्मान्नोद्विजते लोको लोकान्नोद्विजते च यः ।</text:p>
      <text:p text:style-name="P29"><text:span text:style-name="T592">हर्षामर्षभयोद्वेगैर्मुक्तो </text:span><text:span text:style-name="T594">यः</text:span><text:span text:style-name="T593"> स च मे प्रियः</text:span><text:span text:style-name="T592"> ॥</text:span></text:p>
      <text:p text:style-name="P29"/>
      <text:p text:style-name="P30">जिससे जगत् उद्वेलित नहीं होता और जिसे जगत उद्वेलित नहीं कर सकता, जो जोश, चिड़चिडेपन, भय और चिं<text:span text:style-name="T696">ता</text:span> से मुक्त है - ऐसा व्यक्ति मुझे प्रिय है।</text:p>
      <text:p text:style-name="P29"/>
      <text:p text:style-name="P109">योगी का मात्र अस्तित्व ही जगत के लिए मंगल है। दुनिया में रहने वाले सभी लोग <text:span text:style-name="T696">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49">यस्मात् न उद्विजते लोकाः</text:span><text:span text:style-name="T696">—किसी के लिए भी उससे किसी भी प्रकार की अशां</text:span><text:span text:style-name="T697">ति या परेशानी उत्पन्न नहीं हो सकती।</text:span><text:span text:style-name="T696">” केवल ऐसे ही व्यक्ति के बारे में कहा जा सकता है कि 'वह किसी को हानि नहीं</text:span><text:span text:style-name="T697"> पहुंचा सकता।</text:span><text:span text:style-name="T696">’ अन्यथा, अनजाने में अपने विचारों और भावनाओं के माध्यम से अच्छे लोग भी दूसरों को हानि पहुँचाते</text:span><text:span text:style-name="T697"> हैं। सच्चे योगी में उद्वेग अथवा व्यग्रता नहीं होती। वह ऐसा केंद्र है जिससे गहन शांति की लहरें निकलती हैं।</text:span></text:p>
      <text:p text:style-name="P109">महात्मा प्रायः पागलों या छोटे बच्चों के जैसे, अथवा भिखारियों के जैसे संसार में घूमते हैं<text:span text:style-name="T697">।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50">लोकान्नोद्विजते च यः</text:span><text:span text:style-name="T697">।</text:span></text:p>
      <text:p text:style-name="P109"/>
      <text:h text:style-name="Subsection_20_within_20_shloka" text:outline-level="4">अवंती ब्राह्मण का गीत</text:h>
      <text:p text:style-name="P110">श्रीमद्भागवद्<text:span text:style-name="T69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69">सत्य</text:span><text:span text:style-name="T698">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text:span><text:soft-page-break/><text:span text:style-name="T698">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0"><text:tab/><text:tab/><text:tab/><text:tab/><text:span text:style-name="T428">नायं जनो मे सुखदुःखहेतु </text:span><text:span text:style-name="T432">न देवतात्मा ग्रहकर्मकालाः।</text:span></text:p>
      <text:p text:style-name="P119"><text:tab/><text:tab/><text:tab/><text:tab/>मनः परं कारणमामनन्ति संसारचक्रं परिवर्तयेद्यत्॥</text:p>
      <text:p text:style-name="P121">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1"/>
      <text:p text:style-name="P111">इस श्लोक का श्रद्धापूर्वक मनन सभी साधकों के लिये अत्यंत लाभदायक है।</text:p>
      <text:p text:style-name="P111">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1"><text:span text:style-name="T441">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1">अधिकांश व्याखाताओं ने <text:span text:style-name="T441">हर्ष</text:span> का आनंद और <text:span text:style-name="T441">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1"><text:span text:style-name="T441">उद्वेग</text:span> किसी भी प्रकार की प्रबल प्रेरणा को कहते हैं जो हमें कार्य करने के लिए बाध्य करती है। '<text:span text:style-name="T463">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63">उद्वेग</text:span> नहीं है।</text:p>
      <text:p text:style-name="P111">जब तक हम हमारे भीतर का वह केंद्र नहीं ढूं<text:span text:style-name="T699">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598">१२</text:span><text:span text:style-name="T602">.</text:span><text:span text:style-name="T598">१</text:span><text:span text:style-name="T600">६</text:span></text:h>
      <text:p text:style-name="P9">अनपेक्ष शुचिर्दक्ष उदासीनो गतव्यथः ।</text:p>
      <text:p text:style-name="P28">सर्वारम्भपरित्यागी यो मद्भक्तः स मे प्रियः ॥</text:p>
      <text:p text:style-name="P31"/>
      <text:p text:style-name="P31">मेरा भक्त, जिसे किसी भी वस्तु की अपेक्षा नहीं<text:span text:style-name="T699"> है, जो शुद्ध और कौशलपूर्ण है, बेफिक्र है, परेशान नहीं है, और जिसने सभी नए प्रयासों को त्याग दिया है, वह मुझे अत्यंत प्रिय है</text:span>।</text:p>
      <text:p text:style-name="P31"/>
      <text:p text:style-name="P112"><text:span text:style-name="T441">अनपेक्षः</text:span>—वह सभी इच्छाओं से मुक्त है। उसका मन किसी वस्तु, व्यक्ति या भावना के पीछे नही<text:span text:style-name="T700">ं भागता। वह पूर्णता में जीता है, भले ही उसके पास कुछ भी न हो। भगवान श्रीमद्भागवद् में ऐसे भक्त के विषय में कहते हैं,</text:span></text:p>
      <text:p text:style-name="P112"/>
      <text:p text:style-name="P112"><text:soft-page-break/><text:tab/><text:tab/><text:tab/><text:tab/><text:span text:style-name="T428">निरपेक्षं मुनिं शान्तं निर्वैरं समदर्शनम्।</text:span></text:p>
      <text:p text:style-name="P120"><text:tab/><text:tab/><text:tab/><text:tab/>अनुव्रजाम्यहं नित्यं पूयेयेत्यङ्घ्रिरेणुभिः॥</text:p>
      <text:p text:style-name="P122">वह मुनि जो किसी भी वस्तु की इच्छा नहीं<text:span text:style-name="T700"> रखता, जो सदा शांत है, किसी से बैर नहीं रखता, सबको सम दृष्टि से देखता है—मैं उसके पीछे-पीछे चलता हूँ ताकि मैं उसके चरणों की धूल से शुद्ध हो जाऊँ।</text:span></text:p>
      <text:p text:style-name="P112"/>
      <text:h text:style-name="Subsection_20_within_20_shloka" text:outline-level="4">ज्ञानी की स्वतंत्रता</text:h>
      <text:p text:style-name="P113">एक बार, रमण महर्षि के महा तपस्वी शिष्य काव्यकंठ-गणपति-मुनि ने महर्षि से कहा, “शरीर के निर्वाह के लिये बहुत थोड़ी से चीजें, और बहुत कम पैसे ही लगते हैं<text:span text:style-name="T700">।</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701">कता नहीं। वह सत्य में, आत्मा में स्थित है, जहाँ कोई भी कमी नहीं है।</text:span></text:p>
      <text:p text:style-name="P113">वह परम शुद्ध है—<text:span text:style-name="T441">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701">ं करते थे। तथापि, उनकी अंतर्निहित पवित्रता पतित व्यक्तियों को भी शुद्ध कर देती थी।</text:span></text:p>
      <text:p text:style-name="P113">अपवित्रता के विषय में सारे विचार द्वैत भावना के कारण उत्पन्न होते हैं<text:span text:style-name="T701">। जब यह ज्ञात हो जाता है कि सब कुछ आत्मा ही है, तब व्यक्ति को परम पवित्रता प्राप्त हो जाती है। </text:span><text:span text:style-name="T470">न हि ज्ञानेन सदृशं पवित्रमिह विद्यते</text:span><text:span text:style-name="T701">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70">शुचित्व</text:span><text:span text:style-name="T701"> अर्थात शुद्धता है। ज्ञानी सबसे शुद्ध है, और वही परम भक्त है।</text:span></text:p>
      <text:p text:style-name="P113"/>
      <text:p text:style-name="P113">शास्त्रों में साधक के शरीर और मन को प्रशिक्षित करने के उद्देश्य से प्रारम्भ में 'शुद्ध' को 'अशुद्ध' से अलग करने की सलाह दी गई है। परंतु, ये अविद्या की बातें है<text:span text:style-name="T701">ं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3"/>
      <text:p text:style-name="P113"><text:span text:style-name="T441">दक्षः</text:span>—वह जो अपने आपको कार्यों से अप्रभावित रखने में निपुण हो। वास्तविक <text:span text:style-name="T463">दाक्ष्यं</text:span> कर्तृ<text:span text:style-name="T70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51">दक्षः</text:span><text:span text:style-name="T702"> है।</text:span></text:p>
      <text:p text:style-name="P114">किसी भी आध्यात्मिक उपदेश को सम्यक, उपयुक्त रूप से, लागू करना, इसे <text:span text:style-name="T463">दाक्ष्यं</text:span> कहते हैं<text:span text:style-name="T702">—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51">दक्षः</text:span><text:span text:style-name="T702"> कहते हैं।</text:span></text:p>
      <text:p text:style-name="P114"/>
      <text:p text:style-name="P114">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41">दाक्ष्य</text:span><text:span text:style-name="T451">ं</text:span> <text:s/>है।</text:p>
      <text:p text:style-name="P123"/>
      <text:p text:style-name="P115"><text:span text:style-name="T441">उदासीनः</text:span>—सामा<text:span text:style-name="T702">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703">, तो हम कह सकते हैं कि वह बेपर्वाह है। परंतु, ‘</text:span><text:span text:style-name="T471">उद् </text:span><text:span text:style-name="T703">' का अर्थ है ऊपर, और '</text:span><text:span text:style-name="T471">आसीनः</text:span><text:span text:style-name="T703"> ' का अर्थ है बैठा-हुआ। अतः, </text:span><text:span text:style-name="T471">उदासीनः</text:span><text:span text:style-name="T703"> का अर्थ है वह जो उच्चतर जागरूकता में स्थापित है</text:span><text:span text:style-name="T703"><text:note text:id="ftn17" text:note-class="footnote"><text:note-citation>17</text:note-citation><text:note-body><text:p text:style-name="P139">हम इस पर <text:span text:style-name="T703">१४.२३</text:span> में अधिक विस्तार से विचार करेंगे</text:p></text:note-body></text:note></text:span><text:span text:style-name="T703">। जिस क्षण हम उच्चतर जागरूकता में स्थापित हो जाते हैं, हम प्रकाश में होते हैं, और फिर कोई अंधकार नहीं होता। आत्मा के प्रति जागरूक </text:span><text:soft-page-break/><text:span text:style-name="T703">होने पर, संसार के सारे संघर्ष और शोर-शराबे हमारी जागरूकता से गायब हो जाते हैं, जैसे अंधेरा प्रकाश में गायब हो जाता है। ऐसा व्यक्ति </text:span><text:span text:style-name="T452">उदासीनः</text:span><text:span text:style-name="T703"> कहलाता है।</text:span></text:p>
      <text:p text:style-name="P112"/>
      <text:p text:style-name="P115">परंतु यह भी सत्य है कि <text:span text:style-name="T463">साधना</text:span> के दौरान साधक में आध्यात्मिक उदासीनता की एक अवस्था उत्पन्न होती है। संसार की समस्त गतिविधियां<text:span text:style-name="T703">, </text:span>जिससे सा<text:span text:style-name="T703">ंसारिक लोग अत्यधिक चिंतित रहते हैं, साधक उनके</text:span> प्रति पूर्णतया उदासीन हो जाता है<text:span text:style-name="T703">। ऐसों के लिए उपदेश है</text:span><text:span text:style-name="T703"><text:note text:id="ftn18" text:note-class="footnote"><text:note-citation>18</text:note-citation><text:note-body><text:p text:style-name="P139"><text:span text:style-name="T428">न कञ्चित् पक्षं समाश्रयेत्।<text:tab/><text:tab/></text:span>श्री.भा.१<text:span text:style-name="T703">१.१८.३०</text:span></text:p></text:note-body></text:note></text:span><text:span text:style-name="T70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5"/>
      <text:p text:style-name="P115">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703">और यदि उसे वहाँ रहना ही पड़े, तो घटनाओं में न उलझ कर, उदासीन रहना चाहिए।</text:span></text:p>
      <text:p text:style-name="P115"/>
      <text:h text:style-name="Subsection_20_within_20_shloka" text:outline-level="4">आध्यात्मिक जीवन में पतन</text:h>
      <text:p text:style-name="P115">एक आश्रम में कई ब्रह्मचारी निवास करते थे। एक दिन दो ब्रह्मचारी क्रिकेट विश्व-कप का मैच देख रहे थे। मैच में कौ<text:span text:style-name="T703">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5"/>
      <text:h text:style-name="Subsection_20_within_20_shloka" text:outline-level="4">“अपने काम से काम रखो”</text:h>
      <text:p text:style-name="P116">साधक का ध्यान केवल साधना और आध्यात्मिक अभ्यास पर होना चाहिए। कभी कभी, ज्ञानी महात्मा भी यह अवस्था साधक के लिए दर्शाते हैं। रमण महर्षि के कई भक्तों ने<text:span text:style-name="T70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7">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7">जब तक यह उदासी<text:span text:style-name="T70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63">व्यथा </text:span>कहते हैं। <text:span text:style-name="T705">ऐसी अवस्था में </text:span><text:span text:style-name="T472">जगन्मिथ्या</text:span><text:span text:style-name="T70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53">गतव्यथः</text:span><text:span text:style-name="T705"> है। </text:span><text:span text:style-name="T433">जब उनकी इच्छा के </text:span><text:soft-page-break/><text:span text:style-name="T433">बिना घास का एक तिनका भी नहीं हिलता, तो व्यर्थ हम क्यों चिंता करें? सदा उनका ध्यान करो</text:span><text:span text:style-name="T705">। भगवान के सच्चे प्रेमी का यही मानना है।</text:span></text:p>
      <text:p text:style-name="P124"/>
      <text:p text:style-name="P117"><text:span text:style-name="T441">सर्वारम्भ-</text:span><text:span text:style-name="T453">परित्यागी</text:span><text:span text:style-name="T705">—जो कोई नया काम शुरू नहीं करता। बुद्धिमान साधक शांत रहता है। जो कुछ भी उसके कर्म की धारा में आता है, वह उस कार्य को स्वीकार करके, उसे श्रद्धा</text:span><text:span text:style-name="T706">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5"/>
      <text:p text:style-name="P118">भक्त सदा सहज ध्या<text:span text:style-name="T70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54">करणम् कारणम् कर्ता विकर्ता </text:span><text:span text:style-name="T706">।"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73">गुहः</text:span><text:span text:style-name="T706">।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8">श्रीकृष्ण कहते है, "ऐसा भक्त मुझे प्रिय है।"</text:p>
      <text:h text:style-name="Shloka_20_number_20_heading" text:outline-level="3"><text:span text:style-name="T598">१२</text:span><text:span text:style-name="T602">.</text:span><text:span text:style-name="T598">१७</text:span></text:h>
      <text:p text:style-name="P11">यो न हृष्यति न द्वेष्टि न शोचति न काङ्क्षति ।</text:p>
      <text:p text:style-name="P11">शुभाशुभपरित्यागी भक्तिमान्यः स मे प्रियः ॥</text:p>
      <text:p text:style-name="P126"/>
      <text:p text:style-name="P14"><text:span text:style-name="T560">जिसे न तो उत्तेजना है न द्वेष</text:span><text:span text:style-name="T581">, </text:span><text:span text:style-name="T560">जो न शोक मनाता है न कोई आकांक्षा रखता है </text:span><text:span text:style-name="T581">; </text:span><text:span text:style-name="T560">जिसने शुभ और अशुभ जैसी सोच का परित्याग कर दिया है</text:span><text:span text:style-name="T581">, </text:span><text:span text:style-name="T560">ऐसा भक्तिमान मुझे प्रिय है ।</text:span></text:p>
      <text:p text:style-name="P126"/>
      <text:p text:style-name="P125"><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26"/>
      <text:p text:style-name="P125"><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26"/>
      <text:p text:style-name="P125"><text:soft-page-break/><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26"/>
      <text:p text:style-name="P125"><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26"/>
      <text:p text:style-name="P50"><text:span text:style-name="T507">एक यथार्थ भक्त </text:span><text:span text:style-name="T571">- </text:span><text:span text:style-name="T507">जो अपने प्रगाढ़ प्रेम को प्रभु की ओर करना जानता है </text:span><text:span text:style-name="T571">- </text:span><text:span text:style-name="T507">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6"/>
      <text:p text:style-name="P125"><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598">१२</text:span><text:span text:style-name="T602">.</text:span><text:span text:style-name="T598">१८ </text:span><text:span text:style-name="T602">- </text:span><text:span text:style-name="T598">१९</text:span></text:h>
      <text:p text:style-name="P11">समः शत्रौ च मित्रे च तथा मानापमानयोः ।</text:p>
      <text:p text:style-name="P14"><text:span text:style-name="T554">शीतोष्णसुखदुःखेषु समः सङ्गविवर्जित</text:span><text:span text:style-name="T580">: </text:span><text:span text:style-name="T554">॥</text:span></text:p>
      <text:p text:style-name="P11">तुल्यनिन्दास्तुर्तिमौनी सन्तुष्टो येन केनचित् ।</text:p>
      <text:p text:style-name="P11">अनिकेतः स्थिरमतिर्भक्तिमान्मे प्रियो नरः ॥</text:p>
      <text:p text:style-name="P126"/>
      <text:p text:style-name="P14"><text:span text:style-name="T507">जो शत्रु तथा मित्र के प्रति समभाव रखता हो</text:span><text:span text:style-name="T571">, </text:span><text:span text:style-name="T507">मान अथवा अपमान  मे</text:span><text:span text:style-name="T571">, </text:span><text:span text:style-name="T507">सर्दी अथवा गर्मी मे</text:span><text:span text:style-name="T571">, </text:span><text:span text:style-name="T507">सुख अथवा दुःख मे जो समभाव रखता हो</text:span><text:span text:style-name="T571">; </text:span><text:span text:style-name="T507">जो किसी प्रकार के लगाव से मुक्त हो</text:span><text:span text:style-name="T571">, </text:span><text:span text:style-name="T507">जिसने मौन धारण किया हो </text:span><text:span text:style-name="T571">, </text:span><text:span text:style-name="T507">जो सभी अवस्था मे संतुष्ट हो</text:span><text:span text:style-name="T571">, </text:span><text:span text:style-name="T507">जिसका कोई निश्चित घर न हो </text:span><text:span text:style-name="T571">, </text:span><text:span text:style-name="T507">जिसका मन शांत और स्थिर हो</text:span><text:span text:style-name="T571">, </text:span><text:span text:style-name="T507">ऐसा भक्ति से पूर्ण व्यक्ति मुझे प्रिय है।</text:span></text:p>
      <text:p text:style-name="P126"/>
      <text:p text:style-name="P50"><text:span text:style-name="T507">पिछले कुछ पद्यों मे हमने भक्त के कई सद्‌गुणो का वर्णन किया है । वह शुद्ध तथा निर्दोष है । किसी को उसके प्रति विद्वेष कैसे हो सकता है</text:span><text:span text:style-name="T571">? </text:span><text:span text:style-name="T507">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71">, </text:span><text:span text:style-name="T507">न ही उनकी नाकारात्मक बातों का प्रत्युत्तर देता है । उसके भीतर की शांति अडिग है ।</text:span></text:p>
      <text:p text:style-name="P125"><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26"/>
      <text:h text:style-name="Subsection_20_within_20_shloka" text:outline-level="4">न मित्र न शत्रु</text:h>
      <text:p text:style-name="P125"><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text:span><text:soft-page-break/><text:span text:style-name="T178">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26"/>
      <text:p text:style-name="P50"><text:span text:style-name="T507">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71">, </text:span><text:span text:style-name="T507">अर्जुन के सारथी बन गए </text:span><text:span text:style-name="T571">- </text:span><text:span text:style-name="T507">एक ओर राजा</text:span><text:span text:style-name="T571">, </text:span><text:span text:style-name="T507">और दूसरी ओर उनकी सेना </text:span><text:span text:style-name="T571">, </text:span><text:span text:style-name="T507">जो उनके विरुद्ध लड़ रही थी। श्रीकृष्ण ने अर्जुन के माध्यम से अपने ही सेना का विनाश सुनिश्चित किया । यहाँ हम देखते हैं कि श्रीकृष्ण के न तो शत्रु हैं </text:span><text:span text:style-name="T571">, </text:span><text:span text:style-name="T507">और न ही मित्र । परन्तु साधक के लिए ऐसा नही है। ईश्वर के लिए </text:span><text:span text:style-name="T571">, </text:span><text:span text:style-name="T507">विनाश सृष्टि का दूसरा पहलू है </text:span><text:span text:style-name="T571">- </text:span><text:span text:style-name="T507">यह पुनः सृजन उनके लिए मनोरंजन की भांति है ।</text:span></text:p>
      <text:p text:style-name="P126"/>
      <text:p text:style-name="P125"><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3"/>
      <text:h text:style-name="Subsection_20_within_20_shloka" text:outline-level="4">ऋषि की साम्यावस्था</text:h>
      <text:p text:style-name="P50"><text:span text:style-name="T507">मान और अपमान हर किसी के जीवन मे संभव है। जिसे कीर्ति से लगाव है</text:span><text:span text:style-name="T571">, </text:span><text:span text:style-name="T507">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71">, </text:span><text:span text:style-name="T507">तब उन्होने उसे पढा </text:span><text:span text:style-name="T571">, </text:span><text:span text:style-name="T507">और पर्चे मे वर्तनी </text:span><text:span text:style-name="T571">(</text:span><text:span text:style-name="T507">स्पेलिंग</text:span><text:span text:style-name="T571">) </text:span><text:span text:style-name="T507">की गलतियाँ सुधारने लगे । उन्होने अकस्माक ही टिप्पणी की </text:span><text:span text:style-name="T571">"</text:span><text:span text:style-name="T507">इसे तो मेरी कुछ ही त्रुटियों का ज्ञान है । अगर यहाँ आता तो हम और भी कई किस्से सुना देते । उन्हे भी छाप लेता । </text:span><text:span text:style-name="T571">" </text:span><text:span text:style-name="T507">यह एक उल्लेखनीय कथन है। नाम और मान की चिंता न होने पर</text:span><text:span text:style-name="T571">, </text:span><text:span text:style-name="T507">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71">, </text:span><text:span text:style-name="T507">हमें उसके पार जाना होगा।</text:span></text:p>
      <text:p text:style-name="P126"/>
      <text:p text:style-name="P50"><text:span text:style-name="T507">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71">, </text:span><text:span text:style-name="T507">अपमानित </text:span><text:span text:style-name="T571">, </text:span><text:span text:style-name="T507">उल्लासित  या उदास होता है </text:span><text:span text:style-name="T571">- </text:span><text:span text:style-name="T507">न कि आत्मा । आदर का स्वागत करना और तिरस्कार पर द्वेष होना ही मनुष्य के अहंकार का स्वभाव है। मान तथा अपमान</text:span><text:span text:style-name="T571">, </text:span><text:span text:style-name="T507">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6"/>
      <text:p text:style-name="P125"><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6"/>
      <text:p text:style-name="P125"><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5"><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5"><text:soft-page-break/><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26"/>
      <text:h text:style-name="Subsection_20_within_20_shloka" text:outline-level="4">आनंदित बाह्मण</text:h>
      <text:p text:style-name="P125"><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3"/>
      <text:h text:style-name="Subsection_20_within_20_shloka" text:outline-level="4">मुक्ताबाई का संत ज्ञानेश्वर को उपदेश</text:h>
      <text:p text:style-name="P125"><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26"/>
      <text:p text:style-name="P125"><text:span text:style-name="T7">प्रथम अभंग मे वे गतीं हैं </text:span><text:span text:style-name="T225">-</text:span></text:p>
      <text:p text:style-name="P65"/>
      <text:p text:style-name="P104">संत जेणें व्हावें । जग बोलणे साहावें ॥</text:p>
      <text:p text:style-name="P104">तरीच अंगी थोरपण। जया नाही अभिमान ॥</text:p>
      <text:p text:style-name="P104">थोरपण जेथे वसें । तेथे भूतदया असें ॥</text:p>
      <text:p text:style-name="P104">रागें भरावे कवणाशी। आपण ब्रम्ह सर्वेदेशी ॥</text:p>
      <text:p text:style-name="P104">ऐशी समदृष्टी करा। ताटी उघडा ज्ञानेश्वरा ॥</text:p>
      <text:p text:style-name="P126"/>
      <text:p text:style-name="P107"><text:span text:style-name="T560">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581">, </text:span><text:span text:style-name="T560">तो आप किसी की बातों से कैसे प्रभावित हो सकते हैं</text:span><text:span text:style-name="T581">? </text:span><text:span text:style-name="T560">इस दिव्य दृष्टि</text:span><text:span text:style-name="T581">, </text:span><text:span text:style-name="T560">इसी समदृष्टि के साथ रहें</text:span><text:span text:style-name="T581">, </text:span><text:span text:style-name="T560">और द्वार खोलें</text:span><text:span text:style-name="T581">, </text:span><text:span text:style-name="T560">ज्ञानेश्वर</text:span><text:span text:style-name="T581">!</text:span></text:p>
      <text:p text:style-name="P126"/>
      <text:p text:style-name="P104">ब्रह्म जैसें तैशा परी।आम्हा वडील भूतें सारी ॥</text:p>
      <text:p text:style-name="P107"><text:span text:style-name="T554">हात आपुला आपणा लागे </text:span><text:span text:style-name="T580">| </text:span><text:span text:style-name="T554">त्याचा करू नये खेद ॥</text:span></text:p>
      <text:p text:style-name="P107"><text:span text:style-name="T554">जीभ दातांनी चाविली </text:span><text:span text:style-name="T580">| </text:span><text:span text:style-name="T554">कोणे बत्तीशी पाडिली ॥</text:span></text:p>
      <text:p text:style-name="P104">थोडें दुखावलें मन । पुढें उदंड साहाणें ॥</text:p>
      <text:p text:style-name="P108"><text:span text:style-name="T554">चणे खावे लोखंडाचे </text:span><text:span text:style-name="T580">| </text:span><text:span text:style-name="T554">मग ब्रह्मपदी नाचे ॥</text:span></text:p>
      <text:p text:style-name="P105">मन मारुनि मथन करा। ताटी उघडा ज्ञानेश्वरा ॥</text:p>
      <text:p text:style-name="P126"/>
      <text:p text:style-name="P125"><text:soft-page-break/><text:span text:style-name="T414">परमात्मा अपने अपरिवर्तित रूप में चारों ओर से सभी जीवों में व्याप्त है। क्या किसी को क्रोध आता है अगर कोई अकस्मात ही स्वयं को चोट पहुँचाता है</text:span><text:span text:style-name="T418">? </text:span><text:span text:style-name="T414">जब गलती से जीभ कट जाती है तो क्या गुस्से में सारे दांत तोड़ देते हैं</text:span><text:span text:style-name="T418">? </text:span><text:span text:style-name="T414">मन चिंता करने की आदत डाल ले</text:span><text:span text:style-name="T418">, </text:span><text:span text:style-name="T414">क्योंकि अभी तो बहुत से कष्टों का सामना करना है। जो लोहे के चने खाने और पचाने के लिए तत्पर है</text:span><text:span text:style-name="T418">, </text:span><text:span text:style-name="T414">वह परमानंद में नृत्य कर सकता है। इस प्रकार विचार करके सत्य का मंथन करें और द्वार खोलें </text:span><text:span text:style-name="T416">ज्ञानेश्वर</text:span><text:span text:style-name="T420">!</text:span></text:p>
      <text:p text:style-name="P126"/>
      <text:p text:style-name="P125"><text:span text:style-name="T414">मुक्ता नामक ये बच्ची</text:span><text:span text:style-name="T418">, </text:span><text:span text:style-name="T414">एक जीवनमुक्त महात्मा घोषणा करती है </text:span><text:span text:style-name="T418">" </text:span><text:span text:style-name="T414">संसार पीड़ा देगा</text:span><text:span text:style-name="T418">, </text:span><text:span text:style-name="T414">परंतु आप पीड़ित न हों। संसार के दुःखी करने की चेष्टाओं से प्रभावित न हों। </text:span><text:span text:style-name="T415">लोहे के चने चबाकर पचाने के लिए उद्यत हों और आनंद मे नाचो</text:span><text:span text:style-name="T419">!</text:span><text:span text:style-name="T417"> </text:span><text:span text:style-name="T414">इस अंतिम कथन पर ध्यान दें। कदाचित किसी और व्यक्ति ने एसा कथन नही कहा होगा। </text:span></text:p>
      <text:p text:style-name="P126"/>
      <text:p text:style-name="P125"><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26"/>
      <text:p text:style-name="P50"><text:span text:style-name="T507">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71">, </text:span><text:span text:style-name="T507">उत्तेजना और अवसाद</text:span><text:span text:style-name="T571">, </text:span><text:span text:style-name="T507">उससे संबंधित नहीं हैं। वह जानता है कि वो यह बुद्धि नही है </text:span><text:span text:style-name="T571">- </text:span><text:span text:style-name="T507">अतः वो ज्ञान और अज्ञान से भी परे है। उसे ज्ञान है कि वह इन सब का आश्रय</text:span><text:span text:style-name="T571">, </text:span><text:span text:style-name="T507">आत्मा है </text:span><text:span text:style-name="T571">- </text:span><text:span text:style-name="T507">जिस में सर्वदा पूर्ण संतोष है।</text:span></text:p>
      <text:p text:style-name="P126"/>
      <text:p text:style-name="P125"><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26"/>
      <text:p text:style-name="P50"><text:span text:style-name="T507">श्रीमद्भागवत में प्रबुद्ध महात्मा की स्थिति के बारे मे कहा गया है </text:span><text:span text:style-name="T571">- </text:span><text:span text:style-name="T507">आत्म स्वरूप मे रमता हुआ मुनि</text:span><text:span text:style-name="T571">, </text:span><text:span text:style-name="T507">पूर्णतः स्वतंत्र रूप से विश्व मे विचरण करता है।</text:span></text:p>
      <text:p text:style-name="P126"/>
      <text:p text:style-name="P107"><text:span text:style-name="T554">न स्तुवीत न निन्देत कुर्वत</text:span><text:span text:style-name="T580">: </text:span><text:span text:style-name="T554">साध्वसाधु वा ।</text:span></text:p>
      <text:p text:style-name="P125"><text:span text:style-name="T415">वदतो गुणदोषाभ्यां वर्जित</text:span><text:span text:style-name="T419">: </text:span><text:span text:style-name="T415">समद‍ृङ्‍मुनि</text:span><text:span text:style-name="T419">: </text:span><text:span text:style-name="T415">॥ </text:span><text:span text:style-name="T414">श्री</text:span><text:span text:style-name="T419">. </text:span><text:span text:style-name="T414">भा ११</text:span><text:span text:style-name="T418">.</text:span><text:span text:style-name="T414">११</text:span><text:span text:style-name="T418">.</text:span><text:span text:style-name="T414">१६</text:span></text:p>
      <text:p text:style-name="P126"/>
      <text:p text:style-name="P106">लोग चाहे पुण्यात्मा हों अथवा पापी</text:p>
      <text:p text:style-name="P106">वे चाहे सदाचार करें अथवा दुराचार</text:p>
      <text:p text:style-name="P106">न भला बोलो न बुरा</text:p>
      <text:p text:style-name="P106">अच्छे और बुरे से मुक्त रहो</text:p>
      <text:p text:style-name="P106">सभी में अद्वितीय आत्मा को देखो</text:p>
      <text:p text:style-name="P107"><text:span text:style-name="T560">तुम घूमो</text:span><text:span text:style-name="T581">, </text:span><text:span text:style-name="T560">जैसे शांत मुनि</text:span></text:p>
      <text:p text:style-name="P126"/>
      <text:p text:style-name="P125"><text:soft-page-break/><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26"/>
      <text:p text:style-name="P125"><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26"/>
      <text:p text:style-name="P125"><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26"/>
      <text:p text:style-name="P125"><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26"/>
      <text:p text:style-name="P50"><text:span text:style-name="T507">उसके स्थिरमति का स्रोत क्या है</text:span><text:span text:style-name="T571">? </text:span><text:span text:style-name="T507">वह भक्तिमान है। इश्वर पर उसकी श्रद्धा भक्ति ही उसकी शक्ति का रहस्य है। प्रह्लाद कहते हैं </text:span><text:span text:style-name="T571">"</text:span><text:span text:style-name="T507">बलं मे वैकुठ</text:span><text:span text:style-name="T571">: - </text:span><text:span text:style-name="T507">मेरा बल स्वयं ईश्वर हैं</text:span><text:span text:style-name="T571">" (</text:span><text:span text:style-name="T507">नारा</text:span><text:span text:style-name="T571">. </text:span><text:span text:style-name="T507">२४</text:span><text:span text:style-name="T571">.</text:span><text:span text:style-name="T507">९</text:span><text:span text:style-name="T571">) </text:span><text:span text:style-name="T507">।  भक्त जिसकी शरण मे है</text:span><text:span text:style-name="T571">, </text:span><text:span text:style-name="T507">वही संधारण करता है । भक्त इस बात को जानता है </text:span><text:span text:style-name="T571">- </text:span><text:span text:style-name="T507">योगक्षेमं वहाम्यहं </text:span><text:span text:style-name="T571">( </text:span><text:span text:style-name="T507">भ</text:span><text:span text:style-name="T571">. </text:span><text:span text:style-name="T507">गी</text:span><text:span text:style-name="T571">. </text:span><text:span text:style-name="T507">९</text:span><text:span text:style-name="T571">.</text:span><text:span text:style-name="T507">२२</text:span><text:span text:style-name="T571">) </text:span><text:span text:style-name="T507">। यदि भोजन की आवश्यकता हो</text:span><text:span text:style-name="T571">, </text:span><text:span text:style-name="T507">तो वे भोजन प्रदान करेंगे। यदि जल चाहिए</text:span><text:span text:style-name="T571">, </text:span><text:span text:style-name="T507">तो वे जल प्रदान करेंगे। वे ही शरीर के अधिपति हैं। इस ज्ञान के साथ साधु स्वतंत्र होकर आत्मा मे ही रमता है। </text:span></text:p>
      <text:p text:style-name="P126"/>
      <text:p text:style-name="P50"><text:span text:style-name="T507">इन सब गुणों को सूचिबद्ध करने के पश्चात भगवान कहते हैं</text:span><text:span text:style-name="T571">, "</text:span><text:span text:style-name="T507">भक्तिमान मे प्रियो नरः </text:span><text:span text:style-name="T571">- </text:span><text:span text:style-name="T507">यह दिव्य प्रेमी मुझे प्रिय है” । कबीर एक दोहे में कहते हैं </text:span><text:span text:style-name="T571">"</text:span><text:span text:style-name="T507">पाछे लागा हरी फिरे</text:span><text:span text:style-name="T571">, </text:span><text:span text:style-name="T507">कहत कबीर</text:span><text:span text:style-name="T571">, </text:span><text:span text:style-name="T507">कबीर</text:span><text:span text:style-name="T571">" </text:span><text:span text:style-name="T507">। जी हाँ</text:span><text:span text:style-name="T571">, </text:span><text:span text:style-name="T507">यह ईश्वर का स्वभाव है। वे भक्त के प्रेम के प्यासे हैं। किसी भक्त ने गीत लिखा है</text:span><text:span text:style-name="T571">- </text:span><text:span text:style-name="T507">भगवान प्रेम के जाल से पकड़े जाते हैं। स्वामी विवेकानंद का एक गीत </text:span><text:span text:style-name="T571">(The Song of the Sannyasin) </text:span><text:span text:style-name="T507">यहाँ अति महत्वपूर्ण है।</text:span></text:p>
      <text:p text:style-name="P126"/>
      <text:p text:style-name="P49">कोई घर न हो तेरा</text:p>
      <text:p text:style-name="P50"><text:span text:style-name="T605">घर कैसा जो तुझे पकड़ सके</text:span><text:span text:style-name="T606">?</text:span></text:p>
      <text:p text:style-name="P50"><text:span text:style-name="T605">आकाश तेरा छत</text:span><text:span text:style-name="T606">, </text:span><text:span text:style-name="T605">घास तेरा बिस्तर</text:span><text:span text:style-name="T606">;</text:span></text:p>
      <text:p text:style-name="P50"><text:span text:style-name="T605">और आहार जो संयोग ले आए</text:span><text:span text:style-name="T606">;</text:span></text:p>
      <text:p text:style-name="P50"><text:span text:style-name="T605">भले अच्छा पका हुआ या नही</text:span><text:span text:style-name="T606">, </text:span><text:span text:style-name="T605">निर्विचार</text:span></text:p>
      <text:p text:style-name="P49">कोई भोजन या पेय आत्मा को कर पाता न दूषित</text:p>
      <text:p text:style-name="P49">जो स्वयं ही जाने स्वयं को</text:p>
      <text:p text:style-name="P49">बहती नदी की भांति सर्वदा स्वतंत्र तुम</text:p>
      <text:p text:style-name="P50"><text:span text:style-name="T605">निर्भीक सन्यासी</text:span><text:span text:style-name="T606">! </text:span><text:span text:style-name="T605">बोल </text:span><text:span text:style-name="T606">- '</text:span><text:span text:style-name="T605">ॐ तत्सत् ॐ</text:span><text:span text:style-name="T606">'</text:span></text:p>
      <text:p text:style-name="P126"/>
      <text:p text:style-name="P125"><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oft-page-break/><text:span text:style-name="T598">१२</text:span><text:span text:style-name="T602">.</text:span><text:span text:style-name="T598">२०</text:span></text:h>
      <text:p text:style-name="P11">ये तु धर्म्यामृतमिदं यथोक्तं पर्युपासते</text:p>
      <text:p text:style-name="P11">श्रद्दधाना मत्परमा भक्तास्तेतीव मे प्रियाः ॥</text:p>
      <text:p text:style-name="P126"/>
      <text:p text:style-name="P14"><text:span text:style-name="T507">तथा</text:span><text:span text:style-name="T571">, </text:span><text:span text:style-name="T507">वे</text:span><text:span text:style-name="T571">, </text:span><text:span text:style-name="T507">जो श्रद्धा से परिपूर्ण मुझे ही अपना सर्वोच्च लक्ष्य जानकर</text:span><text:span text:style-name="T571">, </text:span><text:span text:style-name="T507">इस बतलाए हुए मार्ग पर चलते हैं</text:span><text:span text:style-name="T571">, </text:span><text:span text:style-name="T507">वे मुझे अति प्रिय हैं।</text:span></text:p>
      <text:p text:style-name="P126"/>
      <text:p text:style-name="P125"><text:span text:style-name="T7">यहाँ</text:span><text:span text:style-name="T225">, </text:span><text:span text:style-name="T7">भगवान ने</text:span><text:span text:style-name="T413"> </text:span><text:span text:style-name="T415">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26"/>
      <text:p text:style-name="P125"><text:span text:style-name="T7">जो इस धर्म रूपी अमृत </text:span><text:span text:style-name="T225">-</text:span><text:span text:style-name="T417"> </text:span><text:span text:style-name="T415">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5"><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5"><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0"><text:span text:style-name="T507">यहाँ भगवान कह रहे हैं </text:span><text:span text:style-name="T571">"</text:span><text:span text:style-name="T507">हे अर्जुन</text:span><text:span text:style-name="T571">, </text:span><text:span text:style-name="T507">तुम मेरे प्रिय हो। तुम्हे मुक्ति प्राप्त होगी ।</text:span><text:span text:style-name="T571">" </text:span><text:span text:style-name="T507">यह भगवान की प्रतिज्ञा है। श्रीमद् भगवद्गीता ९</text:span><text:span text:style-name="T571">. </text:span><text:span text:style-name="T507">३१</text:span><text:span text:style-name="T571">. </text:span><text:span text:style-name="T507">मे भगवान कहते हैं </text:span><text:span text:style-name="T571">"</text:span><text:span text:style-name="T507">न मे भक्तः प्रणश्यति मेरे भक्त का नाश कभी नही होता।</text:span><text:span text:style-name="T571">" </text:span></text:p>
      <text:p text:style-name="P50"><text:span text:style-name="T507">यहाँ श्रद्दधाना</text:span><text:span text:style-name="T571">: </text:span><text:span text:style-name="T507">शब्द का प्रयोग किया गया है। अध्यात्मिक जीवन मे श्रद्धा अति महत्वपूर्ण कारक है। अतः यहाँ श्रद्धा भक्ति मार्ग से जुड़ा हुआ है। श्रद्धा</text:span><text:span text:style-name="T571">, </text:span><text:span text:style-name="T507">भक्ति</text:span><text:span text:style-name="T571">, </text:span><text:span text:style-name="T507">तथा ध्यानयोग तीन ऐसे कारक हैं जो व्यक्ति को अध्यात्मिक जीवन में स्थिर बनाते हैं। </text:span></text:p>
      <text:p text:style-name="P125"><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0"><text:span text:style-name="T507">भक्तियोग </text:span><text:span text:style-name="T571">- </text:span><text:span text:style-name="T507">श्रीमद्भगवद्गीता के सबसे मधुर अध्यायो में से एक</text:span><text:span text:style-name="T571">, </text:span><text:span text:style-name="T507">यहाँ समाप्त होता है। भगवान कहते हैं कि जो भक्त इस अध्याय का बार</text:span><text:span text:style-name="T571">-</text:span><text:span text:style-name="T507">बार ध्यान करते हैं और इसे आत्मसात करते हैं</text:span><text:span text:style-name="T571">, </text:span><text:span text:style-name="T507">वे मेरे लिए अति प्रिय हैं। जैसे भगवान ने श्रीमद्भागवत् में कहा</text:span><text:span text:style-name="T571">- "</text:span><text:span text:style-name="T507">मैं उसकी रक्षा करूंगा। उसकी जो भी कठिनाई होगी</text:span><text:span text:style-name="T571">, </text:span><text:span text:style-name="T507">मैं उसका समाधान करूंगा। मैं सदैव उसके साथ रहूंगा</text:span><text:span text:style-name="T571">, </text:span><text:span text:style-name="T507">और वह जब चाहे मेरा दर्शन कर सकता है।” भगवान ने राजा महाबली को यह वचन दिया था। ऐसा वचन केवल एक निर्दोष बाल</text:span><text:span text:style-name="T571">-</text:span><text:span text:style-name="T507">सुलभ भक्त को दिया जाता है। संपूर्ण आध्यात्मिक तपस का ध्येय मुख्यतः एक बच्चे की भांति सरलता और पवित्रता प्राप्त करना है। भगवान हमारे पिता है</text:span><text:span text:style-name="T571">, </text:span><text:span text:style-name="T507">हमारी माता है</text:span><text:span text:style-name="T571">, </text:span><text:span text:style-name="T507">हमारे स्वामी तथा गुरु हैं। वे ही इस जीवन की एकमात्र निधि हैं।</text:span></text:p>
      <text:p text:style-name="P126"/>
      <text:p text:style-name="P19"><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6"/>
      <text:p text:style-name="P38">ॐ तत् सत् </text:p>
      <text:p text:style-name="P127"><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8T11:49:09.639242010</dc:date>
    <meta:editing-duration>P4DT20H51M35S</meta:editing-duration>
    <meta:editing-cycles>2432</meta:editing-cycles>
    <meta:generator>LibreOffice/7.3.7.2$Linux_X86_64 LibreOffice_project/30$Build-2</meta:generator>
    <meta:document-statistic meta:table-count="0" meta:image-count="0" meta:object-count="0" meta:page-count="42" meta:paragraph-count="521" meta:word-count="28082" meta:character-count="93310" meta:non-whitespace-character-count="65686"/>
  </office:meta>
</office:document-meta>
</file>